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cd4d1" style:text-align-source="fix" style:repeat-content="false" fo:border="0.74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00599d" style:text-align-source="fix" style:repeat-content="false" fo:border="0.74pt solid #000000"/>
      <style:paragraph-properties fo:text-align="center" fo:margin-left="0mm"/>
      <style:text-properties fo:color="#ffffff"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6" table:default-cell-style-name="ce1"/>
        <table:table-column table:style-name="co1" table:number-columns-repeated="14" table:default-cell-style-name="Default"/>
        <table:table-column table:style-name="co2" table:default-cell-style-name="Default"/>
        <table:table-row table:style-name="ro1">
          <table:table-cell table:formula="of:=CHAR(IF(ROW( [.A1])+COLUMN([.A1])+95&gt;122;ROW( [.A1])+COLUMN([.A1])+69;ROW( [.A1])+COLUMN([.A1])+95))" office:value-type="string" office:string-value="a" calcext:value-type="string">
            <text:p>a</text:p>
          </table:table-cell>
          <table:table-cell table:formula="of:=CHAR(IF(ROW( [.B1])+COLUMN([.B1])+95&gt;122;ROW( [.B1])+COLUMN([.B1])+69;ROW( [.B1])+COLUMN([.B1])+95))" office:value-type="string" office:string-value="b" calcext:value-type="string">
            <text:p>b</text:p>
          </table:table-cell>
          <table:table-cell table:formula="of:=CHAR(IF(ROW( [.C1])+COLUMN([.C1])+95&gt;122;ROW( [.C1])+COLUMN([.C1])+69;ROW( [.C1])+COLUMN([.C1])+95))" office:value-type="string" office:string-value="c" calcext:value-type="string">
            <text:p>c</text:p>
          </table:table-cell>
          <table:table-cell table:formula="of:=CHAR(IF(ROW( [.D1])+COLUMN([.D1])+95&gt;122;ROW( [.D1])+COLUMN([.D1])+69;ROW( [.D1])+COLUMN([.D1])+95))" office:value-type="string" office:string-value="d" calcext:value-type="string">
            <text:p>d</text:p>
          </table:table-cell>
          <table:table-cell table:formula="of:=CHAR(IF(ROW( [.E1])+COLUMN([.E1])+95&gt;122;ROW( [.E1])+COLUMN([.E1])+69;ROW( [.E1])+COLUMN([.E1])+95))" office:value-type="string" office:string-value="e" calcext:value-type="string">
            <text:p>e</text:p>
          </table:table-cell>
          <table:table-cell table:formula="of:=CHAR(IF(ROW( [.F1])+COLUMN([.F1])+95&gt;122;ROW( [.F1])+COLUMN([.F1])+69;ROW( [.F1])+COLUMN([.F1])+95))" office:value-type="string" office:string-value="f" calcext:value-type="string">
            <text:p>f</text:p>
          </table:table-cell>
          <table:table-cell table:formula="of:=CHAR(IF(ROW( [.G1])+COLUMN([.G1])+95&gt;122;ROW( [.G1])+COLUMN([.G1])+69;ROW( [.G1])+COLUMN([.G1])+95))" office:value-type="string" office:string-value="g" calcext:value-type="string">
            <text:p>g</text:p>
          </table:table-cell>
          <table:table-cell table:formula="of:=CHAR(IF(ROW( [.H1])+COLUMN([.H1])+95&gt;122;ROW( [.H1])+COLUMN([.H1])+69;ROW( [.H1])+COLUMN([.H1])+95))" office:value-type="string" office:string-value="h" calcext:value-type="string">
            <text:p>h</text:p>
          </table:table-cell>
          <table:table-cell table:formula="of:=CHAR(IF(ROW( [.I1])+COLUMN([.I1])+95&gt;122;ROW( [.I1])+COLUMN([.I1])+69;ROW( [.I1])+COLUMN([.I1])+95))" office:value-type="string" office:string-value="i" calcext:value-type="string">
            <text:p>i</text:p>
          </table:table-cell>
          <table:table-cell table:formula="of:=CHAR(IF(ROW( [.J1])+COLUMN([.J1])+95&gt;122;ROW( [.J1])+COLUMN([.J1])+69;ROW( [.J1])+COLUMN([.J1])+95))" office:value-type="string" office:string-value="j" calcext:value-type="string">
            <text:p>j</text:p>
          </table:table-cell>
          <table:table-cell table:formula="of:=CHAR(IF(ROW( [.K1])+COLUMN([.K1])+95&gt;122;ROW( [.K1])+COLUMN([.K1])+69;ROW( [.K1])+COLUMN([.K1])+95))" office:value-type="string" office:string-value="k" calcext:value-type="string">
            <text:p>k</text:p>
          </table:table-cell>
          <table:table-cell table:formula="of:=CHAR(IF(ROW( [.L1])+COLUMN([.L1])+95&gt;122;ROW( [.L1])+COLUMN([.L1])+69;ROW( [.L1])+COLUMN([.L1])+95))" office:value-type="string" office:string-value="l" calcext:value-type="string">
            <text:p>l</text:p>
          </table:table-cell>
          <table:table-cell table:formula="of:=CHAR(IF(ROW( [.M1])+COLUMN([.M1])+95&gt;122;ROW( [.M1])+COLUMN([.M1])+69;ROW( [.M1])+COLUMN([.M1])+95))" office:value-type="string" office:string-value="m" calcext:value-type="string">
            <text:p>m</text:p>
          </table:table-cell>
          <table:table-cell table:formula="of:=CHAR(IF(ROW( [.N1])+COLUMN([.N1])+95&gt;122;ROW( [.N1])+COLUMN([.N1])+69;ROW( [.N1])+COLUMN([.N1])+95))" office:value-type="string" office:string-value="n" calcext:value-type="string">
            <text:p>n</text:p>
          </table:table-cell>
          <table:table-cell table:formula="of:=CHAR(IF(ROW( [.O1])+COLUMN([.O1])+95&gt;122;ROW( [.O1])+COLUMN([.O1])+69;ROW( [.O1])+COLUMN([.O1])+95))" office:value-type="string" office:string-value="o" calcext:value-type="string">
            <text:p>o</text:p>
          </table:table-cell>
          <table:table-cell table:formula="of:=CHAR(IF(ROW( [.P1])+COLUMN([.P1])+95&gt;122;ROW( [.P1])+COLUMN([.P1])+69;ROW( [.P1])+COLUMN([.P1])+95))" office:value-type="string" office:string-value="p" calcext:value-type="string">
            <text:p>p</text:p>
          </table:table-cell>
          <table:table-cell table:formula="of:=CHAR(IF(ROW( [.Q1])+COLUMN([.Q1])+95&gt;122;ROW( [.Q1])+COLUMN([.Q1])+69;ROW( [.Q1])+COLUMN([.Q1])+95))" office:value-type="string" office:string-value="q" calcext:value-type="string">
            <text:p>q</text:p>
          </table:table-cell>
          <table:table-cell table:formula="of:=CHAR(IF(ROW( [.R1])+COLUMN([.R1])+95&gt;122;ROW( [.R1])+COLUMN([.R1])+69;ROW( [.R1])+COLUMN([.R1])+95))" office:value-type="string" office:string-value="r" calcext:value-type="string">
            <text:p>r</text:p>
          </table:table-cell>
          <table:table-cell table:formula="of:=CHAR(IF(ROW( [.S1])+COLUMN([.S1])+95&gt;122;ROW( [.S1])+COLUMN([.S1])+69;ROW( [.S1])+COLUMN([.S1])+95))" office:value-type="string" office:string-value="s" calcext:value-type="string">
            <text:p>s</text:p>
          </table:table-cell>
          <table:table-cell table:formula="of:=CHAR(IF(ROW( [.T1])+COLUMN([.T1])+95&gt;122;ROW( [.T1])+COLUMN([.T1])+69;ROW( [.T1])+COLUMN([.T1])+95))" office:value-type="string" office:string-value="t" calcext:value-type="string">
            <text:p>t</text:p>
          </table:table-cell>
          <table:table-cell table:formula="of:=CHAR(IF(ROW( [.U1])+COLUMN([.U1])+95&gt;122;ROW( [.U1])+COLUMN([.U1])+69;ROW( [.U1])+COLUMN([.U1])+95))" office:value-type="string" office:string-value="u" calcext:value-type="string">
            <text:p>u</text:p>
          </table:table-cell>
          <table:table-cell table:formula="of:=CHAR(IF(ROW( [.V1])+COLUMN([.V1])+95&gt;122;ROW( [.V1])+COLUMN([.V1])+69;ROW( [.V1])+COLUMN([.V1])+95))" office:value-type="string" office:string-value="v" calcext:value-type="string">
            <text:p>v</text:p>
          </table:table-cell>
          <table:table-cell table:formula="of:=CHAR(IF(ROW( [.W1])+COLUMN([.W1])+95&gt;122;ROW( [.W1])+COLUMN([.W1])+69;ROW( [.W1])+COLUMN([.W1])+95))" office:value-type="string" office:string-value="w" calcext:value-type="string">
            <text:p>w</text:p>
          </table:table-cell>
          <table:table-cell table:formula="of:=CHAR(IF(ROW( [.X1])+COLUMN([.X1])+95&gt;122;ROW( [.X1])+COLUMN([.X1])+69;ROW( [.X1])+COLUMN([.X1])+95))" office:value-type="string" office:string-value="x" calcext:value-type="string">
            <text:p>x</text:p>
          </table:table-cell>
          <table:table-cell table:formula="of:=CHAR(IF(ROW( [.Y1])+COLUMN([.Y1])+95&gt;122;ROW( [.Y1])+COLUMN([.Y1])+69;ROW( [.Y1])+COLUMN([.Y1])+95))" office:value-type="string" office:string-value="y" calcext:value-type="string">
            <text:p>y</text:p>
          </table:table-cell>
          <table:table-cell table:formula="of:=CHAR(IF(ROW( [.Z1])+COLUMN([.Z1])+95&gt;122;ROW( [.Z1])+COLUMN([.Z1])+69;ROW( [.Z1])+COLUMN([.Z1])+95))" office:value-type="string" office:string-value="z" calcext:value-type="string">
            <text:p>z</text:p>
          </table:table-cell>
          <table:table-cell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SZYFROWANIE WIZJONERA</text:p>
          </table:table-cell>
        </table:table-row>
        <table:table-row table:style-name="ro1">
          <table:table-cell table:formula="of:=CHAR(IF(ROW( [.A2])+COLUMN([.A2])+95&gt;122;ROW( [.A2])+COLUMN([.A2])+69;ROW( [.A2])+COLUMN([.A2])+95))" office:value-type="string" office:string-value="b" calcext:value-type="string">
            <text:p>b</text:p>
          </table:table-cell>
          <table:table-cell table:formula="of:=CHAR(IF(ROW( [.B2])+COLUMN([.B2])+95&gt;122;ROW( [.B2])+COLUMN([.B2])+69;ROW( [.B2])+COLUMN([.B2])+95))" office:value-type="string" office:string-value="c" calcext:value-type="string">
            <text:p>c</text:p>
          </table:table-cell>
          <table:table-cell table:formula="of:=CHAR(IF(ROW( [.C2])+COLUMN([.C2])+95&gt;122;ROW( [.C2])+COLUMN([.C2])+69;ROW( [.C2])+COLUMN([.C2])+95))" office:value-type="string" office:string-value="d" calcext:value-type="string">
            <text:p>d</text:p>
          </table:table-cell>
          <table:table-cell table:formula="of:=CHAR(IF(ROW( [.D2])+COLUMN([.D2])+95&gt;122;ROW( [.D2])+COLUMN([.D2])+69;ROW( [.D2])+COLUMN([.D2])+95))" office:value-type="string" office:string-value="e" calcext:value-type="string">
            <text:p>e</text:p>
          </table:table-cell>
          <table:table-cell table:formula="of:=CHAR(IF(ROW( [.E2])+COLUMN([.E2])+95&gt;122;ROW( [.E2])+COLUMN([.E2])+69;ROW( [.E2])+COLUMN([.E2])+95))" office:value-type="string" office:string-value="f" calcext:value-type="string">
            <text:p>f</text:p>
          </table:table-cell>
          <table:table-cell table:formula="of:=CHAR(IF(ROW( [.F2])+COLUMN([.F2])+95&gt;122;ROW( [.F2])+COLUMN([.F2])+69;ROW( [.F2])+COLUMN([.F2])+95))" office:value-type="string" office:string-value="g" calcext:value-type="string">
            <text:p>g</text:p>
          </table:table-cell>
          <table:table-cell table:formula="of:=CHAR(IF(ROW( [.G2])+COLUMN([.G2])+95&gt;122;ROW( [.G2])+COLUMN([.G2])+69;ROW( [.G2])+COLUMN([.G2])+95))" office:value-type="string" office:string-value="h" calcext:value-type="string">
            <text:p>h</text:p>
          </table:table-cell>
          <table:table-cell table:formula="of:=CHAR(IF(ROW( [.H2])+COLUMN([.H2])+95&gt;122;ROW( [.H2])+COLUMN([.H2])+69;ROW( [.H2])+COLUMN([.H2])+95))" office:value-type="string" office:string-value="i" calcext:value-type="string">
            <text:p>i</text:p>
          </table:table-cell>
          <table:table-cell table:formula="of:=CHAR(IF(ROW( [.I2])+COLUMN([.I2])+95&gt;122;ROW( [.I2])+COLUMN([.I2])+69;ROW( [.I2])+COLUMN([.I2])+95))" office:value-type="string" office:string-value="j" calcext:value-type="string">
            <text:p>j</text:p>
          </table:table-cell>
          <table:table-cell table:formula="of:=CHAR(IF(ROW( [.J2])+COLUMN([.J2])+95&gt;122;ROW( [.J2])+COLUMN([.J2])+69;ROW( [.J2])+COLUMN([.J2])+95))" office:value-type="string" office:string-value="k" calcext:value-type="string">
            <text:p>k</text:p>
          </table:table-cell>
          <table:table-cell table:formula="of:=CHAR(IF(ROW( [.K2])+COLUMN([.K2])+95&gt;122;ROW( [.K2])+COLUMN([.K2])+69;ROW( [.K2])+COLUMN([.K2])+95))" office:value-type="string" office:string-value="l" calcext:value-type="string">
            <text:p>l</text:p>
          </table:table-cell>
          <table:table-cell table:formula="of:=CHAR(IF(ROW( [.L2])+COLUMN([.L2])+95&gt;122;ROW( [.L2])+COLUMN([.L2])+69;ROW( [.L2])+COLUMN([.L2])+95))" office:value-type="string" office:string-value="m" calcext:value-type="string">
            <text:p>m</text:p>
          </table:table-cell>
          <table:table-cell table:formula="of:=CHAR(IF(ROW( [.M2])+COLUMN([.M2])+95&gt;122;ROW( [.M2])+COLUMN([.M2])+69;ROW( [.M2])+COLUMN([.M2])+95))" office:value-type="string" office:string-value="n" calcext:value-type="string">
            <text:p>n</text:p>
          </table:table-cell>
          <table:table-cell table:formula="of:=CHAR(IF(ROW( [.N2])+COLUMN([.N2])+95&gt;122;ROW( [.N2])+COLUMN([.N2])+69;ROW( [.N2])+COLUMN([.N2])+95))" office:value-type="string" office:string-value="o" calcext:value-type="string">
            <text:p>o</text:p>
          </table:table-cell>
          <table:table-cell table:formula="of:=CHAR(IF(ROW( [.O2])+COLUMN([.O2])+95&gt;122;ROW( [.O2])+COLUMN([.O2])+69;ROW( [.O2])+COLUMN([.O2])+95))" office:value-type="string" office:string-value="p" calcext:value-type="string">
            <text:p>p</text:p>
          </table:table-cell>
          <table:table-cell table:formula="of:=CHAR(IF(ROW( [.P2])+COLUMN([.P2])+95&gt;122;ROW( [.P2])+COLUMN([.P2])+69;ROW( [.P2])+COLUMN([.P2])+95))" office:value-type="string" office:string-value="q" calcext:value-type="string">
            <text:p>q</text:p>
          </table:table-cell>
          <table:table-cell table:formula="of:=CHAR(IF(ROW( [.Q2])+COLUMN([.Q2])+95&gt;122;ROW( [.Q2])+COLUMN([.Q2])+69;ROW( [.Q2])+COLUMN([.Q2])+95))" office:value-type="string" office:string-value="r" calcext:value-type="string">
            <text:p>r</text:p>
          </table:table-cell>
          <table:table-cell table:formula="of:=CHAR(IF(ROW( [.R2])+COLUMN([.R2])+95&gt;122;ROW( [.R2])+COLUMN([.R2])+69;ROW( [.R2])+COLUMN([.R2])+95))" office:value-type="string" office:string-value="s" calcext:value-type="string">
            <text:p>s</text:p>
          </table:table-cell>
          <table:table-cell table:formula="of:=CHAR(IF(ROW( [.S2])+COLUMN([.S2])+95&gt;122;ROW( [.S2])+COLUMN([.S2])+69;ROW( [.S2])+COLUMN([.S2])+95))" office:value-type="string" office:string-value="t" calcext:value-type="string">
            <text:p>t</text:p>
          </table:table-cell>
          <table:table-cell table:formula="of:=CHAR(IF(ROW( [.T2])+COLUMN([.T2])+95&gt;122;ROW( [.T2])+COLUMN([.T2])+69;ROW( [.T2])+COLUMN([.T2])+95))" office:value-type="string" office:string-value="u" calcext:value-type="string">
            <text:p>u</text:p>
          </table:table-cell>
          <table:table-cell table:formula="of:=CHAR(IF(ROW( [.U2])+COLUMN([.U2])+95&gt;122;ROW( [.U2])+COLUMN([.U2])+69;ROW( [.U2])+COLUMN([.U2])+95))" office:value-type="string" office:string-value="v" calcext:value-type="string">
            <text:p>v</text:p>
          </table:table-cell>
          <table:table-cell table:formula="of:=CHAR(IF(ROW( [.V2])+COLUMN([.V2])+95&gt;122;ROW( [.V2])+COLUMN([.V2])+69;ROW( [.V2])+COLUMN([.V2])+95))" office:value-type="string" office:string-value="w" calcext:value-type="string">
            <text:p>w</text:p>
          </table:table-cell>
          <table:table-cell table:formula="of:=CHAR(IF(ROW( [.W2])+COLUMN([.W2])+95&gt;122;ROW( [.W2])+COLUMN([.W2])+69;ROW( [.W2])+COLUMN([.W2])+95))" office:value-type="string" office:string-value="x" calcext:value-type="string">
            <text:p>x</text:p>
          </table:table-cell>
          <table:table-cell table:formula="of:=CHAR(IF(ROW( [.X2])+COLUMN([.X2])+95&gt;122;ROW( [.X2])+COLUMN([.X2])+69;ROW( [.X2])+COLUMN([.X2])+95))" office:value-type="string" office:string-value="y" calcext:value-type="string">
            <text:p>y</text:p>
          </table:table-cell>
          <table:table-cell table:formula="of:=CHAR(IF(ROW( [.Y2])+COLUMN([.Y2])+95&gt;122;ROW( [.Y2])+COLUMN([.Y2])+69;ROW( [.Y2])+COLUMN([.Y2])+95))" office:value-type="string" office:string-value="z" calcext:value-type="string">
            <text:p>z</text:p>
          </table:table-cell>
          <table:table-cell table:formula="of:=CHAR(IF(ROW( [.Z2])+COLUMN([.Z2])+95&gt;122;ROW( [.Z2])+COLUMN([.Z2])+69;ROW( [.Z2])+COLUMN([.Z2])+95))" office:value-type="string" office:string-value="a" calcext:value-type="string">
            <text:p>a</text:p>
          </table:table-cell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</text:p>
          </table:table-cell>
          <table:table-cell/>
        </table:table-row>
        <table:table-row table:style-name="ro1">
          <table:table-cell table:formula="of:=CHAR(IF(ROW( [.A3])+COLUMN([.A3])+95&gt;122;ROW( [.A3])+COLUMN([.A3])+69;ROW( [.A3])+COLUMN([.A3])+95))" office:value-type="string" office:string-value="c" calcext:value-type="string">
            <text:p>c</text:p>
          </table:table-cell>
          <table:table-cell table:formula="of:=CHAR(IF(ROW( [.B3])+COLUMN([.B3])+95&gt;122;ROW( [.B3])+COLUMN([.B3])+69;ROW( [.B3])+COLUMN([.B3])+95))" office:value-type="string" office:string-value="d" calcext:value-type="string">
            <text:p>d</text:p>
          </table:table-cell>
          <table:table-cell table:formula="of:=CHAR(IF(ROW( [.C3])+COLUMN([.C3])+95&gt;122;ROW( [.C3])+COLUMN([.C3])+69;ROW( [.C3])+COLUMN([.C3])+95))" office:value-type="string" office:string-value="e" calcext:value-type="string">
            <text:p>e</text:p>
          </table:table-cell>
          <table:table-cell table:formula="of:=CHAR(IF(ROW( [.D3])+COLUMN([.D3])+95&gt;122;ROW( [.D3])+COLUMN([.D3])+69;ROW( [.D3])+COLUMN([.D3])+95))" office:value-type="string" office:string-value="f" calcext:value-type="string">
            <text:p>f</text:p>
          </table:table-cell>
          <table:table-cell table:formula="of:=CHAR(IF(ROW( [.E3])+COLUMN([.E3])+95&gt;122;ROW( [.E3])+COLUMN([.E3])+69;ROW( [.E3])+COLUMN([.E3])+95))" office:value-type="string" office:string-value="g" calcext:value-type="string">
            <text:p>g</text:p>
          </table:table-cell>
          <table:table-cell table:formula="of:=CHAR(IF(ROW( [.F3])+COLUMN([.F3])+95&gt;122;ROW( [.F3])+COLUMN([.F3])+69;ROW( [.F3])+COLUMN([.F3])+95))" office:value-type="string" office:string-value="h" calcext:value-type="string">
            <text:p>h</text:p>
          </table:table-cell>
          <table:table-cell table:formula="of:=CHAR(IF(ROW( [.G3])+COLUMN([.G3])+95&gt;122;ROW( [.G3])+COLUMN([.G3])+69;ROW( [.G3])+COLUMN([.G3])+95))" office:value-type="string" office:string-value="i" calcext:value-type="string">
            <text:p>i</text:p>
          </table:table-cell>
          <table:table-cell table:formula="of:=CHAR(IF(ROW( [.H3])+COLUMN([.H3])+95&gt;122;ROW( [.H3])+COLUMN([.H3])+69;ROW( [.H3])+COLUMN([.H3])+95))" office:value-type="string" office:string-value="j" calcext:value-type="string">
            <text:p>j</text:p>
          </table:table-cell>
          <table:table-cell table:formula="of:=CHAR(IF(ROW( [.I3])+COLUMN([.I3])+95&gt;122;ROW( [.I3])+COLUMN([.I3])+69;ROW( [.I3])+COLUMN([.I3])+95))" office:value-type="string" office:string-value="k" calcext:value-type="string">
            <text:p>k</text:p>
          </table:table-cell>
          <table:table-cell table:formula="of:=CHAR(IF(ROW( [.J3])+COLUMN([.J3])+95&gt;122;ROW( [.J3])+COLUMN([.J3])+69;ROW( [.J3])+COLUMN([.J3])+95))" office:value-type="string" office:string-value="l" calcext:value-type="string">
            <text:p>l</text:p>
          </table:table-cell>
          <table:table-cell table:formula="of:=CHAR(IF(ROW( [.K3])+COLUMN([.K3])+95&gt;122;ROW( [.K3])+COLUMN([.K3])+69;ROW( [.K3])+COLUMN([.K3])+95))" office:value-type="string" office:string-value="m" calcext:value-type="string">
            <text:p>m</text:p>
          </table:table-cell>
          <table:table-cell table:formula="of:=CHAR(IF(ROW( [.L3])+COLUMN([.L3])+95&gt;122;ROW( [.L3])+COLUMN([.L3])+69;ROW( [.L3])+COLUMN([.L3])+95))" office:value-type="string" office:string-value="n" calcext:value-type="string">
            <text:p>n</text:p>
          </table:table-cell>
          <table:table-cell table:formula="of:=CHAR(IF(ROW( [.M3])+COLUMN([.M3])+95&gt;122;ROW( [.M3])+COLUMN([.M3])+69;ROW( [.M3])+COLUMN([.M3])+95))" office:value-type="string" office:string-value="o" calcext:value-type="string">
            <text:p>o</text:p>
          </table:table-cell>
          <table:table-cell table:formula="of:=CHAR(IF(ROW( [.N3])+COLUMN([.N3])+95&gt;122;ROW( [.N3])+COLUMN([.N3])+69;ROW( [.N3])+COLUMN([.N3])+95))" office:value-type="string" office:string-value="p" calcext:value-type="string">
            <text:p>p</text:p>
          </table:table-cell>
          <table:table-cell table:formula="of:=CHAR(IF(ROW( [.O3])+COLUMN([.O3])+95&gt;122;ROW( [.O3])+COLUMN([.O3])+69;ROW( [.O3])+COLUMN([.O3])+95))" office:value-type="string" office:string-value="q" calcext:value-type="string">
            <text:p>q</text:p>
          </table:table-cell>
          <table:table-cell table:formula="of:=CHAR(IF(ROW( [.P3])+COLUMN([.P3])+95&gt;122;ROW( [.P3])+COLUMN([.P3])+69;ROW( [.P3])+COLUMN([.P3])+95))" office:value-type="string" office:string-value="r" calcext:value-type="string">
            <text:p>r</text:p>
          </table:table-cell>
          <table:table-cell table:formula="of:=CHAR(IF(ROW( [.Q3])+COLUMN([.Q3])+95&gt;122;ROW( [.Q3])+COLUMN([.Q3])+69;ROW( [.Q3])+COLUMN([.Q3])+95))" office:value-type="string" office:string-value="s" calcext:value-type="string">
            <text:p>s</text:p>
          </table:table-cell>
          <table:table-cell table:formula="of:=CHAR(IF(ROW( [.R3])+COLUMN([.R3])+95&gt;122;ROW( [.R3])+COLUMN([.R3])+69;ROW( [.R3])+COLUMN([.R3])+95))" office:value-type="string" office:string-value="t" calcext:value-type="string">
            <text:p>t</text:p>
          </table:table-cell>
          <table:table-cell table:formula="of:=CHAR(IF(ROW( [.S3])+COLUMN([.S3])+95&gt;122;ROW( [.S3])+COLUMN([.S3])+69;ROW( [.S3])+COLUMN([.S3])+95))" office:value-type="string" office:string-value="u" calcext:value-type="string">
            <text:p>u</text:p>
          </table:table-cell>
          <table:table-cell table:formula="of:=CHAR(IF(ROW( [.T3])+COLUMN([.T3])+95&gt;122;ROW( [.T3])+COLUMN([.T3])+69;ROW( [.T3])+COLUMN([.T3])+95))" office:value-type="string" office:string-value="v" calcext:value-type="string">
            <text:p>v</text:p>
          </table:table-cell>
          <table:table-cell table:formula="of:=CHAR(IF(ROW( [.U3])+COLUMN([.U3])+95&gt;122;ROW( [.U3])+COLUMN([.U3])+69;ROW( [.U3])+COLUMN([.U3])+95))" office:value-type="string" office:string-value="w" calcext:value-type="string">
            <text:p>w</text:p>
          </table:table-cell>
          <table:table-cell table:formula="of:=CHAR(IF(ROW( [.V3])+COLUMN([.V3])+95&gt;122;ROW( [.V3])+COLUMN([.V3])+69;ROW( [.V3])+COLUMN([.V3])+95))" office:value-type="string" office:string-value="x" calcext:value-type="string">
            <text:p>x</text:p>
          </table:table-cell>
          <table:table-cell table:formula="of:=CHAR(IF(ROW( [.W3])+COLUMN([.W3])+95&gt;122;ROW( [.W3])+COLUMN([.W3])+69;ROW( [.W3])+COLUMN([.W3])+95))" office:value-type="string" office:string-value="y" calcext:value-type="string">
            <text:p>y</text:p>
          </table:table-cell>
          <table:table-cell table:formula="of:=CHAR(IF(ROW( [.X3])+COLUMN([.X3])+95&gt;122;ROW( [.X3])+COLUMN([.X3])+69;ROW( [.X3])+COLUMN([.X3])+95))" office:value-type="string" office:string-value="z" calcext:value-type="string">
            <text:p>z</text:p>
          </table:table-cell>
          <table:table-cell table:formula="of:=CHAR(IF(ROW( [.Y3])+COLUMN([.Y3])+95&gt;122;ROW( [.Y3])+COLUMN([.Y3])+69;ROW( [.Y3])+COLUMN([.Y3])+95))" office:value-type="string" office:string-value="a" calcext:value-type="string">
            <text:p>a</text:p>
          </table:table-cell>
          <table:table-cell table:formula="of:=CHAR(IF(ROW( [.Z3])+COLUMN([.Z3])+95&gt;122;ROW( [.Z3])+COLUMN([.Z3])+69;ROW( [.Z3])+COLUMN([.Z3])+95))" office:value-type="string" office:string-value="b" calcext:value-type="string">
            <text:p>b</text:p>
          </table:table-cell>
          <table:table-cell table:number-columns-repeated="14"/>
          <table:table-cell office:value-type="string" calcext:value-type="string">
            <text:p>KOD()</text:p>
          </table:table-cell>
        </table:table-row>
        <table:table-row table:style-name="ro1">
          <table:table-cell table:formula="of:=CHAR(IF(ROW( [.A4])+COLUMN([.A4])+95&gt;122;ROW( [.A4])+COLUMN([.A4])+69;ROW( [.A4])+COLUMN([.A4])+95))" office:value-type="string" office:string-value="d" calcext:value-type="string">
            <text:p>d</text:p>
          </table:table-cell>
          <table:table-cell table:formula="of:=CHAR(IF(ROW( [.B4])+COLUMN([.B4])+95&gt;122;ROW( [.B4])+COLUMN([.B4])+69;ROW( [.B4])+COLUMN([.B4])+95))" office:value-type="string" office:string-value="e" calcext:value-type="string">
            <text:p>e</text:p>
          </table:table-cell>
          <table:table-cell table:formula="of:=CHAR(IF(ROW( [.C4])+COLUMN([.C4])+95&gt;122;ROW( [.C4])+COLUMN([.C4])+69;ROW( [.C4])+COLUMN([.C4])+95))" office:value-type="string" office:string-value="f" calcext:value-type="string">
            <text:p>f</text:p>
          </table:table-cell>
          <table:table-cell table:formula="of:=CHAR(IF(ROW( [.D4])+COLUMN([.D4])+95&gt;122;ROW( [.D4])+COLUMN([.D4])+69;ROW( [.D4])+COLUMN([.D4])+95))" office:value-type="string" office:string-value="g" calcext:value-type="string">
            <text:p>g</text:p>
          </table:table-cell>
          <table:table-cell table:formula="of:=CHAR(IF(ROW( [.E4])+COLUMN([.E4])+95&gt;122;ROW( [.E4])+COLUMN([.E4])+69;ROW( [.E4])+COLUMN([.E4])+95))" office:value-type="string" office:string-value="h" calcext:value-type="string">
            <text:p>h</text:p>
          </table:table-cell>
          <table:table-cell table:formula="of:=CHAR(IF(ROW( [.F4])+COLUMN([.F4])+95&gt;122;ROW( [.F4])+COLUMN([.F4])+69;ROW( [.F4])+COLUMN([.F4])+95))" office:value-type="string" office:string-value="i" calcext:value-type="string">
            <text:p>i</text:p>
          </table:table-cell>
          <table:table-cell table:formula="of:=CHAR(IF(ROW( [.G4])+COLUMN([.G4])+95&gt;122;ROW( [.G4])+COLUMN([.G4])+69;ROW( [.G4])+COLUMN([.G4])+95))" office:value-type="string" office:string-value="j" calcext:value-type="string">
            <text:p>j</text:p>
          </table:table-cell>
          <table:table-cell table:formula="of:=CHAR(IF(ROW( [.H4])+COLUMN([.H4])+95&gt;122;ROW( [.H4])+COLUMN([.H4])+69;ROW( [.H4])+COLUMN([.H4])+95))" office:value-type="string" office:string-value="k" calcext:value-type="string">
            <text:p>k</text:p>
          </table:table-cell>
          <table:table-cell table:formula="of:=CHAR(IF(ROW( [.I4])+COLUMN([.I4])+95&gt;122;ROW( [.I4])+COLUMN([.I4])+69;ROW( [.I4])+COLUMN([.I4])+95))" office:value-type="string" office:string-value="l" calcext:value-type="string">
            <text:p>l</text:p>
          </table:table-cell>
          <table:table-cell table:formula="of:=CHAR(IF(ROW( [.J4])+COLUMN([.J4])+95&gt;122;ROW( [.J4])+COLUMN([.J4])+69;ROW( [.J4])+COLUMN([.J4])+95))" office:value-type="string" office:string-value="m" calcext:value-type="string">
            <text:p>m</text:p>
          </table:table-cell>
          <table:table-cell table:formula="of:=CHAR(IF(ROW( [.K4])+COLUMN([.K4])+95&gt;122;ROW( [.K4])+COLUMN([.K4])+69;ROW( [.K4])+COLUMN([.K4])+95))" office:value-type="string" office:string-value="n" calcext:value-type="string">
            <text:p>n</text:p>
          </table:table-cell>
          <table:table-cell table:formula="of:=CHAR(IF(ROW( [.L4])+COLUMN([.L4])+95&gt;122;ROW( [.L4])+COLUMN([.L4])+69;ROW( [.L4])+COLUMN([.L4])+95))" office:value-type="string" office:string-value="o" calcext:value-type="string">
            <text:p>o</text:p>
          </table:table-cell>
          <table:table-cell table:formula="of:=CHAR(IF(ROW( [.M4])+COLUMN([.M4])+95&gt;122;ROW( [.M4])+COLUMN([.M4])+69;ROW( [.M4])+COLUMN([.M4])+95))" office:value-type="string" office:string-value="p" calcext:value-type="string">
            <text:p>p</text:p>
          </table:table-cell>
          <table:table-cell table:formula="of:=CHAR(IF(ROW( [.N4])+COLUMN([.N4])+95&gt;122;ROW( [.N4])+COLUMN([.N4])+69;ROW( [.N4])+COLUMN([.N4])+95))" office:value-type="string" office:string-value="q" calcext:value-type="string">
            <text:p>q</text:p>
          </table:table-cell>
          <table:table-cell table:formula="of:=CHAR(IF(ROW( [.O4])+COLUMN([.O4])+95&gt;122;ROW( [.O4])+COLUMN([.O4])+69;ROW( [.O4])+COLUMN([.O4])+95))" office:value-type="string" office:string-value="r" calcext:value-type="string">
            <text:p>r</text:p>
          </table:table-cell>
          <table:table-cell table:formula="of:=CHAR(IF(ROW( [.P4])+COLUMN([.P4])+95&gt;122;ROW( [.P4])+COLUMN([.P4])+69;ROW( [.P4])+COLUMN([.P4])+95))" office:value-type="string" office:string-value="s" calcext:value-type="string">
            <text:p>s</text:p>
          </table:table-cell>
          <table:table-cell table:formula="of:=CHAR(IF(ROW( [.Q4])+COLUMN([.Q4])+95&gt;122;ROW( [.Q4])+COLUMN([.Q4])+69;ROW( [.Q4])+COLUMN([.Q4])+95))" office:value-type="string" office:string-value="t" calcext:value-type="string">
            <text:p>t</text:p>
          </table:table-cell>
          <table:table-cell table:formula="of:=CHAR(IF(ROW( [.R4])+COLUMN([.R4])+95&gt;122;ROW( [.R4])+COLUMN([.R4])+69;ROW( [.R4])+COLUMN([.R4])+95))" office:value-type="string" office:string-value="u" calcext:value-type="string">
            <text:p>u</text:p>
          </table:table-cell>
          <table:table-cell table:formula="of:=CHAR(IF(ROW( [.S4])+COLUMN([.S4])+95&gt;122;ROW( [.S4])+COLUMN([.S4])+69;ROW( [.S4])+COLUMN([.S4])+95))" office:value-type="string" office:string-value="v" calcext:value-type="string">
            <text:p>v</text:p>
          </table:table-cell>
          <table:table-cell table:formula="of:=CHAR(IF(ROW( [.T4])+COLUMN([.T4])+95&gt;122;ROW( [.T4])+COLUMN([.T4])+69;ROW( [.T4])+COLUMN([.T4])+95))" office:value-type="string" office:string-value="w" calcext:value-type="string">
            <text:p>w</text:p>
          </table:table-cell>
          <table:table-cell table:formula="of:=CHAR(IF(ROW( [.U4])+COLUMN([.U4])+95&gt;122;ROW( [.U4])+COLUMN([.U4])+69;ROW( [.U4])+COLUMN([.U4])+95))" office:value-type="string" office:string-value="x" calcext:value-type="string">
            <text:p>x</text:p>
          </table:table-cell>
          <table:table-cell table:formula="of:=CHAR(IF(ROW( [.V4])+COLUMN([.V4])+95&gt;122;ROW( [.V4])+COLUMN([.V4])+69;ROW( [.V4])+COLUMN([.V4])+95))" office:value-type="string" office:string-value="y" calcext:value-type="string">
            <text:p>y</text:p>
          </table:table-cell>
          <table:table-cell table:formula="of:=CHAR(IF(ROW( [.W4])+COLUMN([.W4])+95&gt;122;ROW( [.W4])+COLUMN([.W4])+69;ROW( [.W4])+COLUMN([.W4])+95))" office:value-type="string" office:string-value="z" calcext:value-type="string">
            <text:p>z</text:p>
          </table:table-cell>
          <table:table-cell table:formula="of:=CHAR(IF(ROW( [.X4])+COLUMN([.X4])+95&gt;122;ROW( [.X4])+COLUMN([.X4])+69;ROW( [.X4])+COLUMN([.X4])+95))" office:value-type="string" office:string-value="a" calcext:value-type="string">
            <text:p>a</text:p>
          </table:table-cell>
          <table:table-cell table:formula="of:=CHAR(IF(ROW( [.Y4])+COLUMN([.Y4])+95&gt;122;ROW( [.Y4])+COLUMN([.Y4])+69;ROW( [.Y4])+COLUMN([.Y4])+95))" office:value-type="string" office:string-value="b" calcext:value-type="string">
            <text:p>b</text:p>
          </table:table-cell>
          <table:table-cell table:formula="of:=CHAR(IF(ROW( [.Z4])+COLUMN([.Z4])+95&gt;122;ROW( [.Z4])+COLUMN([.Z4])+69;ROW( [.Z4])+COLUMN([.Z4])+95))" office:value-type="string" office:string-value="c" calcext:value-type="string">
            <text:p>c</text:p>
          </table:table-cell>
          <table:table-cell table:number-columns-repeated="14"/>
          <table:table-cell office:value-type="string" calcext:value-type="string">
            <text:p>Złącz Teksty()</text:p>
          </table:table-cell>
        </table:table-row>
        <table:table-row table:style-name="ro1">
          <table:table-cell table:formula="of:=CHAR(IF(ROW( [.A5])+COLUMN([.A5])+95&gt;122;ROW( [.A5])+COLUMN([.A5])+69;ROW( [.A5])+COLUMN([.A5])+95))" office:value-type="string" office:string-value="e" calcext:value-type="string">
            <text:p>e</text:p>
          </table:table-cell>
          <table:table-cell table:formula="of:=CHAR(IF(ROW( [.B5])+COLUMN([.B5])+95&gt;122;ROW( [.B5])+COLUMN([.B5])+69;ROW( [.B5])+COLUMN([.B5])+95))" office:value-type="string" office:string-value="f" calcext:value-type="string">
            <text:p>f</text:p>
          </table:table-cell>
          <table:table-cell table:formula="of:=CHAR(IF(ROW( [.C5])+COLUMN([.C5])+95&gt;122;ROW( [.C5])+COLUMN([.C5])+69;ROW( [.C5])+COLUMN([.C5])+95))" office:value-type="string" office:string-value="g" calcext:value-type="string">
            <text:p>g</text:p>
          </table:table-cell>
          <table:table-cell table:formula="of:=CHAR(IF(ROW( [.D5])+COLUMN([.D5])+95&gt;122;ROW( [.D5])+COLUMN([.D5])+69;ROW( [.D5])+COLUMN([.D5])+95))" office:value-type="string" office:string-value="h" calcext:value-type="string">
            <text:p>h</text:p>
          </table:table-cell>
          <table:table-cell table:formula="of:=CHAR(IF(ROW( [.E5])+COLUMN([.E5])+95&gt;122;ROW( [.E5])+COLUMN([.E5])+69;ROW( [.E5])+COLUMN([.E5])+95))" office:value-type="string" office:string-value="i" calcext:value-type="string">
            <text:p>i</text:p>
          </table:table-cell>
          <table:table-cell table:formula="of:=CHAR(IF(ROW( [.F5])+COLUMN([.F5])+95&gt;122;ROW( [.F5])+COLUMN([.F5])+69;ROW( [.F5])+COLUMN([.F5])+95))" office:value-type="string" office:string-value="j" calcext:value-type="string">
            <text:p>j</text:p>
          </table:table-cell>
          <table:table-cell table:formula="of:=CHAR(IF(ROW( [.G5])+COLUMN([.G5])+95&gt;122;ROW( [.G5])+COLUMN([.G5])+69;ROW( [.G5])+COLUMN([.G5])+95))" office:value-type="string" office:string-value="k" calcext:value-type="string">
            <text:p>k</text:p>
          </table:table-cell>
          <table:table-cell table:formula="of:=CHAR(IF(ROW( [.H5])+COLUMN([.H5])+95&gt;122;ROW( [.H5])+COLUMN([.H5])+69;ROW( [.H5])+COLUMN([.H5])+95))" office:value-type="string" office:string-value="l" calcext:value-type="string">
            <text:p>l</text:p>
          </table:table-cell>
          <table:table-cell table:formula="of:=CHAR(IF(ROW( [.I5])+COLUMN([.I5])+95&gt;122;ROW( [.I5])+COLUMN([.I5])+69;ROW( [.I5])+COLUMN([.I5])+95))" office:value-type="string" office:string-value="m" calcext:value-type="string">
            <text:p>m</text:p>
          </table:table-cell>
          <table:table-cell table:formula="of:=CHAR(IF(ROW( [.J5])+COLUMN([.J5])+95&gt;122;ROW( [.J5])+COLUMN([.J5])+69;ROW( [.J5])+COLUMN([.J5])+95))" office:value-type="string" office:string-value="n" calcext:value-type="string">
            <text:p>n</text:p>
          </table:table-cell>
          <table:table-cell table:formula="of:=CHAR(IF(ROW( [.K5])+COLUMN([.K5])+95&gt;122;ROW( [.K5])+COLUMN([.K5])+69;ROW( [.K5])+COLUMN([.K5])+95))" office:value-type="string" office:string-value="o" calcext:value-type="string">
            <text:p>o</text:p>
          </table:table-cell>
          <table:table-cell table:formula="of:=CHAR(IF(ROW( [.L5])+COLUMN([.L5])+95&gt;122;ROW( [.L5])+COLUMN([.L5])+69;ROW( [.L5])+COLUMN([.L5])+95))" office:value-type="string" office:string-value="p" calcext:value-type="string">
            <text:p>p</text:p>
          </table:table-cell>
          <table:table-cell table:formula="of:=CHAR(IF(ROW( [.M5])+COLUMN([.M5])+95&gt;122;ROW( [.M5])+COLUMN([.M5])+69;ROW( [.M5])+COLUMN([.M5])+95))" office:value-type="string" office:string-value="q" calcext:value-type="string">
            <text:p>q</text:p>
          </table:table-cell>
          <table:table-cell table:formula="of:=CHAR(IF(ROW( [.N5])+COLUMN([.N5])+95&gt;122;ROW( [.N5])+COLUMN([.N5])+69;ROW( [.N5])+COLUMN([.N5])+95))" office:value-type="string" office:string-value="r" calcext:value-type="string">
            <text:p>r</text:p>
          </table:table-cell>
          <table:table-cell table:formula="of:=CHAR(IF(ROW( [.O5])+COLUMN([.O5])+95&gt;122;ROW( [.O5])+COLUMN([.O5])+69;ROW( [.O5])+COLUMN([.O5])+95))" office:value-type="string" office:string-value="s" calcext:value-type="string">
            <text:p>s</text:p>
          </table:table-cell>
          <table:table-cell table:formula="of:=CHAR(IF(ROW( [.P5])+COLUMN([.P5])+95&gt;122;ROW( [.P5])+COLUMN([.P5])+69;ROW( [.P5])+COLUMN([.P5])+95))" office:value-type="string" office:string-value="t" calcext:value-type="string">
            <text:p>t</text:p>
          </table:table-cell>
          <table:table-cell table:formula="of:=CHAR(IF(ROW( [.Q5])+COLUMN([.Q5])+95&gt;122;ROW( [.Q5])+COLUMN([.Q5])+69;ROW( [.Q5])+COLUMN([.Q5])+95))" office:value-type="string" office:string-value="u" calcext:value-type="string">
            <text:p>u</text:p>
          </table:table-cell>
          <table:table-cell table:formula="of:=CHAR(IF(ROW( [.R5])+COLUMN([.R5])+95&gt;122;ROW( [.R5])+COLUMN([.R5])+69;ROW( [.R5])+COLUMN([.R5])+95))" office:value-type="string" office:string-value="v" calcext:value-type="string">
            <text:p>v</text:p>
          </table:table-cell>
          <table:table-cell table:formula="of:=CHAR(IF(ROW( [.S5])+COLUMN([.S5])+95&gt;122;ROW( [.S5])+COLUMN([.S5])+69;ROW( [.S5])+COLUMN([.S5])+95))" office:value-type="string" office:string-value="w" calcext:value-type="string">
            <text:p>w</text:p>
          </table:table-cell>
          <table:table-cell table:formula="of:=CHAR(IF(ROW( [.T5])+COLUMN([.T5])+95&gt;122;ROW( [.T5])+COLUMN([.T5])+69;ROW( [.T5])+COLUMN([.T5])+95))" office:value-type="string" office:string-value="x" calcext:value-type="string">
            <text:p>x</text:p>
          </table:table-cell>
          <table:table-cell table:formula="of:=CHAR(IF(ROW( [.U5])+COLUMN([.U5])+95&gt;122;ROW( [.U5])+COLUMN([.U5])+69;ROW( [.U5])+COLUMN([.U5])+95))" office:value-type="string" office:string-value="y" calcext:value-type="string">
            <text:p>y</text:p>
          </table:table-cell>
          <table:table-cell table:formula="of:=CHAR(IF(ROW( [.V5])+COLUMN([.V5])+95&gt;122;ROW( [.V5])+COLUMN([.V5])+69;ROW( [.V5])+COLUMN([.V5])+95))" office:value-type="string" office:string-value="z" calcext:value-type="string">
            <text:p>z</text:p>
          </table:table-cell>
          <table:table-cell table:formula="of:=CHAR(IF(ROW( [.W5])+COLUMN([.W5])+95&gt;122;ROW( [.W5])+COLUMN([.W5])+69;ROW( [.W5])+COLUMN([.W5])+95))" office:value-type="string" office:string-value="a" calcext:value-type="string">
            <text:p>a</text:p>
          </table:table-cell>
          <table:table-cell table:formula="of:=CHAR(IF(ROW( [.X5])+COLUMN([.X5])+95&gt;122;ROW( [.X5])+COLUMN([.X5])+69;ROW( [.X5])+COLUMN([.X5])+95))" office:value-type="string" office:string-value="b" calcext:value-type="string">
            <text:p>b</text:p>
          </table:table-cell>
          <table:table-cell table:formula="of:=CHAR(IF(ROW( [.Y5])+COLUMN([.Y5])+95&gt;122;ROW( [.Y5])+COLUMN([.Y5])+69;ROW( [.Y5])+COLUMN([.Y5])+95))" office:value-type="string" office:string-value="c" calcext:value-type="string">
            <text:p>c</text:p>
          </table:table-cell>
          <table:table-cell table:formula="of:=CHAR(IF(ROW( [.Z5])+COLUMN([.Z5])+95&gt;122;ROW( [.Z5])+COLUMN([.Z5])+69;ROW( [.Z5])+COLUMN([.Z5])+95))" office:value-type="string" office:string-value="d" calcext:value-type="string">
            <text:p>d</text:p>
          </table:table-cell>
          <table:table-cell table:number-columns-repeated="14"/>
          <table:table-cell office:value-type="string" calcext:value-type="string">
            <text:p>ADR.pOŚR</text:p>
          </table:table-cell>
        </table:table-row>
        <table:table-row table:style-name="ro1">
          <table:table-cell table:formula="of:=CHAR(IF(ROW( [.A6])+COLUMN([.A6])+95&gt;122;ROW( [.A6])+COLUMN([.A6])+69;ROW( [.A6])+COLUMN([.A6])+95))" office:value-type="string" office:string-value="f" calcext:value-type="string">
            <text:p>f</text:p>
          </table:table-cell>
          <table:table-cell table:formula="of:=CHAR(IF(ROW( [.B6])+COLUMN([.B6])+95&gt;122;ROW( [.B6])+COLUMN([.B6])+69;ROW( [.B6])+COLUMN([.B6])+95))" office:value-type="string" office:string-value="g" calcext:value-type="string">
            <text:p>g</text:p>
          </table:table-cell>
          <table:table-cell table:formula="of:=CHAR(IF(ROW( [.C6])+COLUMN([.C6])+95&gt;122;ROW( [.C6])+COLUMN([.C6])+69;ROW( [.C6])+COLUMN([.C6])+95))" office:value-type="string" office:string-value="h" calcext:value-type="string">
            <text:p>h</text:p>
          </table:table-cell>
          <table:table-cell table:formula="of:=CHAR(IF(ROW( [.D6])+COLUMN([.D6])+95&gt;122;ROW( [.D6])+COLUMN([.D6])+69;ROW( [.D6])+COLUMN([.D6])+95))" office:value-type="string" office:string-value="i" calcext:value-type="string">
            <text:p>i</text:p>
          </table:table-cell>
          <table:table-cell table:formula="of:=CHAR(IF(ROW( [.E6])+COLUMN([.E6])+95&gt;122;ROW( [.E6])+COLUMN([.E6])+69;ROW( [.E6])+COLUMN([.E6])+95))" office:value-type="string" office:string-value="j" calcext:value-type="string">
            <text:p>j</text:p>
          </table:table-cell>
          <table:table-cell table:formula="of:=CHAR(IF(ROW( [.F6])+COLUMN([.F6])+95&gt;122;ROW( [.F6])+COLUMN([.F6])+69;ROW( [.F6])+COLUMN([.F6])+95))" office:value-type="string" office:string-value="k" calcext:value-type="string">
            <text:p>k</text:p>
          </table:table-cell>
          <table:table-cell table:formula="of:=CHAR(IF(ROW( [.G6])+COLUMN([.G6])+95&gt;122;ROW( [.G6])+COLUMN([.G6])+69;ROW( [.G6])+COLUMN([.G6])+95))" office:value-type="string" office:string-value="l" calcext:value-type="string">
            <text:p>l</text:p>
          </table:table-cell>
          <table:table-cell table:formula="of:=CHAR(IF(ROW( [.H6])+COLUMN([.H6])+95&gt;122;ROW( [.H6])+COLUMN([.H6])+69;ROW( [.H6])+COLUMN([.H6])+95))" office:value-type="string" office:string-value="m" calcext:value-type="string">
            <text:p>m</text:p>
          </table:table-cell>
          <table:table-cell table:formula="of:=CHAR(IF(ROW( [.I6])+COLUMN([.I6])+95&gt;122;ROW( [.I6])+COLUMN([.I6])+69;ROW( [.I6])+COLUMN([.I6])+95))" office:value-type="string" office:string-value="n" calcext:value-type="string">
            <text:p>n</text:p>
          </table:table-cell>
          <table:table-cell table:formula="of:=CHAR(IF(ROW( [.J6])+COLUMN([.J6])+95&gt;122;ROW( [.J6])+COLUMN([.J6])+69;ROW( [.J6])+COLUMN([.J6])+95))" office:value-type="string" office:string-value="o" calcext:value-type="string">
            <text:p>o</text:p>
          </table:table-cell>
          <table:table-cell table:formula="of:=CHAR(IF(ROW( [.K6])+COLUMN([.K6])+95&gt;122;ROW( [.K6])+COLUMN([.K6])+69;ROW( [.K6])+COLUMN([.K6])+95))" office:value-type="string" office:string-value="p" calcext:value-type="string">
            <text:p>p</text:p>
          </table:table-cell>
          <table:table-cell table:formula="of:=CHAR(IF(ROW( [.L6])+COLUMN([.L6])+95&gt;122;ROW( [.L6])+COLUMN([.L6])+69;ROW( [.L6])+COLUMN([.L6])+95))" office:value-type="string" office:string-value="q" calcext:value-type="string">
            <text:p>q</text:p>
          </table:table-cell>
          <table:table-cell table:formula="of:=CHAR(IF(ROW( [.M6])+COLUMN([.M6])+95&gt;122;ROW( [.M6])+COLUMN([.M6])+69;ROW( [.M6])+COLUMN([.M6])+95))" office:value-type="string" office:string-value="r" calcext:value-type="string">
            <text:p>r</text:p>
          </table:table-cell>
          <table:table-cell table:formula="of:=CHAR(IF(ROW( [.N6])+COLUMN([.N6])+95&gt;122;ROW( [.N6])+COLUMN([.N6])+69;ROW( [.N6])+COLUMN([.N6])+95))" office:value-type="string" office:string-value="s" calcext:value-type="string">
            <text:p>s</text:p>
          </table:table-cell>
          <table:table-cell table:formula="of:=CHAR(IF(ROW( [.O6])+COLUMN([.O6])+95&gt;122;ROW( [.O6])+COLUMN([.O6])+69;ROW( [.O6])+COLUMN([.O6])+95))" office:value-type="string" office:string-value="t" calcext:value-type="string">
            <text:p>t</text:p>
          </table:table-cell>
          <table:table-cell table:formula="of:=CHAR(IF(ROW( [.P6])+COLUMN([.P6])+95&gt;122;ROW( [.P6])+COLUMN([.P6])+69;ROW( [.P6])+COLUMN([.P6])+95))" office:value-type="string" office:string-value="u" calcext:value-type="string">
            <text:p>u</text:p>
          </table:table-cell>
          <table:table-cell table:formula="of:=CHAR(IF(ROW( [.Q6])+COLUMN([.Q6])+95&gt;122;ROW( [.Q6])+COLUMN([.Q6])+69;ROW( [.Q6])+COLUMN([.Q6])+95))" office:value-type="string" office:string-value="v" calcext:value-type="string">
            <text:p>v</text:p>
          </table:table-cell>
          <table:table-cell table:formula="of:=CHAR(IF(ROW( [.R6])+COLUMN([.R6])+95&gt;122;ROW( [.R6])+COLUMN([.R6])+69;ROW( [.R6])+COLUMN([.R6])+95))" office:value-type="string" office:string-value="w" calcext:value-type="string">
            <text:p>w</text:p>
          </table:table-cell>
          <table:table-cell table:formula="of:=CHAR(IF(ROW( [.S6])+COLUMN([.S6])+95&gt;122;ROW( [.S6])+COLUMN([.S6])+69;ROW( [.S6])+COLUMN([.S6])+95))" office:value-type="string" office:string-value="x" calcext:value-type="string">
            <text:p>x</text:p>
          </table:table-cell>
          <table:table-cell table:formula="of:=CHAR(IF(ROW( [.T6])+COLUMN([.T6])+95&gt;122;ROW( [.T6])+COLUMN([.T6])+69;ROW( [.T6])+COLUMN([.T6])+95))" office:value-type="string" office:string-value="y" calcext:value-type="string">
            <text:p>y</text:p>
          </table:table-cell>
          <table:table-cell table:formula="of:=CHAR(IF(ROW( [.U6])+COLUMN([.U6])+95&gt;122;ROW( [.U6])+COLUMN([.U6])+69;ROW( [.U6])+COLUMN([.U6])+95))" office:value-type="string" office:string-value="z" calcext:value-type="string">
            <text:p>z</text:p>
          </table:table-cell>
          <table:table-cell table:formula="of:=CHAR(IF(ROW( [.V6])+COLUMN([.V6])+95&gt;122;ROW( [.V6])+COLUMN([.V6])+69;ROW( [.V6])+COLUMN([.V6])+95))" office:value-type="string" office:string-value="a" calcext:value-type="string">
            <text:p>a</text:p>
          </table:table-cell>
          <table:table-cell table:formula="of:=CHAR(IF(ROW( [.W6])+COLUMN([.W6])+95&gt;122;ROW( [.W6])+COLUMN([.W6])+69;ROW( [.W6])+COLUMN([.W6])+95))" office:value-type="string" office:string-value="b" calcext:value-type="string">
            <text:p>b</text:p>
          </table:table-cell>
          <table:table-cell table:formula="of:=CHAR(IF(ROW( [.X6])+COLUMN([.X6])+95&gt;122;ROW( [.X6])+COLUMN([.X6])+69;ROW( [.X6])+COLUMN([.X6])+95))" office:value-type="string" office:string-value="c" calcext:value-type="string">
            <text:p>c</text:p>
          </table:table-cell>
          <table:table-cell table:formula="of:=CHAR(IF(ROW( [.Y6])+COLUMN([.Y6])+95&gt;122;ROW( [.Y6])+COLUMN([.Y6])+69;ROW( [.Y6])+COLUMN([.Y6])+95))" office:value-type="string" office:string-value="d" calcext:value-type="string">
            <text:p>d</text:p>
          </table:table-cell>
          <table:table-cell table:formula="of:=CHAR(IF(ROW( [.Z6])+COLUMN([.Z6])+95&gt;122;ROW( [.Z6])+COLUMN([.Z6])+69;ROW( [.Z6])+COLUMN([.Z6])+95))" office:value-type="string" office:string-value="e" calcext:value-type="string">
            <text:p>e</text:p>
          </table:table-cell>
          <table:table-cell table:number-columns-repeated="15"/>
        </table:table-row>
        <table:table-row table:style-name="ro1">
          <table:table-cell table:formula="of:=CHAR(IF(ROW( [.A7])+COLUMN([.A7])+95&gt;122;ROW( [.A7])+COLUMN([.A7])+69;ROW( [.A7])+COLUMN([.A7])+95))" office:value-type="string" office:string-value="g" calcext:value-type="string">
            <text:p>g</text:p>
          </table:table-cell>
          <table:table-cell table:formula="of:=CHAR(IF(ROW( [.B7])+COLUMN([.B7])+95&gt;122;ROW( [.B7])+COLUMN([.B7])+69;ROW( [.B7])+COLUMN([.B7])+95))" office:value-type="string" office:string-value="h" calcext:value-type="string">
            <text:p>h</text:p>
          </table:table-cell>
          <table:table-cell table:formula="of:=CHAR(IF(ROW( [.C7])+COLUMN([.C7])+95&gt;122;ROW( [.C7])+COLUMN([.C7])+69;ROW( [.C7])+COLUMN([.C7])+95))" office:value-type="string" office:string-value="i" calcext:value-type="string">
            <text:p>i</text:p>
          </table:table-cell>
          <table:table-cell table:formula="of:=CHAR(IF(ROW( [.D7])+COLUMN([.D7])+95&gt;122;ROW( [.D7])+COLUMN([.D7])+69;ROW( [.D7])+COLUMN([.D7])+95))" office:value-type="string" office:string-value="j" calcext:value-type="string">
            <text:p>j</text:p>
          </table:table-cell>
          <table:table-cell table:formula="of:=CHAR(IF(ROW( [.E7])+COLUMN([.E7])+95&gt;122;ROW( [.E7])+COLUMN([.E7])+69;ROW( [.E7])+COLUMN([.E7])+95))" office:value-type="string" office:string-value="k" calcext:value-type="string">
            <text:p>k</text:p>
          </table:table-cell>
          <table:table-cell table:formula="of:=CHAR(IF(ROW( [.F7])+COLUMN([.F7])+95&gt;122;ROW( [.F7])+COLUMN([.F7])+69;ROW( [.F7])+COLUMN([.F7])+95))" office:value-type="string" office:string-value="l" calcext:value-type="string">
            <text:p>l</text:p>
          </table:table-cell>
          <table:table-cell table:formula="of:=CHAR(IF(ROW( [.G7])+COLUMN([.G7])+95&gt;122;ROW( [.G7])+COLUMN([.G7])+69;ROW( [.G7])+COLUMN([.G7])+95))" office:value-type="string" office:string-value="m" calcext:value-type="string">
            <text:p>m</text:p>
          </table:table-cell>
          <table:table-cell table:formula="of:=CHAR(IF(ROW( [.H7])+COLUMN([.H7])+95&gt;122;ROW( [.H7])+COLUMN([.H7])+69;ROW( [.H7])+COLUMN([.H7])+95))" office:value-type="string" office:string-value="n" calcext:value-type="string">
            <text:p>n</text:p>
          </table:table-cell>
          <table:table-cell table:formula="of:=CHAR(IF(ROW( [.I7])+COLUMN([.I7])+95&gt;122;ROW( [.I7])+COLUMN([.I7])+69;ROW( [.I7])+COLUMN([.I7])+95))" office:value-type="string" office:string-value="o" calcext:value-type="string">
            <text:p>o</text:p>
          </table:table-cell>
          <table:table-cell table:formula="of:=CHAR(IF(ROW( [.J7])+COLUMN([.J7])+95&gt;122;ROW( [.J7])+COLUMN([.J7])+69;ROW( [.J7])+COLUMN([.J7])+95))" office:value-type="string" office:string-value="p" calcext:value-type="string">
            <text:p>p</text:p>
          </table:table-cell>
          <table:table-cell table:formula="of:=CHAR(IF(ROW( [.K7])+COLUMN([.K7])+95&gt;122;ROW( [.K7])+COLUMN([.K7])+69;ROW( [.K7])+COLUMN([.K7])+95))" office:value-type="string" office:string-value="q" calcext:value-type="string">
            <text:p>q</text:p>
          </table:table-cell>
          <table:table-cell table:formula="of:=CHAR(IF(ROW( [.L7])+COLUMN([.L7])+95&gt;122;ROW( [.L7])+COLUMN([.L7])+69;ROW( [.L7])+COLUMN([.L7])+95))" office:value-type="string" office:string-value="r" calcext:value-type="string">
            <text:p>r</text:p>
          </table:table-cell>
          <table:table-cell table:formula="of:=CHAR(IF(ROW( [.M7])+COLUMN([.M7])+95&gt;122;ROW( [.M7])+COLUMN([.M7])+69;ROW( [.M7])+COLUMN([.M7])+95))" office:value-type="string" office:string-value="s" calcext:value-type="string">
            <text:p>s</text:p>
          </table:table-cell>
          <table:table-cell table:formula="of:=CHAR(IF(ROW( [.N7])+COLUMN([.N7])+95&gt;122;ROW( [.N7])+COLUMN([.N7])+69;ROW( [.N7])+COLUMN([.N7])+95))" office:value-type="string" office:string-value="t" calcext:value-type="string">
            <text:p>t</text:p>
          </table:table-cell>
          <table:table-cell table:formula="of:=CHAR(IF(ROW( [.O7])+COLUMN([.O7])+95&gt;122;ROW( [.O7])+COLUMN([.O7])+69;ROW( [.O7])+COLUMN([.O7])+95))" office:value-type="string" office:string-value="u" calcext:value-type="string">
            <text:p>u</text:p>
          </table:table-cell>
          <table:table-cell table:formula="of:=CHAR(IF(ROW( [.P7])+COLUMN([.P7])+95&gt;122;ROW( [.P7])+COLUMN([.P7])+69;ROW( [.P7])+COLUMN([.P7])+95))" office:value-type="string" office:string-value="v" calcext:value-type="string">
            <text:p>v</text:p>
          </table:table-cell>
          <table:table-cell table:formula="of:=CHAR(IF(ROW( [.Q7])+COLUMN([.Q7])+95&gt;122;ROW( [.Q7])+COLUMN([.Q7])+69;ROW( [.Q7])+COLUMN([.Q7])+95))" office:value-type="string" office:string-value="w" calcext:value-type="string">
            <text:p>w</text:p>
          </table:table-cell>
          <table:table-cell table:formula="of:=CHAR(IF(ROW( [.R7])+COLUMN([.R7])+95&gt;122;ROW( [.R7])+COLUMN([.R7])+69;ROW( [.R7])+COLUMN([.R7])+95))" office:value-type="string" office:string-value="x" calcext:value-type="string">
            <text:p>x</text:p>
          </table:table-cell>
          <table:table-cell table:formula="of:=CHAR(IF(ROW( [.S7])+COLUMN([.S7])+95&gt;122;ROW( [.S7])+COLUMN([.S7])+69;ROW( [.S7])+COLUMN([.S7])+95))" office:value-type="string" office:string-value="y" calcext:value-type="string">
            <text:p>y</text:p>
          </table:table-cell>
          <table:table-cell table:formula="of:=CHAR(IF(ROW( [.T7])+COLUMN([.T7])+95&gt;122;ROW( [.T7])+COLUMN([.T7])+69;ROW( [.T7])+COLUMN([.T7])+95))" office:value-type="string" office:string-value="z" calcext:value-type="string">
            <text:p>z</text:p>
          </table:table-cell>
          <table:table-cell table:formula="of:=CHAR(IF(ROW( [.U7])+COLUMN([.U7])+95&gt;122;ROW( [.U7])+COLUMN([.U7])+69;ROW( [.U7])+COLUMN([.U7])+95))" office:value-type="string" office:string-value="a" calcext:value-type="string">
            <text:p>a</text:p>
          </table:table-cell>
          <table:table-cell table:formula="of:=CHAR(IF(ROW( [.V7])+COLUMN([.V7])+95&gt;122;ROW( [.V7])+COLUMN([.V7])+69;ROW( [.V7])+COLUMN([.V7])+95))" office:value-type="string" office:string-value="b" calcext:value-type="string">
            <text:p>b</text:p>
          </table:table-cell>
          <table:table-cell table:formula="of:=CHAR(IF(ROW( [.W7])+COLUMN([.W7])+95&gt;122;ROW( [.W7])+COLUMN([.W7])+69;ROW( [.W7])+COLUMN([.W7])+95))" office:value-type="string" office:string-value="c" calcext:value-type="string">
            <text:p>c</text:p>
          </table:table-cell>
          <table:table-cell table:formula="of:=CHAR(IF(ROW( [.X7])+COLUMN([.X7])+95&gt;122;ROW( [.X7])+COLUMN([.X7])+69;ROW( [.X7])+COLUMN([.X7])+95))" office:value-type="string" office:string-value="d" calcext:value-type="string">
            <text:p>d</text:p>
          </table:table-cell>
          <table:table-cell table:formula="of:=CHAR(IF(ROW( [.Y7])+COLUMN([.Y7])+95&gt;122;ROW( [.Y7])+COLUMN([.Y7])+69;ROW( [.Y7])+COLUMN([.Y7])+95))" office:value-type="string" office:string-value="e" calcext:value-type="string">
            <text:p>e</text:p>
          </table:table-cell>
          <table:table-cell table:formula="of:=CHAR(IF(ROW( [.Z7])+COLUMN([.Z7])+95&gt;122;ROW( [.Z7])+COLUMN([.Z7])+69;ROW( [.Z7])+COLUMN([.Z7])+95))" office:value-type="string" office:string-value="f" calcext:value-type="string">
            <text:p>f</text:p>
          </table:table-cell>
          <table:table-cell table:number-columns-repeated="15"/>
        </table:table-row>
        <table:table-row table:style-name="ro1">
          <table:table-cell table:formula="of:=CHAR(IF(ROW( [.A8])+COLUMN([.A8])+95&gt;122;ROW( [.A8])+COLUMN([.A8])+69;ROW( [.A8])+COLUMN([.A8])+95))" office:value-type="string" office:string-value="h" calcext:value-type="string">
            <text:p>h</text:p>
          </table:table-cell>
          <table:table-cell table:formula="of:=CHAR(IF(ROW( [.B8])+COLUMN([.B8])+95&gt;122;ROW( [.B8])+COLUMN([.B8])+69;ROW( [.B8])+COLUMN([.B8])+95))" office:value-type="string" office:string-value="i" calcext:value-type="string">
            <text:p>i</text:p>
          </table:table-cell>
          <table:table-cell table:formula="of:=CHAR(IF(ROW( [.C8])+COLUMN([.C8])+95&gt;122;ROW( [.C8])+COLUMN([.C8])+69;ROW( [.C8])+COLUMN([.C8])+95))" office:value-type="string" office:string-value="j" calcext:value-type="string">
            <text:p>j</text:p>
          </table:table-cell>
          <table:table-cell table:formula="of:=CHAR(IF(ROW( [.D8])+COLUMN([.D8])+95&gt;122;ROW( [.D8])+COLUMN([.D8])+69;ROW( [.D8])+COLUMN([.D8])+95))" office:value-type="string" office:string-value="k" calcext:value-type="string">
            <text:p>k</text:p>
          </table:table-cell>
          <table:table-cell table:formula="of:=CHAR(IF(ROW( [.E8])+COLUMN([.E8])+95&gt;122;ROW( [.E8])+COLUMN([.E8])+69;ROW( [.E8])+COLUMN([.E8])+95))" office:value-type="string" office:string-value="l" calcext:value-type="string">
            <text:p>l</text:p>
          </table:table-cell>
          <table:table-cell table:formula="of:=CHAR(IF(ROW( [.F8])+COLUMN([.F8])+95&gt;122;ROW( [.F8])+COLUMN([.F8])+69;ROW( [.F8])+COLUMN([.F8])+95))" office:value-type="string" office:string-value="m" calcext:value-type="string">
            <text:p>m</text:p>
          </table:table-cell>
          <table:table-cell table:formula="of:=CHAR(IF(ROW( [.G8])+COLUMN([.G8])+95&gt;122;ROW( [.G8])+COLUMN([.G8])+69;ROW( [.G8])+COLUMN([.G8])+95))" office:value-type="string" office:string-value="n" calcext:value-type="string">
            <text:p>n</text:p>
          </table:table-cell>
          <table:table-cell table:formula="of:=CHAR(IF(ROW( [.H8])+COLUMN([.H8])+95&gt;122;ROW( [.H8])+COLUMN([.H8])+69;ROW( [.H8])+COLUMN([.H8])+95))" office:value-type="string" office:string-value="o" calcext:value-type="string">
            <text:p>o</text:p>
          </table:table-cell>
          <table:table-cell table:formula="of:=CHAR(IF(ROW( [.I8])+COLUMN([.I8])+95&gt;122;ROW( [.I8])+COLUMN([.I8])+69;ROW( [.I8])+COLUMN([.I8])+95))" office:value-type="string" office:string-value="p" calcext:value-type="string">
            <text:p>p</text:p>
          </table:table-cell>
          <table:table-cell table:formula="of:=CHAR(IF(ROW( [.J8])+COLUMN([.J8])+95&gt;122;ROW( [.J8])+COLUMN([.J8])+69;ROW( [.J8])+COLUMN([.J8])+95))" office:value-type="string" office:string-value="q" calcext:value-type="string">
            <text:p>q</text:p>
          </table:table-cell>
          <table:table-cell table:formula="of:=CHAR(IF(ROW( [.K8])+COLUMN([.K8])+95&gt;122;ROW( [.K8])+COLUMN([.K8])+69;ROW( [.K8])+COLUMN([.K8])+95))" office:value-type="string" office:string-value="r" calcext:value-type="string">
            <text:p>r</text:p>
          </table:table-cell>
          <table:table-cell table:formula="of:=CHAR(IF(ROW( [.L8])+COLUMN([.L8])+95&gt;122;ROW( [.L8])+COLUMN([.L8])+69;ROW( [.L8])+COLUMN([.L8])+95))" office:value-type="string" office:string-value="s" calcext:value-type="string">
            <text:p>s</text:p>
          </table:table-cell>
          <table:table-cell table:formula="of:=CHAR(IF(ROW( [.M8])+COLUMN([.M8])+95&gt;122;ROW( [.M8])+COLUMN([.M8])+69;ROW( [.M8])+COLUMN([.M8])+95))" office:value-type="string" office:string-value="t" calcext:value-type="string">
            <text:p>t</text:p>
          </table:table-cell>
          <table:table-cell table:formula="of:=CHAR(IF(ROW( [.N8])+COLUMN([.N8])+95&gt;122;ROW( [.N8])+COLUMN([.N8])+69;ROW( [.N8])+COLUMN([.N8])+95))" office:value-type="string" office:string-value="u" calcext:value-type="string">
            <text:p>u</text:p>
          </table:table-cell>
          <table:table-cell table:formula="of:=CHAR(IF(ROW( [.O8])+COLUMN([.O8])+95&gt;122;ROW( [.O8])+COLUMN([.O8])+69;ROW( [.O8])+COLUMN([.O8])+95))" office:value-type="string" office:string-value="v" calcext:value-type="string">
            <text:p>v</text:p>
          </table:table-cell>
          <table:table-cell table:formula="of:=CHAR(IF(ROW( [.P8])+COLUMN([.P8])+95&gt;122;ROW( [.P8])+COLUMN([.P8])+69;ROW( [.P8])+COLUMN([.P8])+95))" office:value-type="string" office:string-value="w" calcext:value-type="string">
            <text:p>w</text:p>
          </table:table-cell>
          <table:table-cell table:formula="of:=CHAR(IF(ROW( [.Q8])+COLUMN([.Q8])+95&gt;122;ROW( [.Q8])+COLUMN([.Q8])+69;ROW( [.Q8])+COLUMN([.Q8])+95))" office:value-type="string" office:string-value="x" calcext:value-type="string">
            <text:p>x</text:p>
          </table:table-cell>
          <table:table-cell table:formula="of:=CHAR(IF(ROW( [.R8])+COLUMN([.R8])+95&gt;122;ROW( [.R8])+COLUMN([.R8])+69;ROW( [.R8])+COLUMN([.R8])+95))" office:value-type="string" office:string-value="y" calcext:value-type="string">
            <text:p>y</text:p>
          </table:table-cell>
          <table:table-cell table:formula="of:=CHAR(IF(ROW( [.S8])+COLUMN([.S8])+95&gt;122;ROW( [.S8])+COLUMN([.S8])+69;ROW( [.S8])+COLUMN([.S8])+95))" office:value-type="string" office:string-value="z" calcext:value-type="string">
            <text:p>z</text:p>
          </table:table-cell>
          <table:table-cell table:formula="of:=CHAR(IF(ROW( [.T8])+COLUMN([.T8])+95&gt;122;ROW( [.T8])+COLUMN([.T8])+69;ROW( [.T8])+COLUMN([.T8])+95))" office:value-type="string" office:string-value="a" calcext:value-type="string">
            <text:p>a</text:p>
          </table:table-cell>
          <table:table-cell table:formula="of:=CHAR(IF(ROW( [.U8])+COLUMN([.U8])+95&gt;122;ROW( [.U8])+COLUMN([.U8])+69;ROW( [.U8])+COLUMN([.U8])+95))" office:value-type="string" office:string-value="b" calcext:value-type="string">
            <text:p>b</text:p>
          </table:table-cell>
          <table:table-cell table:formula="of:=CHAR(IF(ROW( [.V8])+COLUMN([.V8])+95&gt;122;ROW( [.V8])+COLUMN([.V8])+69;ROW( [.V8])+COLUMN([.V8])+95))" office:value-type="string" office:string-value="c" calcext:value-type="string">
            <text:p>c</text:p>
          </table:table-cell>
          <table:table-cell table:formula="of:=CHAR(IF(ROW( [.W8])+COLUMN([.W8])+95&gt;122;ROW( [.W8])+COLUMN([.W8])+69;ROW( [.W8])+COLUMN([.W8])+95))" office:value-type="string" office:string-value="d" calcext:value-type="string">
            <text:p>d</text:p>
          </table:table-cell>
          <table:table-cell table:formula="of:=CHAR(IF(ROW( [.X8])+COLUMN([.X8])+95&gt;122;ROW( [.X8])+COLUMN([.X8])+69;ROW( [.X8])+COLUMN([.X8])+95))" office:value-type="string" office:string-value="e" calcext:value-type="string">
            <text:p>e</text:p>
          </table:table-cell>
          <table:table-cell table:formula="of:=CHAR(IF(ROW( [.Y8])+COLUMN([.Y8])+95&gt;122;ROW( [.Y8])+COLUMN([.Y8])+69;ROW( [.Y8])+COLUMN([.Y8])+95))" office:value-type="string" office:string-value="f" calcext:value-type="string">
            <text:p>f</text:p>
          </table:table-cell>
          <table:table-cell table:formula="of:=CHAR(IF(ROW( [.Z8])+COLUMN([.Z8])+95&gt;122;ROW( [.Z8])+COLUMN([.Z8])+69;ROW( [.Z8])+COLUMN([.Z8])+95))" office:value-type="string" office:string-value="g" calcext:value-type="string">
            <text:p>g</text:p>
          </table:table-cell>
          <table:table-cell table:number-columns-repeated="15"/>
        </table:table-row>
        <table:table-row table:style-name="ro1">
          <table:table-cell table:formula="of:=CHAR(IF(ROW( [.A9])+COLUMN([.A9])+95&gt;122;ROW( [.A9])+COLUMN([.A9])+69;ROW( [.A9])+COLUMN([.A9])+95))" office:value-type="string" office:string-value="i" calcext:value-type="string">
            <text:p>i</text:p>
          </table:table-cell>
          <table:table-cell table:formula="of:=CHAR(IF(ROW( [.B9])+COLUMN([.B9])+95&gt;122;ROW( [.B9])+COLUMN([.B9])+69;ROW( [.B9])+COLUMN([.B9])+95))" office:value-type="string" office:string-value="j" calcext:value-type="string">
            <text:p>j</text:p>
          </table:table-cell>
          <table:table-cell table:formula="of:=CHAR(IF(ROW( [.C9])+COLUMN([.C9])+95&gt;122;ROW( [.C9])+COLUMN([.C9])+69;ROW( [.C9])+COLUMN([.C9])+95))" office:value-type="string" office:string-value="k" calcext:value-type="string">
            <text:p>k</text:p>
          </table:table-cell>
          <table:table-cell table:formula="of:=CHAR(IF(ROW( [.D9])+COLUMN([.D9])+95&gt;122;ROW( [.D9])+COLUMN([.D9])+69;ROW( [.D9])+COLUMN([.D9])+95))" office:value-type="string" office:string-value="l" calcext:value-type="string">
            <text:p>l</text:p>
          </table:table-cell>
          <table:table-cell table:formula="of:=CHAR(IF(ROW( [.E9])+COLUMN([.E9])+95&gt;122;ROW( [.E9])+COLUMN([.E9])+69;ROW( [.E9])+COLUMN([.E9])+95))" office:value-type="string" office:string-value="m" calcext:value-type="string">
            <text:p>m</text:p>
          </table:table-cell>
          <table:table-cell table:formula="of:=CHAR(IF(ROW( [.F9])+COLUMN([.F9])+95&gt;122;ROW( [.F9])+COLUMN([.F9])+69;ROW( [.F9])+COLUMN([.F9])+95))" office:value-type="string" office:string-value="n" calcext:value-type="string">
            <text:p>n</text:p>
          </table:table-cell>
          <table:table-cell table:formula="of:=CHAR(IF(ROW( [.G9])+COLUMN([.G9])+95&gt;122;ROW( [.G9])+COLUMN([.G9])+69;ROW( [.G9])+COLUMN([.G9])+95))" office:value-type="string" office:string-value="o" calcext:value-type="string">
            <text:p>o</text:p>
          </table:table-cell>
          <table:table-cell table:formula="of:=CHAR(IF(ROW( [.H9])+COLUMN([.H9])+95&gt;122;ROW( [.H9])+COLUMN([.H9])+69;ROW( [.H9])+COLUMN([.H9])+95))" office:value-type="string" office:string-value="p" calcext:value-type="string">
            <text:p>p</text:p>
          </table:table-cell>
          <table:table-cell table:formula="of:=CHAR(IF(ROW( [.I9])+COLUMN([.I9])+95&gt;122;ROW( [.I9])+COLUMN([.I9])+69;ROW( [.I9])+COLUMN([.I9])+95))" office:value-type="string" office:string-value="q" calcext:value-type="string">
            <text:p>q</text:p>
          </table:table-cell>
          <table:table-cell table:formula="of:=CHAR(IF(ROW( [.J9])+COLUMN([.J9])+95&gt;122;ROW( [.J9])+COLUMN([.J9])+69;ROW( [.J9])+COLUMN([.J9])+95))" office:value-type="string" office:string-value="r" calcext:value-type="string">
            <text:p>r</text:p>
          </table:table-cell>
          <table:table-cell table:formula="of:=CHAR(IF(ROW( [.K9])+COLUMN([.K9])+95&gt;122;ROW( [.K9])+COLUMN([.K9])+69;ROW( [.K9])+COLUMN([.K9])+95))" office:value-type="string" office:string-value="s" calcext:value-type="string">
            <text:p>s</text:p>
          </table:table-cell>
          <table:table-cell table:formula="of:=CHAR(IF(ROW( [.L9])+COLUMN([.L9])+95&gt;122;ROW( [.L9])+COLUMN([.L9])+69;ROW( [.L9])+COLUMN([.L9])+95))" office:value-type="string" office:string-value="t" calcext:value-type="string">
            <text:p>t</text:p>
          </table:table-cell>
          <table:table-cell table:formula="of:=CHAR(IF(ROW( [.M9])+COLUMN([.M9])+95&gt;122;ROW( [.M9])+COLUMN([.M9])+69;ROW( [.M9])+COLUMN([.M9])+95))" office:value-type="string" office:string-value="u" calcext:value-type="string">
            <text:p>u</text:p>
          </table:table-cell>
          <table:table-cell table:formula="of:=CHAR(IF(ROW( [.N9])+COLUMN([.N9])+95&gt;122;ROW( [.N9])+COLUMN([.N9])+69;ROW( [.N9])+COLUMN([.N9])+95))" office:value-type="string" office:string-value="v" calcext:value-type="string">
            <text:p>v</text:p>
          </table:table-cell>
          <table:table-cell table:formula="of:=CHAR(IF(ROW( [.O9])+COLUMN([.O9])+95&gt;122;ROW( [.O9])+COLUMN([.O9])+69;ROW( [.O9])+COLUMN([.O9])+95))" office:value-type="string" office:string-value="w" calcext:value-type="string">
            <text:p>w</text:p>
          </table:table-cell>
          <table:table-cell table:formula="of:=CHAR(IF(ROW( [.P9])+COLUMN([.P9])+95&gt;122;ROW( [.P9])+COLUMN([.P9])+69;ROW( [.P9])+COLUMN([.P9])+95))" office:value-type="string" office:string-value="x" calcext:value-type="string">
            <text:p>x</text:p>
          </table:table-cell>
          <table:table-cell table:formula="of:=CHAR(IF(ROW( [.Q9])+COLUMN([.Q9])+95&gt;122;ROW( [.Q9])+COLUMN([.Q9])+69;ROW( [.Q9])+COLUMN([.Q9])+95))" office:value-type="string" office:string-value="y" calcext:value-type="string">
            <text:p>y</text:p>
          </table:table-cell>
          <table:table-cell table:formula="of:=CHAR(IF(ROW( [.R9])+COLUMN([.R9])+95&gt;122;ROW( [.R9])+COLUMN([.R9])+69;ROW( [.R9])+COLUMN([.R9])+95))" office:value-type="string" office:string-value="z" calcext:value-type="string">
            <text:p>z</text:p>
          </table:table-cell>
          <table:table-cell table:formula="of:=CHAR(IF(ROW( [.S9])+COLUMN([.S9])+95&gt;122;ROW( [.S9])+COLUMN([.S9])+69;ROW( [.S9])+COLUMN([.S9])+95))" office:value-type="string" office:string-value="a" calcext:value-type="string">
            <text:p>a</text:p>
          </table:table-cell>
          <table:table-cell table:formula="of:=CHAR(IF(ROW( [.T9])+COLUMN([.T9])+95&gt;122;ROW( [.T9])+COLUMN([.T9])+69;ROW( [.T9])+COLUMN([.T9])+95))" office:value-type="string" office:string-value="b" calcext:value-type="string">
            <text:p>b</text:p>
          </table:table-cell>
          <table:table-cell table:formula="of:=CHAR(IF(ROW( [.U9])+COLUMN([.U9])+95&gt;122;ROW( [.U9])+COLUMN([.U9])+69;ROW( [.U9])+COLUMN([.U9])+95))" office:value-type="string" office:string-value="c" calcext:value-type="string">
            <text:p>c</text:p>
          </table:table-cell>
          <table:table-cell table:formula="of:=CHAR(IF(ROW( [.V9])+COLUMN([.V9])+95&gt;122;ROW( [.V9])+COLUMN([.V9])+69;ROW( [.V9])+COLUMN([.V9])+95))" office:value-type="string" office:string-value="d" calcext:value-type="string">
            <text:p>d</text:p>
          </table:table-cell>
          <table:table-cell table:formula="of:=CHAR(IF(ROW( [.W9])+COLUMN([.W9])+95&gt;122;ROW( [.W9])+COLUMN([.W9])+69;ROW( [.W9])+COLUMN([.W9])+95))" office:value-type="string" office:string-value="e" calcext:value-type="string">
            <text:p>e</text:p>
          </table:table-cell>
          <table:table-cell table:formula="of:=CHAR(IF(ROW( [.X9])+COLUMN([.X9])+95&gt;122;ROW( [.X9])+COLUMN([.X9])+69;ROW( [.X9])+COLUMN([.X9])+95))" office:value-type="string" office:string-value="f" calcext:value-type="string">
            <text:p>f</text:p>
          </table:table-cell>
          <table:table-cell table:formula="of:=CHAR(IF(ROW( [.Y9])+COLUMN([.Y9])+95&gt;122;ROW( [.Y9])+COLUMN([.Y9])+69;ROW( [.Y9])+COLUMN([.Y9])+95))" office:value-type="string" office:string-value="g" calcext:value-type="string">
            <text:p>g</text:p>
          </table:table-cell>
          <table:table-cell table:formula="of:=CHAR(IF(ROW( [.Z9])+COLUMN([.Z9])+95&gt;122;ROW( [.Z9])+COLUMN([.Z9])+69;ROW( [.Z9])+COLUMN([.Z9])+95))" office:value-type="string" office:string-value="h" calcext:value-type="string">
            <text:p>h</text:p>
          </table:table-cell>
          <table:table-cell table:number-columns-repeated="15"/>
        </table:table-row>
        <table:table-row table:style-name="ro1">
          <table:table-cell table:formula="of:=CHAR(IF(ROW( [.A10])+COLUMN([.A10])+95&gt;122;ROW( [.A10])+COLUMN([.A10])+69;ROW( [.A10])+COLUMN([.A10])+95))" office:value-type="string" office:string-value="j" calcext:value-type="string">
            <text:p>j</text:p>
          </table:table-cell>
          <table:table-cell table:formula="of:=CHAR(IF(ROW( [.B10])+COLUMN([.B10])+95&gt;122;ROW( [.B10])+COLUMN([.B10])+69;ROW( [.B10])+COLUMN([.B10])+95))" office:value-type="string" office:string-value="k" calcext:value-type="string">
            <text:p>k</text:p>
          </table:table-cell>
          <table:table-cell table:formula="of:=CHAR(IF(ROW( [.C10])+COLUMN([.C10])+95&gt;122;ROW( [.C10])+COLUMN([.C10])+69;ROW( [.C10])+COLUMN([.C10])+95))" office:value-type="string" office:string-value="l" calcext:value-type="string">
            <text:p>l</text:p>
          </table:table-cell>
          <table:table-cell table:formula="of:=CHAR(IF(ROW( [.D10])+COLUMN([.D10])+95&gt;122;ROW( [.D10])+COLUMN([.D10])+69;ROW( [.D10])+COLUMN([.D10])+95))" office:value-type="string" office:string-value="m" calcext:value-type="string">
            <text:p>m</text:p>
          </table:table-cell>
          <table:table-cell table:formula="of:=CHAR(IF(ROW( [.E10])+COLUMN([.E10])+95&gt;122;ROW( [.E10])+COLUMN([.E10])+69;ROW( [.E10])+COLUMN([.E10])+95))" office:value-type="string" office:string-value="n" calcext:value-type="string">
            <text:p>n</text:p>
          </table:table-cell>
          <table:table-cell table:formula="of:=CHAR(IF(ROW( [.F10])+COLUMN([.F10])+95&gt;122;ROW( [.F10])+COLUMN([.F10])+69;ROW( [.F10])+COLUMN([.F10])+95))" office:value-type="string" office:string-value="o" calcext:value-type="string">
            <text:p>o</text:p>
          </table:table-cell>
          <table:table-cell table:formula="of:=CHAR(IF(ROW( [.G10])+COLUMN([.G10])+95&gt;122;ROW( [.G10])+COLUMN([.G10])+69;ROW( [.G10])+COLUMN([.G10])+95))" office:value-type="string" office:string-value="p" calcext:value-type="string">
            <text:p>p</text:p>
          </table:table-cell>
          <table:table-cell table:formula="of:=CHAR(IF(ROW( [.H10])+COLUMN([.H10])+95&gt;122;ROW( [.H10])+COLUMN([.H10])+69;ROW( [.H10])+COLUMN([.H10])+95))" office:value-type="string" office:string-value="q" calcext:value-type="string">
            <text:p>q</text:p>
          </table:table-cell>
          <table:table-cell table:formula="of:=CHAR(IF(ROW( [.I10])+COLUMN([.I10])+95&gt;122;ROW( [.I10])+COLUMN([.I10])+69;ROW( [.I10])+COLUMN([.I10])+95))" office:value-type="string" office:string-value="r" calcext:value-type="string">
            <text:p>r</text:p>
          </table:table-cell>
          <table:table-cell table:formula="of:=CHAR(IF(ROW( [.J10])+COLUMN([.J10])+95&gt;122;ROW( [.J10])+COLUMN([.J10])+69;ROW( [.J10])+COLUMN([.J10])+95))" office:value-type="string" office:string-value="s" calcext:value-type="string">
            <text:p>s</text:p>
          </table:table-cell>
          <table:table-cell table:formula="of:=CHAR(IF(ROW( [.K10])+COLUMN([.K10])+95&gt;122;ROW( [.K10])+COLUMN([.K10])+69;ROW( [.K10])+COLUMN([.K10])+95))" office:value-type="string" office:string-value="t" calcext:value-type="string">
            <text:p>t</text:p>
          </table:table-cell>
          <table:table-cell table:formula="of:=CHAR(IF(ROW( [.L10])+COLUMN([.L10])+95&gt;122;ROW( [.L10])+COLUMN([.L10])+69;ROW( [.L10])+COLUMN([.L10])+95))" office:value-type="string" office:string-value="u" calcext:value-type="string">
            <text:p>u</text:p>
          </table:table-cell>
          <table:table-cell table:formula="of:=CHAR(IF(ROW( [.M10])+COLUMN([.M10])+95&gt;122;ROW( [.M10])+COLUMN([.M10])+69;ROW( [.M10])+COLUMN([.M10])+95))" office:value-type="string" office:string-value="v" calcext:value-type="string">
            <text:p>v</text:p>
          </table:table-cell>
          <table:table-cell table:formula="of:=CHAR(IF(ROW( [.N10])+COLUMN([.N10])+95&gt;122;ROW( [.N10])+COLUMN([.N10])+69;ROW( [.N10])+COLUMN([.N10])+95))" office:value-type="string" office:string-value="w" calcext:value-type="string">
            <text:p>w</text:p>
          </table:table-cell>
          <table:table-cell table:formula="of:=CHAR(IF(ROW( [.O10])+COLUMN([.O10])+95&gt;122;ROW( [.O10])+COLUMN([.O10])+69;ROW( [.O10])+COLUMN([.O10])+95))" office:value-type="string" office:string-value="x" calcext:value-type="string">
            <text:p>x</text:p>
          </table:table-cell>
          <table:table-cell table:formula="of:=CHAR(IF(ROW( [.P10])+COLUMN([.P10])+95&gt;122;ROW( [.P10])+COLUMN([.P10])+69;ROW( [.P10])+COLUMN([.P10])+95))" office:value-type="string" office:string-value="y" calcext:value-type="string">
            <text:p>y</text:p>
          </table:table-cell>
          <table:table-cell table:formula="of:=CHAR(IF(ROW( [.Q10])+COLUMN([.Q10])+95&gt;122;ROW( [.Q10])+COLUMN([.Q10])+69;ROW( [.Q10])+COLUMN([.Q10])+95))" office:value-type="string" office:string-value="z" calcext:value-type="string">
            <text:p>z</text:p>
          </table:table-cell>
          <table:table-cell table:formula="of:=CHAR(IF(ROW( [.R10])+COLUMN([.R10])+95&gt;122;ROW( [.R10])+COLUMN([.R10])+69;ROW( [.R10])+COLUMN([.R10])+95))" office:value-type="string" office:string-value="a" calcext:value-type="string">
            <text:p>a</text:p>
          </table:table-cell>
          <table:table-cell table:formula="of:=CHAR(IF(ROW( [.S10])+COLUMN([.S10])+95&gt;122;ROW( [.S10])+COLUMN([.S10])+69;ROW( [.S10])+COLUMN([.S10])+95))" office:value-type="string" office:string-value="b" calcext:value-type="string">
            <text:p>b</text:p>
          </table:table-cell>
          <table:table-cell table:formula="of:=CHAR(IF(ROW( [.T10])+COLUMN([.T10])+95&gt;122;ROW( [.T10])+COLUMN([.T10])+69;ROW( [.T10])+COLUMN([.T10])+95))" office:value-type="string" office:string-value="c" calcext:value-type="string">
            <text:p>c</text:p>
          </table:table-cell>
          <table:table-cell table:formula="of:=CHAR(IF(ROW( [.U10])+COLUMN([.U10])+95&gt;122;ROW( [.U10])+COLUMN([.U10])+69;ROW( [.U10])+COLUMN([.U10])+95))" office:value-type="string" office:string-value="d" calcext:value-type="string">
            <text:p>d</text:p>
          </table:table-cell>
          <table:table-cell table:formula="of:=CHAR(IF(ROW( [.V10])+COLUMN([.V10])+95&gt;122;ROW( [.V10])+COLUMN([.V10])+69;ROW( [.V10])+COLUMN([.V10])+95))" office:value-type="string" office:string-value="e" calcext:value-type="string">
            <text:p>e</text:p>
          </table:table-cell>
          <table:table-cell table:formula="of:=CHAR(IF(ROW( [.W10])+COLUMN([.W10])+95&gt;122;ROW( [.W10])+COLUMN([.W10])+69;ROW( [.W10])+COLUMN([.W10])+95))" office:value-type="string" office:string-value="f" calcext:value-type="string">
            <text:p>f</text:p>
          </table:table-cell>
          <table:table-cell table:formula="of:=CHAR(IF(ROW( [.X10])+COLUMN([.X10])+95&gt;122;ROW( [.X10])+COLUMN([.X10])+69;ROW( [.X10])+COLUMN([.X10])+95))" office:value-type="string" office:string-value="g" calcext:value-type="string">
            <text:p>g</text:p>
          </table:table-cell>
          <table:table-cell table:formula="of:=CHAR(IF(ROW( [.Y10])+COLUMN([.Y10])+95&gt;122;ROW( [.Y10])+COLUMN([.Y10])+69;ROW( [.Y10])+COLUMN([.Y10])+95))" office:value-type="string" office:string-value="h" calcext:value-type="string">
            <text:p>h</text:p>
          </table:table-cell>
          <table:table-cell table:formula="of:=CHAR(IF(ROW( [.Z10])+COLUMN([.Z10])+95&gt;122;ROW( [.Z10])+COLUMN([.Z10])+69;ROW( [.Z10])+COLUMN([.Z10])+95))" office:value-type="string" office:string-value="i" calcext:value-type="string">
            <text:p>i</text:p>
          </table:table-cell>
          <table:table-cell table:number-columns-repeated="15"/>
        </table:table-row>
        <table:table-row table:style-name="ro1">
          <table:table-cell table:formula="of:=CHAR(IF(ROW( [.A11])+COLUMN([.A11])+95&gt;122;ROW( [.A11])+COLUMN([.A11])+69;ROW( [.A11])+COLUMN([.A11])+95))" office:value-type="string" office:string-value="k" calcext:value-type="string">
            <text:p>k</text:p>
          </table:table-cell>
          <table:table-cell table:formula="of:=CHAR(IF(ROW( [.B11])+COLUMN([.B11])+95&gt;122;ROW( [.B11])+COLUMN([.B11])+69;ROW( [.B11])+COLUMN([.B11])+95))" office:value-type="string" office:string-value="l" calcext:value-type="string">
            <text:p>l</text:p>
          </table:table-cell>
          <table:table-cell table:formula="of:=CHAR(IF(ROW( [.C11])+COLUMN([.C11])+95&gt;122;ROW( [.C11])+COLUMN([.C11])+69;ROW( [.C11])+COLUMN([.C11])+95))" office:value-type="string" office:string-value="m" calcext:value-type="string">
            <text:p>m</text:p>
          </table:table-cell>
          <table:table-cell table:formula="of:=CHAR(IF(ROW( [.D11])+COLUMN([.D11])+95&gt;122;ROW( [.D11])+COLUMN([.D11])+69;ROW( [.D11])+COLUMN([.D11])+95))" office:value-type="string" office:string-value="n" calcext:value-type="string">
            <text:p>n</text:p>
          </table:table-cell>
          <table:table-cell table:formula="of:=CHAR(IF(ROW( [.E11])+COLUMN([.E11])+95&gt;122;ROW( [.E11])+COLUMN([.E11])+69;ROW( [.E11])+COLUMN([.E11])+95))" office:value-type="string" office:string-value="o" calcext:value-type="string">
            <text:p>o</text:p>
          </table:table-cell>
          <table:table-cell table:formula="of:=CHAR(IF(ROW( [.F11])+COLUMN([.F11])+95&gt;122;ROW( [.F11])+COLUMN([.F11])+69;ROW( [.F11])+COLUMN([.F11])+95))" office:value-type="string" office:string-value="p" calcext:value-type="string">
            <text:p>p</text:p>
          </table:table-cell>
          <table:table-cell table:formula="of:=CHAR(IF(ROW( [.G11])+COLUMN([.G11])+95&gt;122;ROW( [.G11])+COLUMN([.G11])+69;ROW( [.G11])+COLUMN([.G11])+95))" office:value-type="string" office:string-value="q" calcext:value-type="string">
            <text:p>q</text:p>
          </table:table-cell>
          <table:table-cell table:formula="of:=CHAR(IF(ROW( [.H11])+COLUMN([.H11])+95&gt;122;ROW( [.H11])+COLUMN([.H11])+69;ROW( [.H11])+COLUMN([.H11])+95))" office:value-type="string" office:string-value="r" calcext:value-type="string">
            <text:p>r</text:p>
          </table:table-cell>
          <table:table-cell table:formula="of:=CHAR(IF(ROW( [.I11])+COLUMN([.I11])+95&gt;122;ROW( [.I11])+COLUMN([.I11])+69;ROW( [.I11])+COLUMN([.I11])+95))" office:value-type="string" office:string-value="s" calcext:value-type="string">
            <text:p>s</text:p>
          </table:table-cell>
          <table:table-cell table:formula="of:=CHAR(IF(ROW( [.J11])+COLUMN([.J11])+95&gt;122;ROW( [.J11])+COLUMN([.J11])+69;ROW( [.J11])+COLUMN([.J11])+95))" office:value-type="string" office:string-value="t" calcext:value-type="string">
            <text:p>t</text:p>
          </table:table-cell>
          <table:table-cell table:formula="of:=CHAR(IF(ROW( [.K11])+COLUMN([.K11])+95&gt;122;ROW( [.K11])+COLUMN([.K11])+69;ROW( [.K11])+COLUMN([.K11])+95))" office:value-type="string" office:string-value="u" calcext:value-type="string">
            <text:p>u</text:p>
          </table:table-cell>
          <table:table-cell table:formula="of:=CHAR(IF(ROW( [.L11])+COLUMN([.L11])+95&gt;122;ROW( [.L11])+COLUMN([.L11])+69;ROW( [.L11])+COLUMN([.L11])+95))" office:value-type="string" office:string-value="v" calcext:value-type="string">
            <text:p>v</text:p>
          </table:table-cell>
          <table:table-cell table:formula="of:=CHAR(IF(ROW( [.M11])+COLUMN([.M11])+95&gt;122;ROW( [.M11])+COLUMN([.M11])+69;ROW( [.M11])+COLUMN([.M11])+95))" office:value-type="string" office:string-value="w" calcext:value-type="string">
            <text:p>w</text:p>
          </table:table-cell>
          <table:table-cell table:formula="of:=CHAR(IF(ROW( [.N11])+COLUMN([.N11])+95&gt;122;ROW( [.N11])+COLUMN([.N11])+69;ROW( [.N11])+COLUMN([.N11])+95))" office:value-type="string" office:string-value="x" calcext:value-type="string">
            <text:p>x</text:p>
          </table:table-cell>
          <table:table-cell table:formula="of:=CHAR(IF(ROW( [.O11])+COLUMN([.O11])+95&gt;122;ROW( [.O11])+COLUMN([.O11])+69;ROW( [.O11])+COLUMN([.O11])+95))" office:value-type="string" office:string-value="y" calcext:value-type="string">
            <text:p>y</text:p>
          </table:table-cell>
          <table:table-cell table:formula="of:=CHAR(IF(ROW( [.P11])+COLUMN([.P11])+95&gt;122;ROW( [.P11])+COLUMN([.P11])+69;ROW( [.P11])+COLUMN([.P11])+95))" office:value-type="string" office:string-value="z" calcext:value-type="string">
            <text:p>z</text:p>
          </table:table-cell>
          <table:table-cell table:formula="of:=CHAR(IF(ROW( [.Q11])+COLUMN([.Q11])+95&gt;122;ROW( [.Q11])+COLUMN([.Q11])+69;ROW( [.Q11])+COLUMN([.Q11])+95))" office:value-type="string" office:string-value="a" calcext:value-type="string">
            <text:p>a</text:p>
          </table:table-cell>
          <table:table-cell table:formula="of:=CHAR(IF(ROW( [.R11])+COLUMN([.R11])+95&gt;122;ROW( [.R11])+COLUMN([.R11])+69;ROW( [.R11])+COLUMN([.R11])+95))" office:value-type="string" office:string-value="b" calcext:value-type="string">
            <text:p>b</text:p>
          </table:table-cell>
          <table:table-cell table:formula="of:=CHAR(IF(ROW( [.S11])+COLUMN([.S11])+95&gt;122;ROW( [.S11])+COLUMN([.S11])+69;ROW( [.S11])+COLUMN([.S11])+95))" office:value-type="string" office:string-value="c" calcext:value-type="string">
            <text:p>c</text:p>
          </table:table-cell>
          <table:table-cell table:formula="of:=CHAR(IF(ROW( [.T11])+COLUMN([.T11])+95&gt;122;ROW( [.T11])+COLUMN([.T11])+69;ROW( [.T11])+COLUMN([.T11])+95))" office:value-type="string" office:string-value="d" calcext:value-type="string">
            <text:p>d</text:p>
          </table:table-cell>
          <table:table-cell table:formula="of:=CHAR(IF(ROW( [.U11])+COLUMN([.U11])+95&gt;122;ROW( [.U11])+COLUMN([.U11])+69;ROW( [.U11])+COLUMN([.U11])+95))" office:value-type="string" office:string-value="e" calcext:value-type="string">
            <text:p>e</text:p>
          </table:table-cell>
          <table:table-cell table:formula="of:=CHAR(IF(ROW( [.V11])+COLUMN([.V11])+95&gt;122;ROW( [.V11])+COLUMN([.V11])+69;ROW( [.V11])+COLUMN([.V11])+95))" office:value-type="string" office:string-value="f" calcext:value-type="string">
            <text:p>f</text:p>
          </table:table-cell>
          <table:table-cell table:formula="of:=CHAR(IF(ROW( [.W11])+COLUMN([.W11])+95&gt;122;ROW( [.W11])+COLUMN([.W11])+69;ROW( [.W11])+COLUMN([.W11])+95))" office:value-type="string" office:string-value="g" calcext:value-type="string">
            <text:p>g</text:p>
          </table:table-cell>
          <table:table-cell table:formula="of:=CHAR(IF(ROW( [.X11])+COLUMN([.X11])+95&gt;122;ROW( [.X11])+COLUMN([.X11])+69;ROW( [.X11])+COLUMN([.X11])+95))" office:value-type="string" office:string-value="h" calcext:value-type="string">
            <text:p>h</text:p>
          </table:table-cell>
          <table:table-cell table:formula="of:=CHAR(IF(ROW( [.Y11])+COLUMN([.Y11])+95&gt;122;ROW( [.Y11])+COLUMN([.Y11])+69;ROW( [.Y11])+COLUMN([.Y11])+95))" office:value-type="string" office:string-value="i" calcext:value-type="string">
            <text:p>i</text:p>
          </table:table-cell>
          <table:table-cell table:formula="of:=CHAR(IF(ROW( [.Z11])+COLUMN([.Z11])+95&gt;122;ROW( [.Z11])+COLUMN([.Z11])+69;ROW( [.Z11])+COLUMN([.Z11])+95))" office:value-type="string" office:string-value="j" calcext:value-type="string">
            <text:p>j</text:p>
          </table:table-cell>
          <table:table-cell table:number-columns-repeated="15"/>
        </table:table-row>
        <table:table-row table:style-name="ro1">
          <table:table-cell table:formula="of:=CHAR(IF(ROW( [.A12])+COLUMN([.A12])+95&gt;122;ROW( [.A12])+COLUMN([.A12])+69;ROW( [.A12])+COLUMN([.A12])+95))" office:value-type="string" office:string-value="l" calcext:value-type="string">
            <text:p>l</text:p>
          </table:table-cell>
          <table:table-cell table:formula="of:=CHAR(IF(ROW( [.B12])+COLUMN([.B12])+95&gt;122;ROW( [.B12])+COLUMN([.B12])+69;ROW( [.B12])+COLUMN([.B12])+95))" office:value-type="string" office:string-value="m" calcext:value-type="string">
            <text:p>m</text:p>
          </table:table-cell>
          <table:table-cell table:formula="of:=CHAR(IF(ROW( [.C12])+COLUMN([.C12])+95&gt;122;ROW( [.C12])+COLUMN([.C12])+69;ROW( [.C12])+COLUMN([.C12])+95))" office:value-type="string" office:string-value="n" calcext:value-type="string">
            <text:p>n</text:p>
          </table:table-cell>
          <table:table-cell table:formula="of:=CHAR(IF(ROW( [.D12])+COLUMN([.D12])+95&gt;122;ROW( [.D12])+COLUMN([.D12])+69;ROW( [.D12])+COLUMN([.D12])+95))" office:value-type="string" office:string-value="o" calcext:value-type="string">
            <text:p>o</text:p>
          </table:table-cell>
          <table:table-cell table:formula="of:=CHAR(IF(ROW( [.E12])+COLUMN([.E12])+95&gt;122;ROW( [.E12])+COLUMN([.E12])+69;ROW( [.E12])+COLUMN([.E12])+95))" office:value-type="string" office:string-value="p" calcext:value-type="string">
            <text:p>p</text:p>
          </table:table-cell>
          <table:table-cell table:formula="of:=CHAR(IF(ROW( [.F12])+COLUMN([.F12])+95&gt;122;ROW( [.F12])+COLUMN([.F12])+69;ROW( [.F12])+COLUMN([.F12])+95))" office:value-type="string" office:string-value="q" calcext:value-type="string">
            <text:p>q</text:p>
          </table:table-cell>
          <table:table-cell table:formula="of:=CHAR(IF(ROW( [.G12])+COLUMN([.G12])+95&gt;122;ROW( [.G12])+COLUMN([.G12])+69;ROW( [.G12])+COLUMN([.G12])+95))" office:value-type="string" office:string-value="r" calcext:value-type="string">
            <text:p>r</text:p>
          </table:table-cell>
          <table:table-cell table:formula="of:=CHAR(IF(ROW( [.H12])+COLUMN([.H12])+95&gt;122;ROW( [.H12])+COLUMN([.H12])+69;ROW( [.H12])+COLUMN([.H12])+95))" office:value-type="string" office:string-value="s" calcext:value-type="string">
            <text:p>s</text:p>
          </table:table-cell>
          <table:table-cell table:formula="of:=CHAR(IF(ROW( [.I12])+COLUMN([.I12])+95&gt;122;ROW( [.I12])+COLUMN([.I12])+69;ROW( [.I12])+COLUMN([.I12])+95))" office:value-type="string" office:string-value="t" calcext:value-type="string">
            <text:p>t</text:p>
          </table:table-cell>
          <table:table-cell table:formula="of:=CHAR(IF(ROW( [.J12])+COLUMN([.J12])+95&gt;122;ROW( [.J12])+COLUMN([.J12])+69;ROW( [.J12])+COLUMN([.J12])+95))" office:value-type="string" office:string-value="u" calcext:value-type="string">
            <text:p>u</text:p>
          </table:table-cell>
          <table:table-cell table:formula="of:=CHAR(IF(ROW( [.K12])+COLUMN([.K12])+95&gt;122;ROW( [.K12])+COLUMN([.K12])+69;ROW( [.K12])+COLUMN([.K12])+95))" office:value-type="string" office:string-value="v" calcext:value-type="string">
            <text:p>v</text:p>
          </table:table-cell>
          <table:table-cell table:formula="of:=CHAR(IF(ROW( [.L12])+COLUMN([.L12])+95&gt;122;ROW( [.L12])+COLUMN([.L12])+69;ROW( [.L12])+COLUMN([.L12])+95))" office:value-type="string" office:string-value="w" calcext:value-type="string">
            <text:p>w</text:p>
          </table:table-cell>
          <table:table-cell table:formula="of:=CHAR(IF(ROW( [.M12])+COLUMN([.M12])+95&gt;122;ROW( [.M12])+COLUMN([.M12])+69;ROW( [.M12])+COLUMN([.M12])+95))" office:value-type="string" office:string-value="x" calcext:value-type="string">
            <text:p>x</text:p>
          </table:table-cell>
          <table:table-cell table:formula="of:=CHAR(IF(ROW( [.N12])+COLUMN([.N12])+95&gt;122;ROW( [.N12])+COLUMN([.N12])+69;ROW( [.N12])+COLUMN([.N12])+95))" office:value-type="string" office:string-value="y" calcext:value-type="string">
            <text:p>y</text:p>
          </table:table-cell>
          <table:table-cell table:formula="of:=CHAR(IF(ROW( [.O12])+COLUMN([.O12])+95&gt;122;ROW( [.O12])+COLUMN([.O12])+69;ROW( [.O12])+COLUMN([.O12])+95))" office:value-type="string" office:string-value="z" calcext:value-type="string">
            <text:p>z</text:p>
          </table:table-cell>
          <table:table-cell table:formula="of:=CHAR(IF(ROW( [.P12])+COLUMN([.P12])+95&gt;122;ROW( [.P12])+COLUMN([.P12])+69;ROW( [.P12])+COLUMN([.P12])+95))" office:value-type="string" office:string-value="a" calcext:value-type="string">
            <text:p>a</text:p>
          </table:table-cell>
          <table:table-cell table:formula="of:=CHAR(IF(ROW( [.Q12])+COLUMN([.Q12])+95&gt;122;ROW( [.Q12])+COLUMN([.Q12])+69;ROW( [.Q12])+COLUMN([.Q12])+95))" office:value-type="string" office:string-value="b" calcext:value-type="string">
            <text:p>b</text:p>
          </table:table-cell>
          <table:table-cell table:formula="of:=CHAR(IF(ROW( [.R12])+COLUMN([.R12])+95&gt;122;ROW( [.R12])+COLUMN([.R12])+69;ROW( [.R12])+COLUMN([.R12])+95))" office:value-type="string" office:string-value="c" calcext:value-type="string">
            <text:p>c</text:p>
          </table:table-cell>
          <table:table-cell table:formula="of:=CHAR(IF(ROW( [.S12])+COLUMN([.S12])+95&gt;122;ROW( [.S12])+COLUMN([.S12])+69;ROW( [.S12])+COLUMN([.S12])+95))" office:value-type="string" office:string-value="d" calcext:value-type="string">
            <text:p>d</text:p>
          </table:table-cell>
          <table:table-cell table:formula="of:=CHAR(IF(ROW( [.T12])+COLUMN([.T12])+95&gt;122;ROW( [.T12])+COLUMN([.T12])+69;ROW( [.T12])+COLUMN([.T12])+95))" office:value-type="string" office:string-value="e" calcext:value-type="string">
            <text:p>e</text:p>
          </table:table-cell>
          <table:table-cell table:formula="of:=CHAR(IF(ROW( [.U12])+COLUMN([.U12])+95&gt;122;ROW( [.U12])+COLUMN([.U12])+69;ROW( [.U12])+COLUMN([.U12])+95))" office:value-type="string" office:string-value="f" calcext:value-type="string">
            <text:p>f</text:p>
          </table:table-cell>
          <table:table-cell table:formula="of:=CHAR(IF(ROW( [.V12])+COLUMN([.V12])+95&gt;122;ROW( [.V12])+COLUMN([.V12])+69;ROW( [.V12])+COLUMN([.V12])+95))" office:value-type="string" office:string-value="g" calcext:value-type="string">
            <text:p>g</text:p>
          </table:table-cell>
          <table:table-cell table:formula="of:=CHAR(IF(ROW( [.W12])+COLUMN([.W12])+95&gt;122;ROW( [.W12])+COLUMN([.W12])+69;ROW( [.W12])+COLUMN([.W12])+95))" office:value-type="string" office:string-value="h" calcext:value-type="string">
            <text:p>h</text:p>
          </table:table-cell>
          <table:table-cell table:formula="of:=CHAR(IF(ROW( [.X12])+COLUMN([.X12])+95&gt;122;ROW( [.X12])+COLUMN([.X12])+69;ROW( [.X12])+COLUMN([.X12])+95))" office:value-type="string" office:string-value="i" calcext:value-type="string">
            <text:p>i</text:p>
          </table:table-cell>
          <table:table-cell table:formula="of:=CHAR(IF(ROW( [.Y12])+COLUMN([.Y12])+95&gt;122;ROW( [.Y12])+COLUMN([.Y12])+69;ROW( [.Y12])+COLUMN([.Y12])+95))" office:value-type="string" office:string-value="j" calcext:value-type="string">
            <text:p>j</text:p>
          </table:table-cell>
          <table:table-cell table:formula="of:=CHAR(IF(ROW( [.Z12])+COLUMN([.Z12])+95&gt;122;ROW( [.Z12])+COLUMN([.Z12])+69;ROW( [.Z12])+COLUMN([.Z12])+95))" office:value-type="string" office:string-value="k" calcext:value-type="string">
            <text:p>k</text:p>
          </table:table-cell>
          <table:table-cell table:number-columns-repeated="15"/>
        </table:table-row>
        <table:table-row table:style-name="ro1">
          <table:table-cell table:formula="of:=CHAR(IF(ROW( [.A13])+COLUMN([.A13])+95&gt;122;ROW( [.A13])+COLUMN([.A13])+69;ROW( [.A13])+COLUMN([.A13])+95))" office:value-type="string" office:string-value="m" calcext:value-type="string">
            <text:p>m</text:p>
          </table:table-cell>
          <table:table-cell table:formula="of:=CHAR(IF(ROW( [.B13])+COLUMN([.B13])+95&gt;122;ROW( [.B13])+COLUMN([.B13])+69;ROW( [.B13])+COLUMN([.B13])+95))" office:value-type="string" office:string-value="n" calcext:value-type="string">
            <text:p>n</text:p>
          </table:table-cell>
          <table:table-cell table:formula="of:=CHAR(IF(ROW( [.C13])+COLUMN([.C13])+95&gt;122;ROW( [.C13])+COLUMN([.C13])+69;ROW( [.C13])+COLUMN([.C13])+95))" office:value-type="string" office:string-value="o" calcext:value-type="string">
            <text:p>o</text:p>
          </table:table-cell>
          <table:table-cell table:formula="of:=CHAR(IF(ROW( [.D13])+COLUMN([.D13])+95&gt;122;ROW( [.D13])+COLUMN([.D13])+69;ROW( [.D13])+COLUMN([.D13])+95))" office:value-type="string" office:string-value="p" calcext:value-type="string">
            <text:p>p</text:p>
          </table:table-cell>
          <table:table-cell table:formula="of:=CHAR(IF(ROW( [.E13])+COLUMN([.E13])+95&gt;122;ROW( [.E13])+COLUMN([.E13])+69;ROW( [.E13])+COLUMN([.E13])+95))" office:value-type="string" office:string-value="q" calcext:value-type="string">
            <text:p>q</text:p>
          </table:table-cell>
          <table:table-cell table:formula="of:=CHAR(IF(ROW( [.F13])+COLUMN([.F13])+95&gt;122;ROW( [.F13])+COLUMN([.F13])+69;ROW( [.F13])+COLUMN([.F13])+95))" office:value-type="string" office:string-value="r" calcext:value-type="string">
            <text:p>r</text:p>
          </table:table-cell>
          <table:table-cell table:formula="of:=CHAR(IF(ROW( [.G13])+COLUMN([.G13])+95&gt;122;ROW( [.G13])+COLUMN([.G13])+69;ROW( [.G13])+COLUMN([.G13])+95))" office:value-type="string" office:string-value="s" calcext:value-type="string">
            <text:p>s</text:p>
          </table:table-cell>
          <table:table-cell table:formula="of:=CHAR(IF(ROW( [.H13])+COLUMN([.H13])+95&gt;122;ROW( [.H13])+COLUMN([.H13])+69;ROW( [.H13])+COLUMN([.H13])+95))" office:value-type="string" office:string-value="t" calcext:value-type="string">
            <text:p>t</text:p>
          </table:table-cell>
          <table:table-cell table:formula="of:=CHAR(IF(ROW( [.I13])+COLUMN([.I13])+95&gt;122;ROW( [.I13])+COLUMN([.I13])+69;ROW( [.I13])+COLUMN([.I13])+95))" office:value-type="string" office:string-value="u" calcext:value-type="string">
            <text:p>u</text:p>
          </table:table-cell>
          <table:table-cell table:formula="of:=CHAR(IF(ROW( [.J13])+COLUMN([.J13])+95&gt;122;ROW( [.J13])+COLUMN([.J13])+69;ROW( [.J13])+COLUMN([.J13])+95))" office:value-type="string" office:string-value="v" calcext:value-type="string">
            <text:p>v</text:p>
          </table:table-cell>
          <table:table-cell table:formula="of:=CHAR(IF(ROW( [.K13])+COLUMN([.K13])+95&gt;122;ROW( [.K13])+COLUMN([.K13])+69;ROW( [.K13])+COLUMN([.K13])+95))" office:value-type="string" office:string-value="w" calcext:value-type="string">
            <text:p>w</text:p>
          </table:table-cell>
          <table:table-cell table:formula="of:=CHAR(IF(ROW( [.L13])+COLUMN([.L13])+95&gt;122;ROW( [.L13])+COLUMN([.L13])+69;ROW( [.L13])+COLUMN([.L13])+95))" office:value-type="string" office:string-value="x" calcext:value-type="string">
            <text:p>x</text:p>
          </table:table-cell>
          <table:table-cell table:formula="of:=CHAR(IF(ROW( [.M13])+COLUMN([.M13])+95&gt;122;ROW( [.M13])+COLUMN([.M13])+69;ROW( [.M13])+COLUMN([.M13])+95))" office:value-type="string" office:string-value="y" calcext:value-type="string">
            <text:p>y</text:p>
          </table:table-cell>
          <table:table-cell table:formula="of:=CHAR(IF(ROW( [.N13])+COLUMN([.N13])+95&gt;122;ROW( [.N13])+COLUMN([.N13])+69;ROW( [.N13])+COLUMN([.N13])+95))" office:value-type="string" office:string-value="z" calcext:value-type="string">
            <text:p>z</text:p>
          </table:table-cell>
          <table:table-cell table:formula="of:=CHAR(IF(ROW( [.O13])+COLUMN([.O13])+95&gt;122;ROW( [.O13])+COLUMN([.O13])+69;ROW( [.O13])+COLUMN([.O13])+95))" office:value-type="string" office:string-value="a" calcext:value-type="string">
            <text:p>a</text:p>
          </table:table-cell>
          <table:table-cell table:formula="of:=CHAR(IF(ROW( [.P13])+COLUMN([.P13])+95&gt;122;ROW( [.P13])+COLUMN([.P13])+69;ROW( [.P13])+COLUMN([.P13])+95))" office:value-type="string" office:string-value="b" calcext:value-type="string">
            <text:p>b</text:p>
          </table:table-cell>
          <table:table-cell table:formula="of:=CHAR(IF(ROW( [.Q13])+COLUMN([.Q13])+95&gt;122;ROW( [.Q13])+COLUMN([.Q13])+69;ROW( [.Q13])+COLUMN([.Q13])+95))" office:value-type="string" office:string-value="c" calcext:value-type="string">
            <text:p>c</text:p>
          </table:table-cell>
          <table:table-cell table:formula="of:=CHAR(IF(ROW( [.R13])+COLUMN([.R13])+95&gt;122;ROW( [.R13])+COLUMN([.R13])+69;ROW( [.R13])+COLUMN([.R13])+95))" office:value-type="string" office:string-value="d" calcext:value-type="string">
            <text:p>d</text:p>
          </table:table-cell>
          <table:table-cell table:formula="of:=CHAR(IF(ROW( [.S13])+COLUMN([.S13])+95&gt;122;ROW( [.S13])+COLUMN([.S13])+69;ROW( [.S13])+COLUMN([.S13])+95))" office:value-type="string" office:string-value="e" calcext:value-type="string">
            <text:p>e</text:p>
          </table:table-cell>
          <table:table-cell table:formula="of:=CHAR(IF(ROW( [.T13])+COLUMN([.T13])+95&gt;122;ROW( [.T13])+COLUMN([.T13])+69;ROW( [.T13])+COLUMN([.T13])+95))" office:value-type="string" office:string-value="f" calcext:value-type="string">
            <text:p>f</text:p>
          </table:table-cell>
          <table:table-cell table:formula="of:=CHAR(IF(ROW( [.U13])+COLUMN([.U13])+95&gt;122;ROW( [.U13])+COLUMN([.U13])+69;ROW( [.U13])+COLUMN([.U13])+95))" office:value-type="string" office:string-value="g" calcext:value-type="string">
            <text:p>g</text:p>
          </table:table-cell>
          <table:table-cell table:formula="of:=CHAR(IF(ROW( [.V13])+COLUMN([.V13])+95&gt;122;ROW( [.V13])+COLUMN([.V13])+69;ROW( [.V13])+COLUMN([.V13])+95))" office:value-type="string" office:string-value="h" calcext:value-type="string">
            <text:p>h</text:p>
          </table:table-cell>
          <table:table-cell table:formula="of:=CHAR(IF(ROW( [.W13])+COLUMN([.W13])+95&gt;122;ROW( [.W13])+COLUMN([.W13])+69;ROW( [.W13])+COLUMN([.W13])+95))" office:value-type="string" office:string-value="i" calcext:value-type="string">
            <text:p>i</text:p>
          </table:table-cell>
          <table:table-cell table:formula="of:=CHAR(IF(ROW( [.X13])+COLUMN([.X13])+95&gt;122;ROW( [.X13])+COLUMN([.X13])+69;ROW( [.X13])+COLUMN([.X13])+95))" office:value-type="string" office:string-value="j" calcext:value-type="string">
            <text:p>j</text:p>
          </table:table-cell>
          <table:table-cell table:formula="of:=CHAR(IF(ROW( [.Y13])+COLUMN([.Y13])+95&gt;122;ROW( [.Y13])+COLUMN([.Y13])+69;ROW( [.Y13])+COLUMN([.Y13])+95))" office:value-type="string" office:string-value="k" calcext:value-type="string">
            <text:p>k</text:p>
          </table:table-cell>
          <table:table-cell table:formula="of:=CHAR(IF(ROW( [.Z13])+COLUMN([.Z13])+95&gt;122;ROW( [.Z13])+COLUMN([.Z13])+69;ROW( [.Z13])+COLUMN([.Z13])+95))" office:value-type="string" office:string-value="l" calcext:value-type="string">
            <text:p>l</text:p>
          </table:table-cell>
          <table:table-cell table:number-columns-repeated="15"/>
        </table:table-row>
        <table:table-row table:style-name="ro1">
          <table:table-cell table:formula="of:=CHAR(IF(ROW( [.A14])+COLUMN([.A14])+95&gt;122;ROW( [.A14])+COLUMN([.A14])+69;ROW( [.A14])+COLUMN([.A14])+95))" office:value-type="string" office:string-value="n" calcext:value-type="string">
            <text:p>n</text:p>
          </table:table-cell>
          <table:table-cell table:formula="of:=CHAR(IF(ROW( [.B14])+COLUMN([.B14])+95&gt;122;ROW( [.B14])+COLUMN([.B14])+69;ROW( [.B14])+COLUMN([.B14])+95))" office:value-type="string" office:string-value="o" calcext:value-type="string">
            <text:p>o</text:p>
          </table:table-cell>
          <table:table-cell table:formula="of:=CHAR(IF(ROW( [.C14])+COLUMN([.C14])+95&gt;122;ROW( [.C14])+COLUMN([.C14])+69;ROW( [.C14])+COLUMN([.C14])+95))" office:value-type="string" office:string-value="p" calcext:value-type="string">
            <text:p>p</text:p>
          </table:table-cell>
          <table:table-cell table:formula="of:=CHAR(IF(ROW( [.D14])+COLUMN([.D14])+95&gt;122;ROW( [.D14])+COLUMN([.D14])+69;ROW( [.D14])+COLUMN([.D14])+95))" office:value-type="string" office:string-value="q" calcext:value-type="string">
            <text:p>q</text:p>
          </table:table-cell>
          <table:table-cell table:formula="of:=CHAR(IF(ROW( [.E14])+COLUMN([.E14])+95&gt;122;ROW( [.E14])+COLUMN([.E14])+69;ROW( [.E14])+COLUMN([.E14])+95))" office:value-type="string" office:string-value="r" calcext:value-type="string">
            <text:p>r</text:p>
          </table:table-cell>
          <table:table-cell table:formula="of:=CHAR(IF(ROW( [.F14])+COLUMN([.F14])+95&gt;122;ROW( [.F14])+COLUMN([.F14])+69;ROW( [.F14])+COLUMN([.F14])+95))" office:value-type="string" office:string-value="s" calcext:value-type="string">
            <text:p>s</text:p>
          </table:table-cell>
          <table:table-cell table:formula="of:=CHAR(IF(ROW( [.G14])+COLUMN([.G14])+95&gt;122;ROW( [.G14])+COLUMN([.G14])+69;ROW( [.G14])+COLUMN([.G14])+95))" office:value-type="string" office:string-value="t" calcext:value-type="string">
            <text:p>t</text:p>
          </table:table-cell>
          <table:table-cell table:formula="of:=CHAR(IF(ROW( [.H14])+COLUMN([.H14])+95&gt;122;ROW( [.H14])+COLUMN([.H14])+69;ROW( [.H14])+COLUMN([.H14])+95))" office:value-type="string" office:string-value="u" calcext:value-type="string">
            <text:p>u</text:p>
          </table:table-cell>
          <table:table-cell table:formula="of:=CHAR(IF(ROW( [.I14])+COLUMN([.I14])+95&gt;122;ROW( [.I14])+COLUMN([.I14])+69;ROW( [.I14])+COLUMN([.I14])+95))" office:value-type="string" office:string-value="v" calcext:value-type="string">
            <text:p>v</text:p>
          </table:table-cell>
          <table:table-cell table:formula="of:=CHAR(IF(ROW( [.J14])+COLUMN([.J14])+95&gt;122;ROW( [.J14])+COLUMN([.J14])+69;ROW( [.J14])+COLUMN([.J14])+95))" office:value-type="string" office:string-value="w" calcext:value-type="string">
            <text:p>w</text:p>
          </table:table-cell>
          <table:table-cell table:formula="of:=CHAR(IF(ROW( [.K14])+COLUMN([.K14])+95&gt;122;ROW( [.K14])+COLUMN([.K14])+69;ROW( [.K14])+COLUMN([.K14])+95))" office:value-type="string" office:string-value="x" calcext:value-type="string">
            <text:p>x</text:p>
          </table:table-cell>
          <table:table-cell table:formula="of:=CHAR(IF(ROW( [.L14])+COLUMN([.L14])+95&gt;122;ROW( [.L14])+COLUMN([.L14])+69;ROW( [.L14])+COLUMN([.L14])+95))" office:value-type="string" office:string-value="y" calcext:value-type="string">
            <text:p>y</text:p>
          </table:table-cell>
          <table:table-cell table:formula="of:=CHAR(IF(ROW( [.M14])+COLUMN([.M14])+95&gt;122;ROW( [.M14])+COLUMN([.M14])+69;ROW( [.M14])+COLUMN([.M14])+95))" office:value-type="string" office:string-value="z" calcext:value-type="string">
            <text:p>z</text:p>
          </table:table-cell>
          <table:table-cell table:formula="of:=CHAR(IF(ROW( [.N14])+COLUMN([.N14])+95&gt;122;ROW( [.N14])+COLUMN([.N14])+69;ROW( [.N14])+COLUMN([.N14])+95))" office:value-type="string" office:string-value="a" calcext:value-type="string">
            <text:p>a</text:p>
          </table:table-cell>
          <table:table-cell table:formula="of:=CHAR(IF(ROW( [.O14])+COLUMN([.O14])+95&gt;122;ROW( [.O14])+COLUMN([.O14])+69;ROW( [.O14])+COLUMN([.O14])+95))" office:value-type="string" office:string-value="b" calcext:value-type="string">
            <text:p>b</text:p>
          </table:table-cell>
          <table:table-cell table:formula="of:=CHAR(IF(ROW( [.P14])+COLUMN([.P14])+95&gt;122;ROW( [.P14])+COLUMN([.P14])+69;ROW( [.P14])+COLUMN([.P14])+95))" office:value-type="string" office:string-value="c" calcext:value-type="string">
            <text:p>c</text:p>
          </table:table-cell>
          <table:table-cell table:formula="of:=CHAR(IF(ROW( [.Q14])+COLUMN([.Q14])+95&gt;122;ROW( [.Q14])+COLUMN([.Q14])+69;ROW( [.Q14])+COLUMN([.Q14])+95))" office:value-type="string" office:string-value="d" calcext:value-type="string">
            <text:p>d</text:p>
          </table:table-cell>
          <table:table-cell table:formula="of:=CHAR(IF(ROW( [.R14])+COLUMN([.R14])+95&gt;122;ROW( [.R14])+COLUMN([.R14])+69;ROW( [.R14])+COLUMN([.R14])+95))" office:value-type="string" office:string-value="e" calcext:value-type="string">
            <text:p>e</text:p>
          </table:table-cell>
          <table:table-cell table:formula="of:=CHAR(IF(ROW( [.S14])+COLUMN([.S14])+95&gt;122;ROW( [.S14])+COLUMN([.S14])+69;ROW( [.S14])+COLUMN([.S14])+95))" office:value-type="string" office:string-value="f" calcext:value-type="string">
            <text:p>f</text:p>
          </table:table-cell>
          <table:table-cell table:formula="of:=CHAR(IF(ROW( [.T14])+COLUMN([.T14])+95&gt;122;ROW( [.T14])+COLUMN([.T14])+69;ROW( [.T14])+COLUMN([.T14])+95))" office:value-type="string" office:string-value="g" calcext:value-type="string">
            <text:p>g</text:p>
          </table:table-cell>
          <table:table-cell table:formula="of:=CHAR(IF(ROW( [.U14])+COLUMN([.U14])+95&gt;122;ROW( [.U14])+COLUMN([.U14])+69;ROW( [.U14])+COLUMN([.U14])+95))" office:value-type="string" office:string-value="h" calcext:value-type="string">
            <text:p>h</text:p>
          </table:table-cell>
          <table:table-cell table:formula="of:=CHAR(IF(ROW( [.V14])+COLUMN([.V14])+95&gt;122;ROW( [.V14])+COLUMN([.V14])+69;ROW( [.V14])+COLUMN([.V14])+95))" office:value-type="string" office:string-value="i" calcext:value-type="string">
            <text:p>i</text:p>
          </table:table-cell>
          <table:table-cell table:formula="of:=CHAR(IF(ROW( [.W14])+COLUMN([.W14])+95&gt;122;ROW( [.W14])+COLUMN([.W14])+69;ROW( [.W14])+COLUMN([.W14])+95))" office:value-type="string" office:string-value="j" calcext:value-type="string">
            <text:p>j</text:p>
          </table:table-cell>
          <table:table-cell table:formula="of:=CHAR(IF(ROW( [.X14])+COLUMN([.X14])+95&gt;122;ROW( [.X14])+COLUMN([.X14])+69;ROW( [.X14])+COLUMN([.X14])+95))" office:value-type="string" office:string-value="k" calcext:value-type="string">
            <text:p>k</text:p>
          </table:table-cell>
          <table:table-cell table:formula="of:=CHAR(IF(ROW( [.Y14])+COLUMN([.Y14])+95&gt;122;ROW( [.Y14])+COLUMN([.Y14])+69;ROW( [.Y14])+COLUMN([.Y14])+95))" office:value-type="string" office:string-value="l" calcext:value-type="string">
            <text:p>l</text:p>
          </table:table-cell>
          <table:table-cell table:formula="of:=CHAR(IF(ROW( [.Z14])+COLUMN([.Z14])+95&gt;122;ROW( [.Z14])+COLUMN([.Z14])+69;ROW( [.Z14])+COLUMN([.Z14])+95))" office:value-type="string" office:string-value="m" calcext:value-type="string">
            <text:p>m</text:p>
          </table:table-cell>
          <table:table-cell table:number-columns-repeated="15"/>
        </table:table-row>
        <table:table-row table:style-name="ro1">
          <table:table-cell table:formula="of:=CHAR(IF(ROW( [.A15])+COLUMN([.A15])+95&gt;122;ROW( [.A15])+COLUMN([.A15])+69;ROW( [.A15])+COLUMN([.A15])+95))" office:value-type="string" office:string-value="o" calcext:value-type="string">
            <text:p>o</text:p>
          </table:table-cell>
          <table:table-cell table:formula="of:=CHAR(IF(ROW( [.B15])+COLUMN([.B15])+95&gt;122;ROW( [.B15])+COLUMN([.B15])+69;ROW( [.B15])+COLUMN([.B15])+95))" office:value-type="string" office:string-value="p" calcext:value-type="string">
            <text:p>p</text:p>
          </table:table-cell>
          <table:table-cell table:formula="of:=CHAR(IF(ROW( [.C15])+COLUMN([.C15])+95&gt;122;ROW( [.C15])+COLUMN([.C15])+69;ROW( [.C15])+COLUMN([.C15])+95))" office:value-type="string" office:string-value="q" calcext:value-type="string">
            <text:p>q</text:p>
          </table:table-cell>
          <table:table-cell table:formula="of:=CHAR(IF(ROW( [.D15])+COLUMN([.D15])+95&gt;122;ROW( [.D15])+COLUMN([.D15])+69;ROW( [.D15])+COLUMN([.D15])+95))" office:value-type="string" office:string-value="r" calcext:value-type="string">
            <text:p>r</text:p>
          </table:table-cell>
          <table:table-cell table:formula="of:=CHAR(IF(ROW( [.E15])+COLUMN([.E15])+95&gt;122;ROW( [.E15])+COLUMN([.E15])+69;ROW( [.E15])+COLUMN([.E15])+95))" office:value-type="string" office:string-value="s" calcext:value-type="string">
            <text:p>s</text:p>
          </table:table-cell>
          <table:table-cell table:formula="of:=CHAR(IF(ROW( [.F15])+COLUMN([.F15])+95&gt;122;ROW( [.F15])+COLUMN([.F15])+69;ROW( [.F15])+COLUMN([.F15])+95))" office:value-type="string" office:string-value="t" calcext:value-type="string">
            <text:p>t</text:p>
          </table:table-cell>
          <table:table-cell table:formula="of:=CHAR(IF(ROW( [.G15])+COLUMN([.G15])+95&gt;122;ROW( [.G15])+COLUMN([.G15])+69;ROW( [.G15])+COLUMN([.G15])+95))" office:value-type="string" office:string-value="u" calcext:value-type="string">
            <text:p>u</text:p>
          </table:table-cell>
          <table:table-cell table:formula="of:=CHAR(IF(ROW( [.H15])+COLUMN([.H15])+95&gt;122;ROW( [.H15])+COLUMN([.H15])+69;ROW( [.H15])+COLUMN([.H15])+95))" office:value-type="string" office:string-value="v" calcext:value-type="string">
            <text:p>v</text:p>
          </table:table-cell>
          <table:table-cell table:formula="of:=CHAR(IF(ROW( [.I15])+COLUMN([.I15])+95&gt;122;ROW( [.I15])+COLUMN([.I15])+69;ROW( [.I15])+COLUMN([.I15])+95))" office:value-type="string" office:string-value="w" calcext:value-type="string">
            <text:p>w</text:p>
          </table:table-cell>
          <table:table-cell table:formula="of:=CHAR(IF(ROW( [.J15])+COLUMN([.J15])+95&gt;122;ROW( [.J15])+COLUMN([.J15])+69;ROW( [.J15])+COLUMN([.J15])+95))" office:value-type="string" office:string-value="x" calcext:value-type="string">
            <text:p>x</text:p>
          </table:table-cell>
          <table:table-cell table:formula="of:=CHAR(IF(ROW( [.K15])+COLUMN([.K15])+95&gt;122;ROW( [.K15])+COLUMN([.K15])+69;ROW( [.K15])+COLUMN([.K15])+95))" office:value-type="string" office:string-value="y" calcext:value-type="string">
            <text:p>y</text:p>
          </table:table-cell>
          <table:table-cell table:formula="of:=CHAR(IF(ROW( [.L15])+COLUMN([.L15])+95&gt;122;ROW( [.L15])+COLUMN([.L15])+69;ROW( [.L15])+COLUMN([.L15])+95))" office:value-type="string" office:string-value="z" calcext:value-type="string">
            <text:p>z</text:p>
          </table:table-cell>
          <table:table-cell table:formula="of:=CHAR(IF(ROW( [.M15])+COLUMN([.M15])+95&gt;122;ROW( [.M15])+COLUMN([.M15])+69;ROW( [.M15])+COLUMN([.M15])+95))" office:value-type="string" office:string-value="a" calcext:value-type="string">
            <text:p>a</text:p>
          </table:table-cell>
          <table:table-cell table:formula="of:=CHAR(IF(ROW( [.N15])+COLUMN([.N15])+95&gt;122;ROW( [.N15])+COLUMN([.N15])+69;ROW( [.N15])+COLUMN([.N15])+95))" office:value-type="string" office:string-value="b" calcext:value-type="string">
            <text:p>b</text:p>
          </table:table-cell>
          <table:table-cell table:formula="of:=CHAR(IF(ROW( [.O15])+COLUMN([.O15])+95&gt;122;ROW( [.O15])+COLUMN([.O15])+69;ROW( [.O15])+COLUMN([.O15])+95))" office:value-type="string" office:string-value="c" calcext:value-type="string">
            <text:p>c</text:p>
          </table:table-cell>
          <table:table-cell table:formula="of:=CHAR(IF(ROW( [.P15])+COLUMN([.P15])+95&gt;122;ROW( [.P15])+COLUMN([.P15])+69;ROW( [.P15])+COLUMN([.P15])+95))" office:value-type="string" office:string-value="d" calcext:value-type="string">
            <text:p>d</text:p>
          </table:table-cell>
          <table:table-cell table:formula="of:=CHAR(IF(ROW( [.Q15])+COLUMN([.Q15])+95&gt;122;ROW( [.Q15])+COLUMN([.Q15])+69;ROW( [.Q15])+COLUMN([.Q15])+95))" office:value-type="string" office:string-value="e" calcext:value-type="string">
            <text:p>e</text:p>
          </table:table-cell>
          <table:table-cell table:formula="of:=CHAR(IF(ROW( [.R15])+COLUMN([.R15])+95&gt;122;ROW( [.R15])+COLUMN([.R15])+69;ROW( [.R15])+COLUMN([.R15])+95))" office:value-type="string" office:string-value="f" calcext:value-type="string">
            <text:p>f</text:p>
          </table:table-cell>
          <table:table-cell table:formula="of:=CHAR(IF(ROW( [.S15])+COLUMN([.S15])+95&gt;122;ROW( [.S15])+COLUMN([.S15])+69;ROW( [.S15])+COLUMN([.S15])+95))" office:value-type="string" office:string-value="g" calcext:value-type="string">
            <text:p>g</text:p>
          </table:table-cell>
          <table:table-cell table:formula="of:=CHAR(IF(ROW( [.T15])+COLUMN([.T15])+95&gt;122;ROW( [.T15])+COLUMN([.T15])+69;ROW( [.T15])+COLUMN([.T15])+95))" office:value-type="string" office:string-value="h" calcext:value-type="string">
            <text:p>h</text:p>
          </table:table-cell>
          <table:table-cell table:formula="of:=CHAR(IF(ROW( [.U15])+COLUMN([.U15])+95&gt;122;ROW( [.U15])+COLUMN([.U15])+69;ROW( [.U15])+COLUMN([.U15])+95))" office:value-type="string" office:string-value="i" calcext:value-type="string">
            <text:p>i</text:p>
          </table:table-cell>
          <table:table-cell table:formula="of:=CHAR(IF(ROW( [.V15])+COLUMN([.V15])+95&gt;122;ROW( [.V15])+COLUMN([.V15])+69;ROW( [.V15])+COLUMN([.V15])+95))" office:value-type="string" office:string-value="j" calcext:value-type="string">
            <text:p>j</text:p>
          </table:table-cell>
          <table:table-cell table:formula="of:=CHAR(IF(ROW( [.W15])+COLUMN([.W15])+95&gt;122;ROW( [.W15])+COLUMN([.W15])+69;ROW( [.W15])+COLUMN([.W15])+95))" office:value-type="string" office:string-value="k" calcext:value-type="string">
            <text:p>k</text:p>
          </table:table-cell>
          <table:table-cell table:formula="of:=CHAR(IF(ROW( [.X15])+COLUMN([.X15])+95&gt;122;ROW( [.X15])+COLUMN([.X15])+69;ROW( [.X15])+COLUMN([.X15])+95))" office:value-type="string" office:string-value="l" calcext:value-type="string">
            <text:p>l</text:p>
          </table:table-cell>
          <table:table-cell table:formula="of:=CHAR(IF(ROW( [.Y15])+COLUMN([.Y15])+95&gt;122;ROW( [.Y15])+COLUMN([.Y15])+69;ROW( [.Y15])+COLUMN([.Y15])+95))" office:value-type="string" office:string-value="m" calcext:value-type="string">
            <text:p>m</text:p>
          </table:table-cell>
          <table:table-cell table:formula="of:=CHAR(IF(ROW( [.Z15])+COLUMN([.Z15])+95&gt;122;ROW( [.Z15])+COLUMN([.Z15])+69;ROW( [.Z15])+COLUMN([.Z15])+95))" office:value-type="string" office:string-value="n" calcext:value-type="string">
            <text:p>n</text:p>
          </table:table-cell>
          <table:table-cell table:number-columns-repeated="15"/>
        </table:table-row>
        <table:table-row table:style-name="ro1">
          <table:table-cell table:formula="of:=CHAR(IF(ROW( [.A16])+COLUMN([.A16])+95&gt;122;ROW( [.A16])+COLUMN([.A16])+69;ROW( [.A16])+COLUMN([.A16])+95))" office:value-type="string" office:string-value="p" calcext:value-type="string">
            <text:p>p</text:p>
          </table:table-cell>
          <table:table-cell table:formula="of:=CHAR(IF(ROW( [.B16])+COLUMN([.B16])+95&gt;122;ROW( [.B16])+COLUMN([.B16])+69;ROW( [.B16])+COLUMN([.B16])+95))" office:value-type="string" office:string-value="q" calcext:value-type="string">
            <text:p>q</text:p>
          </table:table-cell>
          <table:table-cell table:formula="of:=CHAR(IF(ROW( [.C16])+COLUMN([.C16])+95&gt;122;ROW( [.C16])+COLUMN([.C16])+69;ROW( [.C16])+COLUMN([.C16])+95))" office:value-type="string" office:string-value="r" calcext:value-type="string">
            <text:p>r</text:p>
          </table:table-cell>
          <table:table-cell table:formula="of:=CHAR(IF(ROW( [.D16])+COLUMN([.D16])+95&gt;122;ROW( [.D16])+COLUMN([.D16])+69;ROW( [.D16])+COLUMN([.D16])+95))" office:value-type="string" office:string-value="s" calcext:value-type="string">
            <text:p>s</text:p>
          </table:table-cell>
          <table:table-cell table:formula="of:=CHAR(IF(ROW( [.E16])+COLUMN([.E16])+95&gt;122;ROW( [.E16])+COLUMN([.E16])+69;ROW( [.E16])+COLUMN([.E16])+95))" office:value-type="string" office:string-value="t" calcext:value-type="string">
            <text:p>t</text:p>
          </table:table-cell>
          <table:table-cell table:formula="of:=CHAR(IF(ROW( [.F16])+COLUMN([.F16])+95&gt;122;ROW( [.F16])+COLUMN([.F16])+69;ROW( [.F16])+COLUMN([.F16])+95))" office:value-type="string" office:string-value="u" calcext:value-type="string">
            <text:p>u</text:p>
          </table:table-cell>
          <table:table-cell table:formula="of:=CHAR(IF(ROW( [.G16])+COLUMN([.G16])+95&gt;122;ROW( [.G16])+COLUMN([.G16])+69;ROW( [.G16])+COLUMN([.G16])+95))" office:value-type="string" office:string-value="v" calcext:value-type="string">
            <text:p>v</text:p>
          </table:table-cell>
          <table:table-cell table:formula="of:=CHAR(IF(ROW( [.H16])+COLUMN([.H16])+95&gt;122;ROW( [.H16])+COLUMN([.H16])+69;ROW( [.H16])+COLUMN([.H16])+95))" office:value-type="string" office:string-value="w" calcext:value-type="string">
            <text:p>w</text:p>
          </table:table-cell>
          <table:table-cell table:formula="of:=CHAR(IF(ROW( [.I16])+COLUMN([.I16])+95&gt;122;ROW( [.I16])+COLUMN([.I16])+69;ROW( [.I16])+COLUMN([.I16])+95))" office:value-type="string" office:string-value="x" calcext:value-type="string">
            <text:p>x</text:p>
          </table:table-cell>
          <table:table-cell table:formula="of:=CHAR(IF(ROW( [.J16])+COLUMN([.J16])+95&gt;122;ROW( [.J16])+COLUMN([.J16])+69;ROW( [.J16])+COLUMN([.J16])+95))" office:value-type="string" office:string-value="y" calcext:value-type="string">
            <text:p>y</text:p>
          </table:table-cell>
          <table:table-cell table:formula="of:=CHAR(IF(ROW( [.K16])+COLUMN([.K16])+95&gt;122;ROW( [.K16])+COLUMN([.K16])+69;ROW( [.K16])+COLUMN([.K16])+95))" office:value-type="string" office:string-value="z" calcext:value-type="string">
            <text:p>z</text:p>
          </table:table-cell>
          <table:table-cell table:formula="of:=CHAR(IF(ROW( [.L16])+COLUMN([.L16])+95&gt;122;ROW( [.L16])+COLUMN([.L16])+69;ROW( [.L16])+COLUMN([.L16])+95))" office:value-type="string" office:string-value="a" calcext:value-type="string">
            <text:p>a</text:p>
          </table:table-cell>
          <table:table-cell table:formula="of:=CHAR(IF(ROW( [.M16])+COLUMN([.M16])+95&gt;122;ROW( [.M16])+COLUMN([.M16])+69;ROW( [.M16])+COLUMN([.M16])+95))" office:value-type="string" office:string-value="b" calcext:value-type="string">
            <text:p>b</text:p>
          </table:table-cell>
          <table:table-cell table:formula="of:=CHAR(IF(ROW( [.N16])+COLUMN([.N16])+95&gt;122;ROW( [.N16])+COLUMN([.N16])+69;ROW( [.N16])+COLUMN([.N16])+95))" office:value-type="string" office:string-value="c" calcext:value-type="string">
            <text:p>c</text:p>
          </table:table-cell>
          <table:table-cell table:formula="of:=CHAR(IF(ROW( [.O16])+COLUMN([.O16])+95&gt;122;ROW( [.O16])+COLUMN([.O16])+69;ROW( [.O16])+COLUMN([.O16])+95))" office:value-type="string" office:string-value="d" calcext:value-type="string">
            <text:p>d</text:p>
          </table:table-cell>
          <table:table-cell table:formula="of:=CHAR(IF(ROW( [.P16])+COLUMN([.P16])+95&gt;122;ROW( [.P16])+COLUMN([.P16])+69;ROW( [.P16])+COLUMN([.P16])+95))" office:value-type="string" office:string-value="e" calcext:value-type="string">
            <text:p>e</text:p>
          </table:table-cell>
          <table:table-cell table:formula="of:=CHAR(IF(ROW( [.Q16])+COLUMN([.Q16])+95&gt;122;ROW( [.Q16])+COLUMN([.Q16])+69;ROW( [.Q16])+COLUMN([.Q16])+95))" office:value-type="string" office:string-value="f" calcext:value-type="string">
            <text:p>f</text:p>
          </table:table-cell>
          <table:table-cell table:formula="of:=CHAR(IF(ROW( [.R16])+COLUMN([.R16])+95&gt;122;ROW( [.R16])+COLUMN([.R16])+69;ROW( [.R16])+COLUMN([.R16])+95))" office:value-type="string" office:string-value="g" calcext:value-type="string">
            <text:p>g</text:p>
          </table:table-cell>
          <table:table-cell table:formula="of:=CHAR(IF(ROW( [.S16])+COLUMN([.S16])+95&gt;122;ROW( [.S16])+COLUMN([.S16])+69;ROW( [.S16])+COLUMN([.S16])+95))" office:value-type="string" office:string-value="h" calcext:value-type="string">
            <text:p>h</text:p>
          </table:table-cell>
          <table:table-cell table:formula="of:=CHAR(IF(ROW( [.T16])+COLUMN([.T16])+95&gt;122;ROW( [.T16])+COLUMN([.T16])+69;ROW( [.T16])+COLUMN([.T16])+95))" office:value-type="string" office:string-value="i" calcext:value-type="string">
            <text:p>i</text:p>
          </table:table-cell>
          <table:table-cell table:formula="of:=CHAR(IF(ROW( [.U16])+COLUMN([.U16])+95&gt;122;ROW( [.U16])+COLUMN([.U16])+69;ROW( [.U16])+COLUMN([.U16])+95))" office:value-type="string" office:string-value="j" calcext:value-type="string">
            <text:p>j</text:p>
          </table:table-cell>
          <table:table-cell table:formula="of:=CHAR(IF(ROW( [.V16])+COLUMN([.V16])+95&gt;122;ROW( [.V16])+COLUMN([.V16])+69;ROW( [.V16])+COLUMN([.V16])+95))" office:value-type="string" office:string-value="k" calcext:value-type="string">
            <text:p>k</text:p>
          </table:table-cell>
          <table:table-cell table:formula="of:=CHAR(IF(ROW( [.W16])+COLUMN([.W16])+95&gt;122;ROW( [.W16])+COLUMN([.W16])+69;ROW( [.W16])+COLUMN([.W16])+95))" office:value-type="string" office:string-value="l" calcext:value-type="string">
            <text:p>l</text:p>
          </table:table-cell>
          <table:table-cell table:formula="of:=CHAR(IF(ROW( [.X16])+COLUMN([.X16])+95&gt;122;ROW( [.X16])+COLUMN([.X16])+69;ROW( [.X16])+COLUMN([.X16])+95))" office:value-type="string" office:string-value="m" calcext:value-type="string">
            <text:p>m</text:p>
          </table:table-cell>
          <table:table-cell table:formula="of:=CHAR(IF(ROW( [.Y16])+COLUMN([.Y16])+95&gt;122;ROW( [.Y16])+COLUMN([.Y16])+69;ROW( [.Y16])+COLUMN([.Y16])+95))" office:value-type="string" office:string-value="n" calcext:value-type="string">
            <text:p>n</text:p>
          </table:table-cell>
          <table:table-cell table:formula="of:=CHAR(IF(ROW( [.Z16])+COLUMN([.Z16])+95&gt;122;ROW( [.Z16])+COLUMN([.Z16])+69;ROW( [.Z16])+COLUMN([.Z16])+95))" office:value-type="string" office:string-value="o" calcext:value-type="string">
            <text:p>o</text:p>
          </table:table-cell>
          <table:table-cell table:number-columns-repeated="15"/>
        </table:table-row>
        <table:table-row table:style-name="ro1">
          <table:table-cell table:formula="of:=CHAR(IF(ROW( [.A17])+COLUMN([.A17])+95&gt;122;ROW( [.A17])+COLUMN([.A17])+69;ROW( [.A17])+COLUMN([.A17])+95))" office:value-type="string" office:string-value="q" calcext:value-type="string">
            <text:p>q</text:p>
          </table:table-cell>
          <table:table-cell table:formula="of:=CHAR(IF(ROW( [.B17])+COLUMN([.B17])+95&gt;122;ROW( [.B17])+COLUMN([.B17])+69;ROW( [.B17])+COLUMN([.B17])+95))" office:value-type="string" office:string-value="r" calcext:value-type="string">
            <text:p>r</text:p>
          </table:table-cell>
          <table:table-cell table:formula="of:=CHAR(IF(ROW( [.C17])+COLUMN([.C17])+95&gt;122;ROW( [.C17])+COLUMN([.C17])+69;ROW( [.C17])+COLUMN([.C17])+95))" office:value-type="string" office:string-value="s" calcext:value-type="string">
            <text:p>s</text:p>
          </table:table-cell>
          <table:table-cell table:formula="of:=CHAR(IF(ROW( [.D17])+COLUMN([.D17])+95&gt;122;ROW( [.D17])+COLUMN([.D17])+69;ROW( [.D17])+COLUMN([.D17])+95))" office:value-type="string" office:string-value="t" calcext:value-type="string">
            <text:p>t</text:p>
          </table:table-cell>
          <table:table-cell table:formula="of:=CHAR(IF(ROW( [.E17])+COLUMN([.E17])+95&gt;122;ROW( [.E17])+COLUMN([.E17])+69;ROW( [.E17])+COLUMN([.E17])+95))" office:value-type="string" office:string-value="u" calcext:value-type="string">
            <text:p>u</text:p>
          </table:table-cell>
          <table:table-cell table:formula="of:=CHAR(IF(ROW( [.F17])+COLUMN([.F17])+95&gt;122;ROW( [.F17])+COLUMN([.F17])+69;ROW( [.F17])+COLUMN([.F17])+95))" office:value-type="string" office:string-value="v" calcext:value-type="string">
            <text:p>v</text:p>
          </table:table-cell>
          <table:table-cell table:formula="of:=CHAR(IF(ROW( [.G17])+COLUMN([.G17])+95&gt;122;ROW( [.G17])+COLUMN([.G17])+69;ROW( [.G17])+COLUMN([.G17])+95))" office:value-type="string" office:string-value="w" calcext:value-type="string">
            <text:p>w</text:p>
          </table:table-cell>
          <table:table-cell table:formula="of:=CHAR(IF(ROW( [.H17])+COLUMN([.H17])+95&gt;122;ROW( [.H17])+COLUMN([.H17])+69;ROW( [.H17])+COLUMN([.H17])+95))" office:value-type="string" office:string-value="x" calcext:value-type="string">
            <text:p>x</text:p>
          </table:table-cell>
          <table:table-cell table:formula="of:=CHAR(IF(ROW( [.I17])+COLUMN([.I17])+95&gt;122;ROW( [.I17])+COLUMN([.I17])+69;ROW( [.I17])+COLUMN([.I17])+95))" office:value-type="string" office:string-value="y" calcext:value-type="string">
            <text:p>y</text:p>
          </table:table-cell>
          <table:table-cell table:formula="of:=CHAR(IF(ROW( [.J17])+COLUMN([.J17])+95&gt;122;ROW( [.J17])+COLUMN([.J17])+69;ROW( [.J17])+COLUMN([.J17])+95))" office:value-type="string" office:string-value="z" calcext:value-type="string">
            <text:p>z</text:p>
          </table:table-cell>
          <table:table-cell table:formula="of:=CHAR(IF(ROW( [.K17])+COLUMN([.K17])+95&gt;122;ROW( [.K17])+COLUMN([.K17])+69;ROW( [.K17])+COLUMN([.K17])+95))" office:value-type="string" office:string-value="a" calcext:value-type="string">
            <text:p>a</text:p>
          </table:table-cell>
          <table:table-cell table:formula="of:=CHAR(IF(ROW( [.L17])+COLUMN([.L17])+95&gt;122;ROW( [.L17])+COLUMN([.L17])+69;ROW( [.L17])+COLUMN([.L17])+95))" office:value-type="string" office:string-value="b" calcext:value-type="string">
            <text:p>b</text:p>
          </table:table-cell>
          <table:table-cell table:formula="of:=CHAR(IF(ROW( [.M17])+COLUMN([.M17])+95&gt;122;ROW( [.M17])+COLUMN([.M17])+69;ROW( [.M17])+COLUMN([.M17])+95))" office:value-type="string" office:string-value="c" calcext:value-type="string">
            <text:p>c</text:p>
          </table:table-cell>
          <table:table-cell table:formula="of:=CHAR(IF(ROW( [.N17])+COLUMN([.N17])+95&gt;122;ROW( [.N17])+COLUMN([.N17])+69;ROW( [.N17])+COLUMN([.N17])+95))" office:value-type="string" office:string-value="d" calcext:value-type="string">
            <text:p>d</text:p>
          </table:table-cell>
          <table:table-cell table:formula="of:=CHAR(IF(ROW( [.O17])+COLUMN([.O17])+95&gt;122;ROW( [.O17])+COLUMN([.O17])+69;ROW( [.O17])+COLUMN([.O17])+95))" office:value-type="string" office:string-value="e" calcext:value-type="string">
            <text:p>e</text:p>
          </table:table-cell>
          <table:table-cell table:formula="of:=CHAR(IF(ROW( [.P17])+COLUMN([.P17])+95&gt;122;ROW( [.P17])+COLUMN([.P17])+69;ROW( [.P17])+COLUMN([.P17])+95))" office:value-type="string" office:string-value="f" calcext:value-type="string">
            <text:p>f</text:p>
          </table:table-cell>
          <table:table-cell table:formula="of:=CHAR(IF(ROW( [.Q17])+COLUMN([.Q17])+95&gt;122;ROW( [.Q17])+COLUMN([.Q17])+69;ROW( [.Q17])+COLUMN([.Q17])+95))" office:value-type="string" office:string-value="g" calcext:value-type="string">
            <text:p>g</text:p>
          </table:table-cell>
          <table:table-cell table:formula="of:=CHAR(IF(ROW( [.R17])+COLUMN([.R17])+95&gt;122;ROW( [.R17])+COLUMN([.R17])+69;ROW( [.R17])+COLUMN([.R17])+95))" office:value-type="string" office:string-value="h" calcext:value-type="string">
            <text:p>h</text:p>
          </table:table-cell>
          <table:table-cell table:formula="of:=CHAR(IF(ROW( [.S17])+COLUMN([.S17])+95&gt;122;ROW( [.S17])+COLUMN([.S17])+69;ROW( [.S17])+COLUMN([.S17])+95))" office:value-type="string" office:string-value="i" calcext:value-type="string">
            <text:p>i</text:p>
          </table:table-cell>
          <table:table-cell table:formula="of:=CHAR(IF(ROW( [.T17])+COLUMN([.T17])+95&gt;122;ROW( [.T17])+COLUMN([.T17])+69;ROW( [.T17])+COLUMN([.T17])+95))" office:value-type="string" office:string-value="j" calcext:value-type="string">
            <text:p>j</text:p>
          </table:table-cell>
          <table:table-cell table:formula="of:=CHAR(IF(ROW( [.U17])+COLUMN([.U17])+95&gt;122;ROW( [.U17])+COLUMN([.U17])+69;ROW( [.U17])+COLUMN([.U17])+95))" office:value-type="string" office:string-value="k" calcext:value-type="string">
            <text:p>k</text:p>
          </table:table-cell>
          <table:table-cell table:formula="of:=CHAR(IF(ROW( [.V17])+COLUMN([.V17])+95&gt;122;ROW( [.V17])+COLUMN([.V17])+69;ROW( [.V17])+COLUMN([.V17])+95))" office:value-type="string" office:string-value="l" calcext:value-type="string">
            <text:p>l</text:p>
          </table:table-cell>
          <table:table-cell table:formula="of:=CHAR(IF(ROW( [.W17])+COLUMN([.W17])+95&gt;122;ROW( [.W17])+COLUMN([.W17])+69;ROW( [.W17])+COLUMN([.W17])+95))" office:value-type="string" office:string-value="m" calcext:value-type="string">
            <text:p>m</text:p>
          </table:table-cell>
          <table:table-cell table:formula="of:=CHAR(IF(ROW( [.X17])+COLUMN([.X17])+95&gt;122;ROW( [.X17])+COLUMN([.X17])+69;ROW( [.X17])+COLUMN([.X17])+95))" office:value-type="string" office:string-value="n" calcext:value-type="string">
            <text:p>n</text:p>
          </table:table-cell>
          <table:table-cell table:formula="of:=CHAR(IF(ROW( [.Y17])+COLUMN([.Y17])+95&gt;122;ROW( [.Y17])+COLUMN([.Y17])+69;ROW( [.Y17])+COLUMN([.Y17])+95))" office:value-type="string" office:string-value="o" calcext:value-type="string">
            <text:p>o</text:p>
          </table:table-cell>
          <table:table-cell table:formula="of:=CHAR(IF(ROW( [.Z17])+COLUMN([.Z17])+95&gt;122;ROW( [.Z17])+COLUMN([.Z17])+69;ROW( [.Z17])+COLUMN([.Z17])+95))" office:value-type="string" office:string-value="p" calcext:value-type="string">
            <text:p>p</text:p>
          </table:table-cell>
          <table:table-cell table:number-columns-repeated="15"/>
        </table:table-row>
        <table:table-row table:style-name="ro1">
          <table:table-cell table:formula="of:=CHAR(IF(ROW( [.A18])+COLUMN([.A18])+95&gt;122;ROW( [.A18])+COLUMN([.A18])+69;ROW( [.A18])+COLUMN([.A18])+95))" office:value-type="string" office:string-value="r" calcext:value-type="string">
            <text:p>r</text:p>
          </table:table-cell>
          <table:table-cell table:formula="of:=CHAR(IF(ROW( [.B18])+COLUMN([.B18])+95&gt;122;ROW( [.B18])+COLUMN([.B18])+69;ROW( [.B18])+COLUMN([.B18])+95))" office:value-type="string" office:string-value="s" calcext:value-type="string">
            <text:p>s</text:p>
          </table:table-cell>
          <table:table-cell table:formula="of:=CHAR(IF(ROW( [.C18])+COLUMN([.C18])+95&gt;122;ROW( [.C18])+COLUMN([.C18])+69;ROW( [.C18])+COLUMN([.C18])+95))" office:value-type="string" office:string-value="t" calcext:value-type="string">
            <text:p>t</text:p>
          </table:table-cell>
          <table:table-cell table:formula="of:=CHAR(IF(ROW( [.D18])+COLUMN([.D18])+95&gt;122;ROW( [.D18])+COLUMN([.D18])+69;ROW( [.D18])+COLUMN([.D18])+95))" office:value-type="string" office:string-value="u" calcext:value-type="string">
            <text:p>u</text:p>
          </table:table-cell>
          <table:table-cell table:formula="of:=CHAR(IF(ROW( [.E18])+COLUMN([.E18])+95&gt;122;ROW( [.E18])+COLUMN([.E18])+69;ROW( [.E18])+COLUMN([.E18])+95))" office:value-type="string" office:string-value="v" calcext:value-type="string">
            <text:p>v</text:p>
          </table:table-cell>
          <table:table-cell table:formula="of:=CHAR(IF(ROW( [.F18])+COLUMN([.F18])+95&gt;122;ROW( [.F18])+COLUMN([.F18])+69;ROW( [.F18])+COLUMN([.F18])+95))" office:value-type="string" office:string-value="w" calcext:value-type="string">
            <text:p>w</text:p>
          </table:table-cell>
          <table:table-cell table:formula="of:=CHAR(IF(ROW( [.G18])+COLUMN([.G18])+95&gt;122;ROW( [.G18])+COLUMN([.G18])+69;ROW( [.G18])+COLUMN([.G18])+95))" office:value-type="string" office:string-value="x" calcext:value-type="string">
            <text:p>x</text:p>
          </table:table-cell>
          <table:table-cell table:formula="of:=CHAR(IF(ROW( [.H18])+COLUMN([.H18])+95&gt;122;ROW( [.H18])+COLUMN([.H18])+69;ROW( [.H18])+COLUMN([.H18])+95))" office:value-type="string" office:string-value="y" calcext:value-type="string">
            <text:p>y</text:p>
          </table:table-cell>
          <table:table-cell table:formula="of:=CHAR(IF(ROW( [.I18])+COLUMN([.I18])+95&gt;122;ROW( [.I18])+COLUMN([.I18])+69;ROW( [.I18])+COLUMN([.I18])+95))" office:value-type="string" office:string-value="z" calcext:value-type="string">
            <text:p>z</text:p>
          </table:table-cell>
          <table:table-cell table:formula="of:=CHAR(IF(ROW( [.J18])+COLUMN([.J18])+95&gt;122;ROW( [.J18])+COLUMN([.J18])+69;ROW( [.J18])+COLUMN([.J18])+95))" office:value-type="string" office:string-value="a" calcext:value-type="string">
            <text:p>a</text:p>
          </table:table-cell>
          <table:table-cell table:formula="of:=CHAR(IF(ROW( [.K18])+COLUMN([.K18])+95&gt;122;ROW( [.K18])+COLUMN([.K18])+69;ROW( [.K18])+COLUMN([.K18])+95))" office:value-type="string" office:string-value="b" calcext:value-type="string">
            <text:p>b</text:p>
          </table:table-cell>
          <table:table-cell table:formula="of:=CHAR(IF(ROW( [.L18])+COLUMN([.L18])+95&gt;122;ROW( [.L18])+COLUMN([.L18])+69;ROW( [.L18])+COLUMN([.L18])+95))" office:value-type="string" office:string-value="c" calcext:value-type="string">
            <text:p>c</text:p>
          </table:table-cell>
          <table:table-cell table:formula="of:=CHAR(IF(ROW( [.M18])+COLUMN([.M18])+95&gt;122;ROW( [.M18])+COLUMN([.M18])+69;ROW( [.M18])+COLUMN([.M18])+95))" office:value-type="string" office:string-value="d" calcext:value-type="string">
            <text:p>d</text:p>
          </table:table-cell>
          <table:table-cell table:formula="of:=CHAR(IF(ROW( [.N18])+COLUMN([.N18])+95&gt;122;ROW( [.N18])+COLUMN([.N18])+69;ROW( [.N18])+COLUMN([.N18])+95))" office:value-type="string" office:string-value="e" calcext:value-type="string">
            <text:p>e</text:p>
          </table:table-cell>
          <table:table-cell table:formula="of:=CHAR(IF(ROW( [.O18])+COLUMN([.O18])+95&gt;122;ROW( [.O18])+COLUMN([.O18])+69;ROW( [.O18])+COLUMN([.O18])+95))" office:value-type="string" office:string-value="f" calcext:value-type="string">
            <text:p>f</text:p>
          </table:table-cell>
          <table:table-cell table:formula="of:=CHAR(IF(ROW( [.P18])+COLUMN([.P18])+95&gt;122;ROW( [.P18])+COLUMN([.P18])+69;ROW( [.P18])+COLUMN([.P18])+95))" office:value-type="string" office:string-value="g" calcext:value-type="string">
            <text:p>g</text:p>
          </table:table-cell>
          <table:table-cell table:formula="of:=CHAR(IF(ROW( [.Q18])+COLUMN([.Q18])+95&gt;122;ROW( [.Q18])+COLUMN([.Q18])+69;ROW( [.Q18])+COLUMN([.Q18])+95))" office:value-type="string" office:string-value="h" calcext:value-type="string">
            <text:p>h</text:p>
          </table:table-cell>
          <table:table-cell table:formula="of:=CHAR(IF(ROW( [.R18])+COLUMN([.R18])+95&gt;122;ROW( [.R18])+COLUMN([.R18])+69;ROW( [.R18])+COLUMN([.R18])+95))" office:value-type="string" office:string-value="i" calcext:value-type="string">
            <text:p>i</text:p>
          </table:table-cell>
          <table:table-cell table:formula="of:=CHAR(IF(ROW( [.S18])+COLUMN([.S18])+95&gt;122;ROW( [.S18])+COLUMN([.S18])+69;ROW( [.S18])+COLUMN([.S18])+95))" office:value-type="string" office:string-value="j" calcext:value-type="string">
            <text:p>j</text:p>
          </table:table-cell>
          <table:table-cell table:formula="of:=CHAR(IF(ROW( [.T18])+COLUMN([.T18])+95&gt;122;ROW( [.T18])+COLUMN([.T18])+69;ROW( [.T18])+COLUMN([.T18])+95))" office:value-type="string" office:string-value="k" calcext:value-type="string">
            <text:p>k</text:p>
          </table:table-cell>
          <table:table-cell table:formula="of:=CHAR(IF(ROW( [.U18])+COLUMN([.U18])+95&gt;122;ROW( [.U18])+COLUMN([.U18])+69;ROW( [.U18])+COLUMN([.U18])+95))" office:value-type="string" office:string-value="l" calcext:value-type="string">
            <text:p>l</text:p>
          </table:table-cell>
          <table:table-cell table:formula="of:=CHAR(IF(ROW( [.V18])+COLUMN([.V18])+95&gt;122;ROW( [.V18])+COLUMN([.V18])+69;ROW( [.V18])+COLUMN([.V18])+95))" office:value-type="string" office:string-value="m" calcext:value-type="string">
            <text:p>m</text:p>
          </table:table-cell>
          <table:table-cell table:formula="of:=CHAR(IF(ROW( [.W18])+COLUMN([.W18])+95&gt;122;ROW( [.W18])+COLUMN([.W18])+69;ROW( [.W18])+COLUMN([.W18])+95))" office:value-type="string" office:string-value="n" calcext:value-type="string">
            <text:p>n</text:p>
          </table:table-cell>
          <table:table-cell table:formula="of:=CHAR(IF(ROW( [.X18])+COLUMN([.X18])+95&gt;122;ROW( [.X18])+COLUMN([.X18])+69;ROW( [.X18])+COLUMN([.X18])+95))" office:value-type="string" office:string-value="o" calcext:value-type="string">
            <text:p>o</text:p>
          </table:table-cell>
          <table:table-cell table:formula="of:=CHAR(IF(ROW( [.Y18])+COLUMN([.Y18])+95&gt;122;ROW( [.Y18])+COLUMN([.Y18])+69;ROW( [.Y18])+COLUMN([.Y18])+95))" office:value-type="string" office:string-value="p" calcext:value-type="string">
            <text:p>p</text:p>
          </table:table-cell>
          <table:table-cell table:formula="of:=CHAR(IF(ROW( [.Z18])+COLUMN([.Z18])+95&gt;122;ROW( [.Z18])+COLUMN([.Z18])+69;ROW( [.Z18])+COLUMN([.Z18])+95))" office:value-type="string" office:string-value="q" calcext:value-type="string">
            <text:p>q</text:p>
          </table:table-cell>
          <table:table-cell table:number-columns-repeated="15"/>
        </table:table-row>
        <table:table-row table:style-name="ro1">
          <table:table-cell table:formula="of:=CHAR(IF(ROW( [.A19])+COLUMN([.A19])+95&gt;122;ROW( [.A19])+COLUMN([.A19])+69;ROW( [.A19])+COLUMN([.A19])+95))" office:value-type="string" office:string-value="s" calcext:value-type="string">
            <text:p>s</text:p>
          </table:table-cell>
          <table:table-cell table:formula="of:=CHAR(IF(ROW( [.B19])+COLUMN([.B19])+95&gt;122;ROW( [.B19])+COLUMN([.B19])+69;ROW( [.B19])+COLUMN([.B19])+95))" office:value-type="string" office:string-value="t" calcext:value-type="string">
            <text:p>t</text:p>
          </table:table-cell>
          <table:table-cell table:formula="of:=CHAR(IF(ROW( [.C19])+COLUMN([.C19])+95&gt;122;ROW( [.C19])+COLUMN([.C19])+69;ROW( [.C19])+COLUMN([.C19])+95))" office:value-type="string" office:string-value="u" calcext:value-type="string">
            <text:p>u</text:p>
          </table:table-cell>
          <table:table-cell table:formula="of:=CHAR(IF(ROW( [.D19])+COLUMN([.D19])+95&gt;122;ROW( [.D19])+COLUMN([.D19])+69;ROW( [.D19])+COLUMN([.D19])+95))" office:value-type="string" office:string-value="v" calcext:value-type="string">
            <text:p>v</text:p>
          </table:table-cell>
          <table:table-cell table:formula="of:=CHAR(IF(ROW( [.E19])+COLUMN([.E19])+95&gt;122;ROW( [.E19])+COLUMN([.E19])+69;ROW( [.E19])+COLUMN([.E19])+95))" office:value-type="string" office:string-value="w" calcext:value-type="string">
            <text:p>w</text:p>
          </table:table-cell>
          <table:table-cell table:formula="of:=CHAR(IF(ROW( [.F19])+COLUMN([.F19])+95&gt;122;ROW( [.F19])+COLUMN([.F19])+69;ROW( [.F19])+COLUMN([.F19])+95))" office:value-type="string" office:string-value="x" calcext:value-type="string">
            <text:p>x</text:p>
          </table:table-cell>
          <table:table-cell table:formula="of:=CHAR(IF(ROW( [.G19])+COLUMN([.G19])+95&gt;122;ROW( [.G19])+COLUMN([.G19])+69;ROW( [.G19])+COLUMN([.G19])+95))" office:value-type="string" office:string-value="y" calcext:value-type="string">
            <text:p>y</text:p>
          </table:table-cell>
          <table:table-cell table:formula="of:=CHAR(IF(ROW( [.H19])+COLUMN([.H19])+95&gt;122;ROW( [.H19])+COLUMN([.H19])+69;ROW( [.H19])+COLUMN([.H19])+95))" office:value-type="string" office:string-value="z" calcext:value-type="string">
            <text:p>z</text:p>
          </table:table-cell>
          <table:table-cell table:formula="of:=CHAR(IF(ROW( [.I19])+COLUMN([.I19])+95&gt;122;ROW( [.I19])+COLUMN([.I19])+69;ROW( [.I19])+COLUMN([.I19])+95))" office:value-type="string" office:string-value="a" calcext:value-type="string">
            <text:p>a</text:p>
          </table:table-cell>
          <table:table-cell table:formula="of:=CHAR(IF(ROW( [.J19])+COLUMN([.J19])+95&gt;122;ROW( [.J19])+COLUMN([.J19])+69;ROW( [.J19])+COLUMN([.J19])+95))" office:value-type="string" office:string-value="b" calcext:value-type="string">
            <text:p>b</text:p>
          </table:table-cell>
          <table:table-cell table:formula="of:=CHAR(IF(ROW( [.K19])+COLUMN([.K19])+95&gt;122;ROW( [.K19])+COLUMN([.K19])+69;ROW( [.K19])+COLUMN([.K19])+95))" office:value-type="string" office:string-value="c" calcext:value-type="string">
            <text:p>c</text:p>
          </table:table-cell>
          <table:table-cell table:formula="of:=CHAR(IF(ROW( [.L19])+COLUMN([.L19])+95&gt;122;ROW( [.L19])+COLUMN([.L19])+69;ROW( [.L19])+COLUMN([.L19])+95))" office:value-type="string" office:string-value="d" calcext:value-type="string">
            <text:p>d</text:p>
          </table:table-cell>
          <table:table-cell table:formula="of:=CHAR(IF(ROW( [.M19])+COLUMN([.M19])+95&gt;122;ROW( [.M19])+COLUMN([.M19])+69;ROW( [.M19])+COLUMN([.M19])+95))" office:value-type="string" office:string-value="e" calcext:value-type="string">
            <text:p>e</text:p>
          </table:table-cell>
          <table:table-cell table:formula="of:=CHAR(IF(ROW( [.N19])+COLUMN([.N19])+95&gt;122;ROW( [.N19])+COLUMN([.N19])+69;ROW( [.N19])+COLUMN([.N19])+95))" office:value-type="string" office:string-value="f" calcext:value-type="string">
            <text:p>f</text:p>
          </table:table-cell>
          <table:table-cell table:formula="of:=CHAR(IF(ROW( [.O19])+COLUMN([.O19])+95&gt;122;ROW( [.O19])+COLUMN([.O19])+69;ROW( [.O19])+COLUMN([.O19])+95))" office:value-type="string" office:string-value="g" calcext:value-type="string">
            <text:p>g</text:p>
          </table:table-cell>
          <table:table-cell table:formula="of:=CHAR(IF(ROW( [.P19])+COLUMN([.P19])+95&gt;122;ROW( [.P19])+COLUMN([.P19])+69;ROW( [.P19])+COLUMN([.P19])+95))" office:value-type="string" office:string-value="h" calcext:value-type="string">
            <text:p>h</text:p>
          </table:table-cell>
          <table:table-cell table:formula="of:=CHAR(IF(ROW( [.Q19])+COLUMN([.Q19])+95&gt;122;ROW( [.Q19])+COLUMN([.Q19])+69;ROW( [.Q19])+COLUMN([.Q19])+95))" office:value-type="string" office:string-value="i" calcext:value-type="string">
            <text:p>i</text:p>
          </table:table-cell>
          <table:table-cell table:formula="of:=CHAR(IF(ROW( [.R19])+COLUMN([.R19])+95&gt;122;ROW( [.R19])+COLUMN([.R19])+69;ROW( [.R19])+COLUMN([.R19])+95))" office:value-type="string" office:string-value="j" calcext:value-type="string">
            <text:p>j</text:p>
          </table:table-cell>
          <table:table-cell table:formula="of:=CHAR(IF(ROW( [.S19])+COLUMN([.S19])+95&gt;122;ROW( [.S19])+COLUMN([.S19])+69;ROW( [.S19])+COLUMN([.S19])+95))" office:value-type="string" office:string-value="k" calcext:value-type="string">
            <text:p>k</text:p>
          </table:table-cell>
          <table:table-cell table:formula="of:=CHAR(IF(ROW( [.T19])+COLUMN([.T19])+95&gt;122;ROW( [.T19])+COLUMN([.T19])+69;ROW( [.T19])+COLUMN([.T19])+95))" office:value-type="string" office:string-value="l" calcext:value-type="string">
            <text:p>l</text:p>
          </table:table-cell>
          <table:table-cell table:formula="of:=CHAR(IF(ROW( [.U19])+COLUMN([.U19])+95&gt;122;ROW( [.U19])+COLUMN([.U19])+69;ROW( [.U19])+COLUMN([.U19])+95))" office:value-type="string" office:string-value="m" calcext:value-type="string">
            <text:p>m</text:p>
          </table:table-cell>
          <table:table-cell table:formula="of:=CHAR(IF(ROW( [.V19])+COLUMN([.V19])+95&gt;122;ROW( [.V19])+COLUMN([.V19])+69;ROW( [.V19])+COLUMN([.V19])+95))" office:value-type="string" office:string-value="n" calcext:value-type="string">
            <text:p>n</text:p>
          </table:table-cell>
          <table:table-cell table:formula="of:=CHAR(IF(ROW( [.W19])+COLUMN([.W19])+95&gt;122;ROW( [.W19])+COLUMN([.W19])+69;ROW( [.W19])+COLUMN([.W19])+95))" office:value-type="string" office:string-value="o" calcext:value-type="string">
            <text:p>o</text:p>
          </table:table-cell>
          <table:table-cell table:formula="of:=CHAR(IF(ROW( [.X19])+COLUMN([.X19])+95&gt;122;ROW( [.X19])+COLUMN([.X19])+69;ROW( [.X19])+COLUMN([.X19])+95))" office:value-type="string" office:string-value="p" calcext:value-type="string">
            <text:p>p</text:p>
          </table:table-cell>
          <table:table-cell table:formula="of:=CHAR(IF(ROW( [.Y19])+COLUMN([.Y19])+95&gt;122;ROW( [.Y19])+COLUMN([.Y19])+69;ROW( [.Y19])+COLUMN([.Y19])+95))" office:value-type="string" office:string-value="q" calcext:value-type="string">
            <text:p>q</text:p>
          </table:table-cell>
          <table:table-cell table:formula="of:=CHAR(IF(ROW( [.Z19])+COLUMN([.Z19])+95&gt;122;ROW( [.Z19])+COLUMN([.Z19])+69;ROW( [.Z19])+COLUMN([.Z19])+95))" office:value-type="string" office:string-value="r" calcext:value-type="string">
            <text:p>r</text:p>
          </table:table-cell>
          <table:table-cell table:number-columns-repeated="15"/>
        </table:table-row>
        <table:table-row table:style-name="ro1">
          <table:table-cell table:formula="of:=CHAR(IF(ROW( [.A20])+COLUMN([.A20])+95&gt;122;ROW( [.A20])+COLUMN([.A20])+69;ROW( [.A20])+COLUMN([.A20])+95))" office:value-type="string" office:string-value="t" calcext:value-type="string">
            <text:p>t</text:p>
          </table:table-cell>
          <table:table-cell table:formula="of:=CHAR(IF(ROW( [.B20])+COLUMN([.B20])+95&gt;122;ROW( [.B20])+COLUMN([.B20])+69;ROW( [.B20])+COLUMN([.B20])+95))" office:value-type="string" office:string-value="u" calcext:value-type="string">
            <text:p>u</text:p>
          </table:table-cell>
          <table:table-cell table:formula="of:=CHAR(IF(ROW( [.C20])+COLUMN([.C20])+95&gt;122;ROW( [.C20])+COLUMN([.C20])+69;ROW( [.C20])+COLUMN([.C20])+95))" office:value-type="string" office:string-value="v" calcext:value-type="string">
            <text:p>v</text:p>
          </table:table-cell>
          <table:table-cell table:formula="of:=CHAR(IF(ROW( [.D20])+COLUMN([.D20])+95&gt;122;ROW( [.D20])+COLUMN([.D20])+69;ROW( [.D20])+COLUMN([.D20])+95))" office:value-type="string" office:string-value="w" calcext:value-type="string">
            <text:p>w</text:p>
          </table:table-cell>
          <table:table-cell table:formula="of:=CHAR(IF(ROW( [.E20])+COLUMN([.E20])+95&gt;122;ROW( [.E20])+COLUMN([.E20])+69;ROW( [.E20])+COLUMN([.E20])+95))" office:value-type="string" office:string-value="x" calcext:value-type="string">
            <text:p>x</text:p>
          </table:table-cell>
          <table:table-cell table:formula="of:=CHAR(IF(ROW( [.F20])+COLUMN([.F20])+95&gt;122;ROW( [.F20])+COLUMN([.F20])+69;ROW( [.F20])+COLUMN([.F20])+95))" office:value-type="string" office:string-value="y" calcext:value-type="string">
            <text:p>y</text:p>
          </table:table-cell>
          <table:table-cell table:formula="of:=CHAR(IF(ROW( [.G20])+COLUMN([.G20])+95&gt;122;ROW( [.G20])+COLUMN([.G20])+69;ROW( [.G20])+COLUMN([.G20])+95))" office:value-type="string" office:string-value="z" calcext:value-type="string">
            <text:p>z</text:p>
          </table:table-cell>
          <table:table-cell table:formula="of:=CHAR(IF(ROW( [.H20])+COLUMN([.H20])+95&gt;122;ROW( [.H20])+COLUMN([.H20])+69;ROW( [.H20])+COLUMN([.H20])+95))" office:value-type="string" office:string-value="a" calcext:value-type="string">
            <text:p>a</text:p>
          </table:table-cell>
          <table:table-cell table:formula="of:=CHAR(IF(ROW( [.I20])+COLUMN([.I20])+95&gt;122;ROW( [.I20])+COLUMN([.I20])+69;ROW( [.I20])+COLUMN([.I20])+95))" office:value-type="string" office:string-value="b" calcext:value-type="string">
            <text:p>b</text:p>
          </table:table-cell>
          <table:table-cell table:formula="of:=CHAR(IF(ROW( [.J20])+COLUMN([.J20])+95&gt;122;ROW( [.J20])+COLUMN([.J20])+69;ROW( [.J20])+COLUMN([.J20])+95))" office:value-type="string" office:string-value="c" calcext:value-type="string">
            <text:p>c</text:p>
          </table:table-cell>
          <table:table-cell table:formula="of:=CHAR(IF(ROW( [.K20])+COLUMN([.K20])+95&gt;122;ROW( [.K20])+COLUMN([.K20])+69;ROW( [.K20])+COLUMN([.K20])+95))" office:value-type="string" office:string-value="d" calcext:value-type="string">
            <text:p>d</text:p>
          </table:table-cell>
          <table:table-cell table:formula="of:=CHAR(IF(ROW( [.L20])+COLUMN([.L20])+95&gt;122;ROW( [.L20])+COLUMN([.L20])+69;ROW( [.L20])+COLUMN([.L20])+95))" office:value-type="string" office:string-value="e" calcext:value-type="string">
            <text:p>e</text:p>
          </table:table-cell>
          <table:table-cell table:formula="of:=CHAR(IF(ROW( [.M20])+COLUMN([.M20])+95&gt;122;ROW( [.M20])+COLUMN([.M20])+69;ROW( [.M20])+COLUMN([.M20])+95))" office:value-type="string" office:string-value="f" calcext:value-type="string">
            <text:p>f</text:p>
          </table:table-cell>
          <table:table-cell table:formula="of:=CHAR(IF(ROW( [.N20])+COLUMN([.N20])+95&gt;122;ROW( [.N20])+COLUMN([.N20])+69;ROW( [.N20])+COLUMN([.N20])+95))" office:value-type="string" office:string-value="g" calcext:value-type="string">
            <text:p>g</text:p>
          </table:table-cell>
          <table:table-cell table:formula="of:=CHAR(IF(ROW( [.O20])+COLUMN([.O20])+95&gt;122;ROW( [.O20])+COLUMN([.O20])+69;ROW( [.O20])+COLUMN([.O20])+95))" office:value-type="string" office:string-value="h" calcext:value-type="string">
            <text:p>h</text:p>
          </table:table-cell>
          <table:table-cell table:formula="of:=CHAR(IF(ROW( [.P20])+COLUMN([.P20])+95&gt;122;ROW( [.P20])+COLUMN([.P20])+69;ROW( [.P20])+COLUMN([.P20])+95))" office:value-type="string" office:string-value="i" calcext:value-type="string">
            <text:p>i</text:p>
          </table:table-cell>
          <table:table-cell table:formula="of:=CHAR(IF(ROW( [.Q20])+COLUMN([.Q20])+95&gt;122;ROW( [.Q20])+COLUMN([.Q20])+69;ROW( [.Q20])+COLUMN([.Q20])+95))" office:value-type="string" office:string-value="j" calcext:value-type="string">
            <text:p>j</text:p>
          </table:table-cell>
          <table:table-cell table:formula="of:=CHAR(IF(ROW( [.R20])+COLUMN([.R20])+95&gt;122;ROW( [.R20])+COLUMN([.R20])+69;ROW( [.R20])+COLUMN([.R20])+95))" office:value-type="string" office:string-value="k" calcext:value-type="string">
            <text:p>k</text:p>
          </table:table-cell>
          <table:table-cell table:formula="of:=CHAR(IF(ROW( [.S20])+COLUMN([.S20])+95&gt;122;ROW( [.S20])+COLUMN([.S20])+69;ROW( [.S20])+COLUMN([.S20])+95))" office:value-type="string" office:string-value="l" calcext:value-type="string">
            <text:p>l</text:p>
          </table:table-cell>
          <table:table-cell table:formula="of:=CHAR(IF(ROW( [.T20])+COLUMN([.T20])+95&gt;122;ROW( [.T20])+COLUMN([.T20])+69;ROW( [.T20])+COLUMN([.T20])+95))" office:value-type="string" office:string-value="m" calcext:value-type="string">
            <text:p>m</text:p>
          </table:table-cell>
          <table:table-cell table:formula="of:=CHAR(IF(ROW( [.U20])+COLUMN([.U20])+95&gt;122;ROW( [.U20])+COLUMN([.U20])+69;ROW( [.U20])+COLUMN([.U20])+95))" office:value-type="string" office:string-value="n" calcext:value-type="string">
            <text:p>n</text:p>
          </table:table-cell>
          <table:table-cell table:formula="of:=CHAR(IF(ROW( [.V20])+COLUMN([.V20])+95&gt;122;ROW( [.V20])+COLUMN([.V20])+69;ROW( [.V20])+COLUMN([.V20])+95))" office:value-type="string" office:string-value="o" calcext:value-type="string">
            <text:p>o</text:p>
          </table:table-cell>
          <table:table-cell table:formula="of:=CHAR(IF(ROW( [.W20])+COLUMN([.W20])+95&gt;122;ROW( [.W20])+COLUMN([.W20])+69;ROW( [.W20])+COLUMN([.W20])+95))" office:value-type="string" office:string-value="p" calcext:value-type="string">
            <text:p>p</text:p>
          </table:table-cell>
          <table:table-cell table:formula="of:=CHAR(IF(ROW( [.X20])+COLUMN([.X20])+95&gt;122;ROW( [.X20])+COLUMN([.X20])+69;ROW( [.X20])+COLUMN([.X20])+95))" office:value-type="string" office:string-value="q" calcext:value-type="string">
            <text:p>q</text:p>
          </table:table-cell>
          <table:table-cell table:formula="of:=CHAR(IF(ROW( [.Y20])+COLUMN([.Y20])+95&gt;122;ROW( [.Y20])+COLUMN([.Y20])+69;ROW( [.Y20])+COLUMN([.Y20])+95))" office:value-type="string" office:string-value="r" calcext:value-type="string">
            <text:p>r</text:p>
          </table:table-cell>
          <table:table-cell table:formula="of:=CHAR(IF(ROW( [.Z20])+COLUMN([.Z20])+95&gt;122;ROW( [.Z20])+COLUMN([.Z20])+69;ROW( [.Z20])+COLUMN([.Z20])+95))" office:value-type="string" office:string-value="s" calcext:value-type="string">
            <text:p>s</text:p>
          </table:table-cell>
          <table:table-cell table:number-columns-repeated="15"/>
        </table:table-row>
        <table:table-row table:style-name="ro1">
          <table:table-cell table:formula="of:=CHAR(IF(ROW( [.A21])+COLUMN([.A21])+95&gt;122;ROW( [.A21])+COLUMN([.A21])+69;ROW( [.A21])+COLUMN([.A21])+95))" office:value-type="string" office:string-value="u" calcext:value-type="string">
            <text:p>u</text:p>
          </table:table-cell>
          <table:table-cell table:formula="of:=CHAR(IF(ROW( [.B21])+COLUMN([.B21])+95&gt;122;ROW( [.B21])+COLUMN([.B21])+69;ROW( [.B21])+COLUMN([.B21])+95))" office:value-type="string" office:string-value="v" calcext:value-type="string">
            <text:p>v</text:p>
          </table:table-cell>
          <table:table-cell table:formula="of:=CHAR(IF(ROW( [.C21])+COLUMN([.C21])+95&gt;122;ROW( [.C21])+COLUMN([.C21])+69;ROW( [.C21])+COLUMN([.C21])+95))" office:value-type="string" office:string-value="w" calcext:value-type="string">
            <text:p>w</text:p>
          </table:table-cell>
          <table:table-cell table:formula="of:=CHAR(IF(ROW( [.D21])+COLUMN([.D21])+95&gt;122;ROW( [.D21])+COLUMN([.D21])+69;ROW( [.D21])+COLUMN([.D21])+95))" office:value-type="string" office:string-value="x" calcext:value-type="string">
            <text:p>x</text:p>
          </table:table-cell>
          <table:table-cell table:formula="of:=CHAR(IF(ROW( [.E21])+COLUMN([.E21])+95&gt;122;ROW( [.E21])+COLUMN([.E21])+69;ROW( [.E21])+COLUMN([.E21])+95))" office:value-type="string" office:string-value="y" calcext:value-type="string">
            <text:p>y</text:p>
          </table:table-cell>
          <table:table-cell table:formula="of:=CHAR(IF(ROW( [.F21])+COLUMN([.F21])+95&gt;122;ROW( [.F21])+COLUMN([.F21])+69;ROW( [.F21])+COLUMN([.F21])+95))" office:value-type="string" office:string-value="z" calcext:value-type="string">
            <text:p>z</text:p>
          </table:table-cell>
          <table:table-cell table:formula="of:=CHAR(IF(ROW( [.G21])+COLUMN([.G21])+95&gt;122;ROW( [.G21])+COLUMN([.G21])+69;ROW( [.G21])+COLUMN([.G21])+95))" office:value-type="string" office:string-value="a" calcext:value-type="string">
            <text:p>a</text:p>
          </table:table-cell>
          <table:table-cell table:formula="of:=CHAR(IF(ROW( [.H21])+COLUMN([.H21])+95&gt;122;ROW( [.H21])+COLUMN([.H21])+69;ROW( [.H21])+COLUMN([.H21])+95))" office:value-type="string" office:string-value="b" calcext:value-type="string">
            <text:p>b</text:p>
          </table:table-cell>
          <table:table-cell table:formula="of:=CHAR(IF(ROW( [.I21])+COLUMN([.I21])+95&gt;122;ROW( [.I21])+COLUMN([.I21])+69;ROW( [.I21])+COLUMN([.I21])+95))" office:value-type="string" office:string-value="c" calcext:value-type="string">
            <text:p>c</text:p>
          </table:table-cell>
          <table:table-cell table:formula="of:=CHAR(IF(ROW( [.J21])+COLUMN([.J21])+95&gt;122;ROW( [.J21])+COLUMN([.J21])+69;ROW( [.J21])+COLUMN([.J21])+95))" office:value-type="string" office:string-value="d" calcext:value-type="string">
            <text:p>d</text:p>
          </table:table-cell>
          <table:table-cell table:formula="of:=CHAR(IF(ROW( [.K21])+COLUMN([.K21])+95&gt;122;ROW( [.K21])+COLUMN([.K21])+69;ROW( [.K21])+COLUMN([.K21])+95))" office:value-type="string" office:string-value="e" calcext:value-type="string">
            <text:p>e</text:p>
          </table:table-cell>
          <table:table-cell table:formula="of:=CHAR(IF(ROW( [.L21])+COLUMN([.L21])+95&gt;122;ROW( [.L21])+COLUMN([.L21])+69;ROW( [.L21])+COLUMN([.L21])+95))" office:value-type="string" office:string-value="f" calcext:value-type="string">
            <text:p>f</text:p>
          </table:table-cell>
          <table:table-cell table:formula="of:=CHAR(IF(ROW( [.M21])+COLUMN([.M21])+95&gt;122;ROW( [.M21])+COLUMN([.M21])+69;ROW( [.M21])+COLUMN([.M21])+95))" office:value-type="string" office:string-value="g" calcext:value-type="string">
            <text:p>g</text:p>
          </table:table-cell>
          <table:table-cell table:formula="of:=CHAR(IF(ROW( [.N21])+COLUMN([.N21])+95&gt;122;ROW( [.N21])+COLUMN([.N21])+69;ROW( [.N21])+COLUMN([.N21])+95))" office:value-type="string" office:string-value="h" calcext:value-type="string">
            <text:p>h</text:p>
          </table:table-cell>
          <table:table-cell table:formula="of:=CHAR(IF(ROW( [.O21])+COLUMN([.O21])+95&gt;122;ROW( [.O21])+COLUMN([.O21])+69;ROW( [.O21])+COLUMN([.O21])+95))" office:value-type="string" office:string-value="i" calcext:value-type="string">
            <text:p>i</text:p>
          </table:table-cell>
          <table:table-cell table:formula="of:=CHAR(IF(ROW( [.P21])+COLUMN([.P21])+95&gt;122;ROW( [.P21])+COLUMN([.P21])+69;ROW( [.P21])+COLUMN([.P21])+95))" office:value-type="string" office:string-value="j" calcext:value-type="string">
            <text:p>j</text:p>
          </table:table-cell>
          <table:table-cell table:formula="of:=CHAR(IF(ROW( [.Q21])+COLUMN([.Q21])+95&gt;122;ROW( [.Q21])+COLUMN([.Q21])+69;ROW( [.Q21])+COLUMN([.Q21])+95))" office:value-type="string" office:string-value="k" calcext:value-type="string">
            <text:p>k</text:p>
          </table:table-cell>
          <table:table-cell table:formula="of:=CHAR(IF(ROW( [.R21])+COLUMN([.R21])+95&gt;122;ROW( [.R21])+COLUMN([.R21])+69;ROW( [.R21])+COLUMN([.R21])+95))" office:value-type="string" office:string-value="l" calcext:value-type="string">
            <text:p>l</text:p>
          </table:table-cell>
          <table:table-cell table:formula="of:=CHAR(IF(ROW( [.S21])+COLUMN([.S21])+95&gt;122;ROW( [.S21])+COLUMN([.S21])+69;ROW( [.S21])+COLUMN([.S21])+95))" office:value-type="string" office:string-value="m" calcext:value-type="string">
            <text:p>m</text:p>
          </table:table-cell>
          <table:table-cell table:formula="of:=CHAR(IF(ROW( [.T21])+COLUMN([.T21])+95&gt;122;ROW( [.T21])+COLUMN([.T21])+69;ROW( [.T21])+COLUMN([.T21])+95))" office:value-type="string" office:string-value="n" calcext:value-type="string">
            <text:p>n</text:p>
          </table:table-cell>
          <table:table-cell table:formula="of:=CHAR(IF(ROW( [.U21])+COLUMN([.U21])+95&gt;122;ROW( [.U21])+COLUMN([.U21])+69;ROW( [.U21])+COLUMN([.U21])+95))" office:value-type="string" office:string-value="o" calcext:value-type="string">
            <text:p>o</text:p>
          </table:table-cell>
          <table:table-cell table:formula="of:=CHAR(IF(ROW( [.V21])+COLUMN([.V21])+95&gt;122;ROW( [.V21])+COLUMN([.V21])+69;ROW( [.V21])+COLUMN([.V21])+95))" office:value-type="string" office:string-value="p" calcext:value-type="string">
            <text:p>p</text:p>
          </table:table-cell>
          <table:table-cell table:formula="of:=CHAR(IF(ROW( [.W21])+COLUMN([.W21])+95&gt;122;ROW( [.W21])+COLUMN([.W21])+69;ROW( [.W21])+COLUMN([.W21])+95))" office:value-type="string" office:string-value="q" calcext:value-type="string">
            <text:p>q</text:p>
          </table:table-cell>
          <table:table-cell table:formula="of:=CHAR(IF(ROW( [.X21])+COLUMN([.X21])+95&gt;122;ROW( [.X21])+COLUMN([.X21])+69;ROW( [.X21])+COLUMN([.X21])+95))" office:value-type="string" office:string-value="r" calcext:value-type="string">
            <text:p>r</text:p>
          </table:table-cell>
          <table:table-cell table:formula="of:=CHAR(IF(ROW( [.Y21])+COLUMN([.Y21])+95&gt;122;ROW( [.Y21])+COLUMN([.Y21])+69;ROW( [.Y21])+COLUMN([.Y21])+95))" office:value-type="string" office:string-value="s" calcext:value-type="string">
            <text:p>s</text:p>
          </table:table-cell>
          <table:table-cell table:formula="of:=CHAR(IF(ROW( [.Z21])+COLUMN([.Z21])+95&gt;122;ROW( [.Z21])+COLUMN([.Z21])+69;ROW( [.Z21])+COLUMN([.Z21])+95))" office:value-type="string" office:string-value="t" calcext:value-type="string">
            <text:p>t</text:p>
          </table:table-cell>
          <table:table-cell table:number-columns-repeated="15"/>
        </table:table-row>
        <table:table-row table:style-name="ro1">
          <table:table-cell table:formula="of:=CHAR(IF(ROW( [.A22])+COLUMN([.A22])+95&gt;122;ROW( [.A22])+COLUMN([.A22])+69;ROW( [.A22])+COLUMN([.A22])+95))" office:value-type="string" office:string-value="v" calcext:value-type="string">
            <text:p>v</text:p>
          </table:table-cell>
          <table:table-cell table:formula="of:=CHAR(IF(ROW( [.B22])+COLUMN([.B22])+95&gt;122;ROW( [.B22])+COLUMN([.B22])+69;ROW( [.B22])+COLUMN([.B22])+95))" office:value-type="string" office:string-value="w" calcext:value-type="string">
            <text:p>w</text:p>
          </table:table-cell>
          <table:table-cell table:formula="of:=CHAR(IF(ROW( [.C22])+COLUMN([.C22])+95&gt;122;ROW( [.C22])+COLUMN([.C22])+69;ROW( [.C22])+COLUMN([.C22])+95))" office:value-type="string" office:string-value="x" calcext:value-type="string">
            <text:p>x</text:p>
          </table:table-cell>
          <table:table-cell table:formula="of:=CHAR(IF(ROW( [.D22])+COLUMN([.D22])+95&gt;122;ROW( [.D22])+COLUMN([.D22])+69;ROW( [.D22])+COLUMN([.D22])+95))" office:value-type="string" office:string-value="y" calcext:value-type="string">
            <text:p>y</text:p>
          </table:table-cell>
          <table:table-cell table:formula="of:=CHAR(IF(ROW( [.E22])+COLUMN([.E22])+95&gt;122;ROW( [.E22])+COLUMN([.E22])+69;ROW( [.E22])+COLUMN([.E22])+95))" office:value-type="string" office:string-value="z" calcext:value-type="string">
            <text:p>z</text:p>
          </table:table-cell>
          <table:table-cell table:formula="of:=CHAR(IF(ROW( [.F22])+COLUMN([.F22])+95&gt;122;ROW( [.F22])+COLUMN([.F22])+69;ROW( [.F22])+COLUMN([.F22])+95))" office:value-type="string" office:string-value="a" calcext:value-type="string">
            <text:p>a</text:p>
          </table:table-cell>
          <table:table-cell table:formula="of:=CHAR(IF(ROW( [.G22])+COLUMN([.G22])+95&gt;122;ROW( [.G22])+COLUMN([.G22])+69;ROW( [.G22])+COLUMN([.G22])+95))" office:value-type="string" office:string-value="b" calcext:value-type="string">
            <text:p>b</text:p>
          </table:table-cell>
          <table:table-cell table:formula="of:=CHAR(IF(ROW( [.H22])+COLUMN([.H22])+95&gt;122;ROW( [.H22])+COLUMN([.H22])+69;ROW( [.H22])+COLUMN([.H22])+95))" office:value-type="string" office:string-value="c" calcext:value-type="string">
            <text:p>c</text:p>
          </table:table-cell>
          <table:table-cell table:formula="of:=CHAR(IF(ROW( [.I22])+COLUMN([.I22])+95&gt;122;ROW( [.I22])+COLUMN([.I22])+69;ROW( [.I22])+COLUMN([.I22])+95))" office:value-type="string" office:string-value="d" calcext:value-type="string">
            <text:p>d</text:p>
          </table:table-cell>
          <table:table-cell table:formula="of:=CHAR(IF(ROW( [.J22])+COLUMN([.J22])+95&gt;122;ROW( [.J22])+COLUMN([.J22])+69;ROW( [.J22])+COLUMN([.J22])+95))" office:value-type="string" office:string-value="e" calcext:value-type="string">
            <text:p>e</text:p>
          </table:table-cell>
          <table:table-cell table:formula="of:=CHAR(IF(ROW( [.K22])+COLUMN([.K22])+95&gt;122;ROW( [.K22])+COLUMN([.K22])+69;ROW( [.K22])+COLUMN([.K22])+95))" office:value-type="string" office:string-value="f" calcext:value-type="string">
            <text:p>f</text:p>
          </table:table-cell>
          <table:table-cell table:formula="of:=CHAR(IF(ROW( [.L22])+COLUMN([.L22])+95&gt;122;ROW( [.L22])+COLUMN([.L22])+69;ROW( [.L22])+COLUMN([.L22])+95))" office:value-type="string" office:string-value="g" calcext:value-type="string">
            <text:p>g</text:p>
          </table:table-cell>
          <table:table-cell table:formula="of:=CHAR(IF(ROW( [.M22])+COLUMN([.M22])+95&gt;122;ROW( [.M22])+COLUMN([.M22])+69;ROW( [.M22])+COLUMN([.M22])+95))" office:value-type="string" office:string-value="h" calcext:value-type="string">
            <text:p>h</text:p>
          </table:table-cell>
          <table:table-cell table:formula="of:=CHAR(IF(ROW( [.N22])+COLUMN([.N22])+95&gt;122;ROW( [.N22])+COLUMN([.N22])+69;ROW( [.N22])+COLUMN([.N22])+95))" office:value-type="string" office:string-value="i" calcext:value-type="string">
            <text:p>i</text:p>
          </table:table-cell>
          <table:table-cell table:formula="of:=CHAR(IF(ROW( [.O22])+COLUMN([.O22])+95&gt;122;ROW( [.O22])+COLUMN([.O22])+69;ROW( [.O22])+COLUMN([.O22])+95))" office:value-type="string" office:string-value="j" calcext:value-type="string">
            <text:p>j</text:p>
          </table:table-cell>
          <table:table-cell table:formula="of:=CHAR(IF(ROW( [.P22])+COLUMN([.P22])+95&gt;122;ROW( [.P22])+COLUMN([.P22])+69;ROW( [.P22])+COLUMN([.P22])+95))" office:value-type="string" office:string-value="k" calcext:value-type="string">
            <text:p>k</text:p>
          </table:table-cell>
          <table:table-cell table:formula="of:=CHAR(IF(ROW( [.Q22])+COLUMN([.Q22])+95&gt;122;ROW( [.Q22])+COLUMN([.Q22])+69;ROW( [.Q22])+COLUMN([.Q22])+95))" office:value-type="string" office:string-value="l" calcext:value-type="string">
            <text:p>l</text:p>
          </table:table-cell>
          <table:table-cell table:formula="of:=CHAR(IF(ROW( [.R22])+COLUMN([.R22])+95&gt;122;ROW( [.R22])+COLUMN([.R22])+69;ROW( [.R22])+COLUMN([.R22])+95))" office:value-type="string" office:string-value="m" calcext:value-type="string">
            <text:p>m</text:p>
          </table:table-cell>
          <table:table-cell table:formula="of:=CHAR(IF(ROW( [.S22])+COLUMN([.S22])+95&gt;122;ROW( [.S22])+COLUMN([.S22])+69;ROW( [.S22])+COLUMN([.S22])+95))" office:value-type="string" office:string-value="n" calcext:value-type="string">
            <text:p>n</text:p>
          </table:table-cell>
          <table:table-cell table:formula="of:=CHAR(IF(ROW( [.T22])+COLUMN([.T22])+95&gt;122;ROW( [.T22])+COLUMN([.T22])+69;ROW( [.T22])+COLUMN([.T22])+95))" office:value-type="string" office:string-value="o" calcext:value-type="string">
            <text:p>o</text:p>
          </table:table-cell>
          <table:table-cell table:formula="of:=CHAR(IF(ROW( [.U22])+COLUMN([.U22])+95&gt;122;ROW( [.U22])+COLUMN([.U22])+69;ROW( [.U22])+COLUMN([.U22])+95))" office:value-type="string" office:string-value="p" calcext:value-type="string">
            <text:p>p</text:p>
          </table:table-cell>
          <table:table-cell table:formula="of:=CHAR(IF(ROW( [.V22])+COLUMN([.V22])+95&gt;122;ROW( [.V22])+COLUMN([.V22])+69;ROW( [.V22])+COLUMN([.V22])+95))" office:value-type="string" office:string-value="q" calcext:value-type="string">
            <text:p>q</text:p>
          </table:table-cell>
          <table:table-cell table:formula="of:=CHAR(IF(ROW( [.W22])+COLUMN([.W22])+95&gt;122;ROW( [.W22])+COLUMN([.W22])+69;ROW( [.W22])+COLUMN([.W22])+95))" office:value-type="string" office:string-value="r" calcext:value-type="string">
            <text:p>r</text:p>
          </table:table-cell>
          <table:table-cell table:formula="of:=CHAR(IF(ROW( [.X22])+COLUMN([.X22])+95&gt;122;ROW( [.X22])+COLUMN([.X22])+69;ROW( [.X22])+COLUMN([.X22])+95))" office:value-type="string" office:string-value="s" calcext:value-type="string">
            <text:p>s</text:p>
          </table:table-cell>
          <table:table-cell table:formula="of:=CHAR(IF(ROW( [.Y22])+COLUMN([.Y22])+95&gt;122;ROW( [.Y22])+COLUMN([.Y22])+69;ROW( [.Y22])+COLUMN([.Y22])+95))" office:value-type="string" office:string-value="t" calcext:value-type="string">
            <text:p>t</text:p>
          </table:table-cell>
          <table:table-cell table:formula="of:=CHAR(IF(ROW( [.Z22])+COLUMN([.Z22])+95&gt;122;ROW( [.Z22])+COLUMN([.Z22])+69;ROW( [.Z22])+COLUMN([.Z22])+95))" office:value-type="string" office:string-value="u" calcext:value-type="string">
            <text:p>u</text:p>
          </table:table-cell>
          <table:table-cell table:number-columns-repeated="15"/>
        </table:table-row>
        <table:table-row table:style-name="ro1">
          <table:table-cell table:formula="of:=CHAR(IF(ROW( [.A23])+COLUMN([.A23])+95&gt;122;ROW( [.A23])+COLUMN([.A23])+69;ROW( [.A23])+COLUMN([.A23])+95))" office:value-type="string" office:string-value="w" calcext:value-type="string">
            <text:p>w</text:p>
          </table:table-cell>
          <table:table-cell table:formula="of:=CHAR(IF(ROW( [.B23])+COLUMN([.B23])+95&gt;122;ROW( [.B23])+COLUMN([.B23])+69;ROW( [.B23])+COLUMN([.B23])+95))" office:value-type="string" office:string-value="x" calcext:value-type="string">
            <text:p>x</text:p>
          </table:table-cell>
          <table:table-cell table:formula="of:=CHAR(IF(ROW( [.C23])+COLUMN([.C23])+95&gt;122;ROW( [.C23])+COLUMN([.C23])+69;ROW( [.C23])+COLUMN([.C23])+95))" office:value-type="string" office:string-value="y" calcext:value-type="string">
            <text:p>y</text:p>
          </table:table-cell>
          <table:table-cell table:formula="of:=CHAR(IF(ROW( [.D23])+COLUMN([.D23])+95&gt;122;ROW( [.D23])+COLUMN([.D23])+69;ROW( [.D23])+COLUMN([.D23])+95))" office:value-type="string" office:string-value="z" calcext:value-type="string">
            <text:p>z</text:p>
          </table:table-cell>
          <table:table-cell table:formula="of:=CHAR(IF(ROW( [.E23])+COLUMN([.E23])+95&gt;122;ROW( [.E23])+COLUMN([.E23])+69;ROW( [.E23])+COLUMN([.E23])+95))" office:value-type="string" office:string-value="a" calcext:value-type="string">
            <text:p>a</text:p>
          </table:table-cell>
          <table:table-cell table:formula="of:=CHAR(IF(ROW( [.F23])+COLUMN([.F23])+95&gt;122;ROW( [.F23])+COLUMN([.F23])+69;ROW( [.F23])+COLUMN([.F23])+95))" office:value-type="string" office:string-value="b" calcext:value-type="string">
            <text:p>b</text:p>
          </table:table-cell>
          <table:table-cell table:formula="of:=CHAR(IF(ROW( [.G23])+COLUMN([.G23])+95&gt;122;ROW( [.G23])+COLUMN([.G23])+69;ROW( [.G23])+COLUMN([.G23])+95))" office:value-type="string" office:string-value="c" calcext:value-type="string">
            <text:p>c</text:p>
          </table:table-cell>
          <table:table-cell table:formula="of:=CHAR(IF(ROW( [.H23])+COLUMN([.H23])+95&gt;122;ROW( [.H23])+COLUMN([.H23])+69;ROW( [.H23])+COLUMN([.H23])+95))" office:value-type="string" office:string-value="d" calcext:value-type="string">
            <text:p>d</text:p>
          </table:table-cell>
          <table:table-cell table:formula="of:=CHAR(IF(ROW( [.I23])+COLUMN([.I23])+95&gt;122;ROW( [.I23])+COLUMN([.I23])+69;ROW( [.I23])+COLUMN([.I23])+95))" office:value-type="string" office:string-value="e" calcext:value-type="string">
            <text:p>e</text:p>
          </table:table-cell>
          <table:table-cell table:formula="of:=CHAR(IF(ROW( [.J23])+COLUMN([.J23])+95&gt;122;ROW( [.J23])+COLUMN([.J23])+69;ROW( [.J23])+COLUMN([.J23])+95))" office:value-type="string" office:string-value="f" calcext:value-type="string">
            <text:p>f</text:p>
          </table:table-cell>
          <table:table-cell table:formula="of:=CHAR(IF(ROW( [.K23])+COLUMN([.K23])+95&gt;122;ROW( [.K23])+COLUMN([.K23])+69;ROW( [.K23])+COLUMN([.K23])+95))" office:value-type="string" office:string-value="g" calcext:value-type="string">
            <text:p>g</text:p>
          </table:table-cell>
          <table:table-cell table:formula="of:=CHAR(IF(ROW( [.L23])+COLUMN([.L23])+95&gt;122;ROW( [.L23])+COLUMN([.L23])+69;ROW( [.L23])+COLUMN([.L23])+95))" office:value-type="string" office:string-value="h" calcext:value-type="string">
            <text:p>h</text:p>
          </table:table-cell>
          <table:table-cell table:formula="of:=CHAR(IF(ROW( [.M23])+COLUMN([.M23])+95&gt;122;ROW( [.M23])+COLUMN([.M23])+69;ROW( [.M23])+COLUMN([.M23])+95))" office:value-type="string" office:string-value="i" calcext:value-type="string">
            <text:p>i</text:p>
          </table:table-cell>
          <table:table-cell table:formula="of:=CHAR(IF(ROW( [.N23])+COLUMN([.N23])+95&gt;122;ROW( [.N23])+COLUMN([.N23])+69;ROW( [.N23])+COLUMN([.N23])+95))" office:value-type="string" office:string-value="j" calcext:value-type="string">
            <text:p>j</text:p>
          </table:table-cell>
          <table:table-cell table:formula="of:=CHAR(IF(ROW( [.O23])+COLUMN([.O23])+95&gt;122;ROW( [.O23])+COLUMN([.O23])+69;ROW( [.O23])+COLUMN([.O23])+95))" office:value-type="string" office:string-value="k" calcext:value-type="string">
            <text:p>k</text:p>
          </table:table-cell>
          <table:table-cell table:formula="of:=CHAR(IF(ROW( [.P23])+COLUMN([.P23])+95&gt;122;ROW( [.P23])+COLUMN([.P23])+69;ROW( [.P23])+COLUMN([.P23])+95))" office:value-type="string" office:string-value="l" calcext:value-type="string">
            <text:p>l</text:p>
          </table:table-cell>
          <table:table-cell table:formula="of:=CHAR(IF(ROW( [.Q23])+COLUMN([.Q23])+95&gt;122;ROW( [.Q23])+COLUMN([.Q23])+69;ROW( [.Q23])+COLUMN([.Q23])+95))" office:value-type="string" office:string-value="m" calcext:value-type="string">
            <text:p>m</text:p>
          </table:table-cell>
          <table:table-cell table:formula="of:=CHAR(IF(ROW( [.R23])+COLUMN([.R23])+95&gt;122;ROW( [.R23])+COLUMN([.R23])+69;ROW( [.R23])+COLUMN([.R23])+95))" office:value-type="string" office:string-value="n" calcext:value-type="string">
            <text:p>n</text:p>
          </table:table-cell>
          <table:table-cell table:formula="of:=CHAR(IF(ROW( [.S23])+COLUMN([.S23])+95&gt;122;ROW( [.S23])+COLUMN([.S23])+69;ROW( [.S23])+COLUMN([.S23])+95))" office:value-type="string" office:string-value="o" calcext:value-type="string">
            <text:p>o</text:p>
          </table:table-cell>
          <table:table-cell table:formula="of:=CHAR(IF(ROW( [.T23])+COLUMN([.T23])+95&gt;122;ROW( [.T23])+COLUMN([.T23])+69;ROW( [.T23])+COLUMN([.T23])+95))" office:value-type="string" office:string-value="p" calcext:value-type="string">
            <text:p>p</text:p>
          </table:table-cell>
          <table:table-cell table:formula="of:=CHAR(IF(ROW( [.U23])+COLUMN([.U23])+95&gt;122;ROW( [.U23])+COLUMN([.U23])+69;ROW( [.U23])+COLUMN([.U23])+95))" office:value-type="string" office:string-value="q" calcext:value-type="string">
            <text:p>q</text:p>
          </table:table-cell>
          <table:table-cell table:formula="of:=CHAR(IF(ROW( [.V23])+COLUMN([.V23])+95&gt;122;ROW( [.V23])+COLUMN([.V23])+69;ROW( [.V23])+COLUMN([.V23])+95))" office:value-type="string" office:string-value="r" calcext:value-type="string">
            <text:p>r</text:p>
          </table:table-cell>
          <table:table-cell table:formula="of:=CHAR(IF(ROW( [.W23])+COLUMN([.W23])+95&gt;122;ROW( [.W23])+COLUMN([.W23])+69;ROW( [.W23])+COLUMN([.W23])+95))" office:value-type="string" office:string-value="s" calcext:value-type="string">
            <text:p>s</text:p>
          </table:table-cell>
          <table:table-cell table:formula="of:=CHAR(IF(ROW( [.X23])+COLUMN([.X23])+95&gt;122;ROW( [.X23])+COLUMN([.X23])+69;ROW( [.X23])+COLUMN([.X23])+95))" office:value-type="string" office:string-value="t" calcext:value-type="string">
            <text:p>t</text:p>
          </table:table-cell>
          <table:table-cell table:formula="of:=CHAR(IF(ROW( [.Y23])+COLUMN([.Y23])+95&gt;122;ROW( [.Y23])+COLUMN([.Y23])+69;ROW( [.Y23])+COLUMN([.Y23])+95))" office:value-type="string" office:string-value="u" calcext:value-type="string">
            <text:p>u</text:p>
          </table:table-cell>
          <table:table-cell table:formula="of:=CHAR(IF(ROW( [.Z23])+COLUMN([.Z23])+95&gt;122;ROW( [.Z23])+COLUMN([.Z23])+69;ROW( [.Z23])+COLUMN([.Z23])+95))" office:value-type="string" office:string-value="v" calcext:value-type="string">
            <text:p>v</text:p>
          </table:table-cell>
          <table:table-cell table:number-columns-repeated="15"/>
        </table:table-row>
        <table:table-row table:style-name="ro1">
          <table:table-cell table:formula="of:=CHAR(IF(ROW( [.A24])+COLUMN([.A24])+95&gt;122;ROW( [.A24])+COLUMN([.A24])+69;ROW( [.A24])+COLUMN([.A24])+95))" office:value-type="string" office:string-value="x" calcext:value-type="string">
            <text:p>x</text:p>
          </table:table-cell>
          <table:table-cell table:formula="of:=CHAR(IF(ROW( [.B24])+COLUMN([.B24])+95&gt;122;ROW( [.B24])+COLUMN([.B24])+69;ROW( [.B24])+COLUMN([.B24])+95))" office:value-type="string" office:string-value="y" calcext:value-type="string">
            <text:p>y</text:p>
          </table:table-cell>
          <table:table-cell table:formula="of:=CHAR(IF(ROW( [.C24])+COLUMN([.C24])+95&gt;122;ROW( [.C24])+COLUMN([.C24])+69;ROW( [.C24])+COLUMN([.C24])+95))" office:value-type="string" office:string-value="z" calcext:value-type="string">
            <text:p>z</text:p>
          </table:table-cell>
          <table:table-cell table:formula="of:=CHAR(IF(ROW( [.D24])+COLUMN([.D24])+95&gt;122;ROW( [.D24])+COLUMN([.D24])+69;ROW( [.D24])+COLUMN([.D24])+95))" office:value-type="string" office:string-value="a" calcext:value-type="string">
            <text:p>a</text:p>
          </table:table-cell>
          <table:table-cell table:formula="of:=CHAR(IF(ROW( [.E24])+COLUMN([.E24])+95&gt;122;ROW( [.E24])+COLUMN([.E24])+69;ROW( [.E24])+COLUMN([.E24])+95))" office:value-type="string" office:string-value="b" calcext:value-type="string">
            <text:p>b</text:p>
          </table:table-cell>
          <table:table-cell table:formula="of:=CHAR(IF(ROW( [.F24])+COLUMN([.F24])+95&gt;122;ROW( [.F24])+COLUMN([.F24])+69;ROW( [.F24])+COLUMN([.F24])+95))" office:value-type="string" office:string-value="c" calcext:value-type="string">
            <text:p>c</text:p>
          </table:table-cell>
          <table:table-cell table:formula="of:=CHAR(IF(ROW( [.G24])+COLUMN([.G24])+95&gt;122;ROW( [.G24])+COLUMN([.G24])+69;ROW( [.G24])+COLUMN([.G24])+95))" office:value-type="string" office:string-value="d" calcext:value-type="string">
            <text:p>d</text:p>
          </table:table-cell>
          <table:table-cell table:formula="of:=CHAR(IF(ROW( [.H24])+COLUMN([.H24])+95&gt;122;ROW( [.H24])+COLUMN([.H24])+69;ROW( [.H24])+COLUMN([.H24])+95))" office:value-type="string" office:string-value="e" calcext:value-type="string">
            <text:p>e</text:p>
          </table:table-cell>
          <table:table-cell table:formula="of:=CHAR(IF(ROW( [.I24])+COLUMN([.I24])+95&gt;122;ROW( [.I24])+COLUMN([.I24])+69;ROW( [.I24])+COLUMN([.I24])+95))" office:value-type="string" office:string-value="f" calcext:value-type="string">
            <text:p>f</text:p>
          </table:table-cell>
          <table:table-cell table:formula="of:=CHAR(IF(ROW( [.J24])+COLUMN([.J24])+95&gt;122;ROW( [.J24])+COLUMN([.J24])+69;ROW( [.J24])+COLUMN([.J24])+95))" office:value-type="string" office:string-value="g" calcext:value-type="string">
            <text:p>g</text:p>
          </table:table-cell>
          <table:table-cell table:formula="of:=CHAR(IF(ROW( [.K24])+COLUMN([.K24])+95&gt;122;ROW( [.K24])+COLUMN([.K24])+69;ROW( [.K24])+COLUMN([.K24])+95))" office:value-type="string" office:string-value="h" calcext:value-type="string">
            <text:p>h</text:p>
          </table:table-cell>
          <table:table-cell table:formula="of:=CHAR(IF(ROW( [.L24])+COLUMN([.L24])+95&gt;122;ROW( [.L24])+COLUMN([.L24])+69;ROW( [.L24])+COLUMN([.L24])+95))" office:value-type="string" office:string-value="i" calcext:value-type="string">
            <text:p>i</text:p>
          </table:table-cell>
          <table:table-cell table:formula="of:=CHAR(IF(ROW( [.M24])+COLUMN([.M24])+95&gt;122;ROW( [.M24])+COLUMN([.M24])+69;ROW( [.M24])+COLUMN([.M24])+95))" office:value-type="string" office:string-value="j" calcext:value-type="string">
            <text:p>j</text:p>
          </table:table-cell>
          <table:table-cell table:formula="of:=CHAR(IF(ROW( [.N24])+COLUMN([.N24])+95&gt;122;ROW( [.N24])+COLUMN([.N24])+69;ROW( [.N24])+COLUMN([.N24])+95))" office:value-type="string" office:string-value="k" calcext:value-type="string">
            <text:p>k</text:p>
          </table:table-cell>
          <table:table-cell table:formula="of:=CHAR(IF(ROW( [.O24])+COLUMN([.O24])+95&gt;122;ROW( [.O24])+COLUMN([.O24])+69;ROW( [.O24])+COLUMN([.O24])+95))" office:value-type="string" office:string-value="l" calcext:value-type="string">
            <text:p>l</text:p>
          </table:table-cell>
          <table:table-cell table:formula="of:=CHAR(IF(ROW( [.P24])+COLUMN([.P24])+95&gt;122;ROW( [.P24])+COLUMN([.P24])+69;ROW( [.P24])+COLUMN([.P24])+95))" office:value-type="string" office:string-value="m" calcext:value-type="string">
            <text:p>m</text:p>
          </table:table-cell>
          <table:table-cell table:formula="of:=CHAR(IF(ROW( [.Q24])+COLUMN([.Q24])+95&gt;122;ROW( [.Q24])+COLUMN([.Q24])+69;ROW( [.Q24])+COLUMN([.Q24])+95))" office:value-type="string" office:string-value="n" calcext:value-type="string">
            <text:p>n</text:p>
          </table:table-cell>
          <table:table-cell table:formula="of:=CHAR(IF(ROW( [.R24])+COLUMN([.R24])+95&gt;122;ROW( [.R24])+COLUMN([.R24])+69;ROW( [.R24])+COLUMN([.R24])+95))" office:value-type="string" office:string-value="o" calcext:value-type="string">
            <text:p>o</text:p>
          </table:table-cell>
          <table:table-cell table:formula="of:=CHAR(IF(ROW( [.S24])+COLUMN([.S24])+95&gt;122;ROW( [.S24])+COLUMN([.S24])+69;ROW( [.S24])+COLUMN([.S24])+95))" office:value-type="string" office:string-value="p" calcext:value-type="string">
            <text:p>p</text:p>
          </table:table-cell>
          <table:table-cell table:formula="of:=CHAR(IF(ROW( [.T24])+COLUMN([.T24])+95&gt;122;ROW( [.T24])+COLUMN([.T24])+69;ROW( [.T24])+COLUMN([.T24])+95))" office:value-type="string" office:string-value="q" calcext:value-type="string">
            <text:p>q</text:p>
          </table:table-cell>
          <table:table-cell table:formula="of:=CHAR(IF(ROW( [.U24])+COLUMN([.U24])+95&gt;122;ROW( [.U24])+COLUMN([.U24])+69;ROW( [.U24])+COLUMN([.U24])+95))" office:value-type="string" office:string-value="r" calcext:value-type="string">
            <text:p>r</text:p>
          </table:table-cell>
          <table:table-cell table:formula="of:=CHAR(IF(ROW( [.V24])+COLUMN([.V24])+95&gt;122;ROW( [.V24])+COLUMN([.V24])+69;ROW( [.V24])+COLUMN([.V24])+95))" office:value-type="string" office:string-value="s" calcext:value-type="string">
            <text:p>s</text:p>
          </table:table-cell>
          <table:table-cell table:formula="of:=CHAR(IF(ROW( [.W24])+COLUMN([.W24])+95&gt;122;ROW( [.W24])+COLUMN([.W24])+69;ROW( [.W24])+COLUMN([.W24])+95))" office:value-type="string" office:string-value="t" calcext:value-type="string">
            <text:p>t</text:p>
          </table:table-cell>
          <table:table-cell table:formula="of:=CHAR(IF(ROW( [.X24])+COLUMN([.X24])+95&gt;122;ROW( [.X24])+COLUMN([.X24])+69;ROW( [.X24])+COLUMN([.X24])+95))" office:value-type="string" office:string-value="u" calcext:value-type="string">
            <text:p>u</text:p>
          </table:table-cell>
          <table:table-cell table:formula="of:=CHAR(IF(ROW( [.Y24])+COLUMN([.Y24])+95&gt;122;ROW( [.Y24])+COLUMN([.Y24])+69;ROW( [.Y24])+COLUMN([.Y24])+95))" office:value-type="string" office:string-value="v" calcext:value-type="string">
            <text:p>v</text:p>
          </table:table-cell>
          <table:table-cell table:formula="of:=CHAR(IF(ROW( [.Z24])+COLUMN([.Z24])+95&gt;122;ROW( [.Z24])+COLUMN([.Z24])+69;ROW( [.Z24])+COLUMN([.Z24])+95))" office:value-type="string" office:string-value="w" calcext:value-type="string">
            <text:p>w</text:p>
          </table:table-cell>
          <table:table-cell table:number-columns-repeated="15"/>
        </table:table-row>
        <table:table-row table:style-name="ro1">
          <table:table-cell table:formula="of:=CHAR(IF(ROW( [.A25])+COLUMN([.A25])+95&gt;122;ROW( [.A25])+COLUMN([.A25])+69;ROW( [.A25])+COLUMN([.A25])+95))" office:value-type="string" office:string-value="y" calcext:value-type="string">
            <text:p>y</text:p>
          </table:table-cell>
          <table:table-cell table:formula="of:=CHAR(IF(ROW( [.B25])+COLUMN([.B25])+95&gt;122;ROW( [.B25])+COLUMN([.B25])+69;ROW( [.B25])+COLUMN([.B25])+95))" office:value-type="string" office:string-value="z" calcext:value-type="string">
            <text:p>z</text:p>
          </table:table-cell>
          <table:table-cell table:formula="of:=CHAR(IF(ROW( [.C25])+COLUMN([.C25])+95&gt;122;ROW( [.C25])+COLUMN([.C25])+69;ROW( [.C25])+COLUMN([.C25])+95))" office:value-type="string" office:string-value="a" calcext:value-type="string">
            <text:p>a</text:p>
          </table:table-cell>
          <table:table-cell table:formula="of:=CHAR(IF(ROW( [.D25])+COLUMN([.D25])+95&gt;122;ROW( [.D25])+COLUMN([.D25])+69;ROW( [.D25])+COLUMN([.D25])+95))" office:value-type="string" office:string-value="b" calcext:value-type="string">
            <text:p>b</text:p>
          </table:table-cell>
          <table:table-cell table:formula="of:=CHAR(IF(ROW( [.E25])+COLUMN([.E25])+95&gt;122;ROW( [.E25])+COLUMN([.E25])+69;ROW( [.E25])+COLUMN([.E25])+95))" office:value-type="string" office:string-value="c" calcext:value-type="string">
            <text:p>c</text:p>
          </table:table-cell>
          <table:table-cell table:formula="of:=CHAR(IF(ROW( [.F25])+COLUMN([.F25])+95&gt;122;ROW( [.F25])+COLUMN([.F25])+69;ROW( [.F25])+COLUMN([.F25])+95))" office:value-type="string" office:string-value="d" calcext:value-type="string">
            <text:p>d</text:p>
          </table:table-cell>
          <table:table-cell table:formula="of:=CHAR(IF(ROW( [.G25])+COLUMN([.G25])+95&gt;122;ROW( [.G25])+COLUMN([.G25])+69;ROW( [.G25])+COLUMN([.G25])+95))" office:value-type="string" office:string-value="e" calcext:value-type="string">
            <text:p>e</text:p>
          </table:table-cell>
          <table:table-cell table:formula="of:=CHAR(IF(ROW( [.H25])+COLUMN([.H25])+95&gt;122;ROW( [.H25])+COLUMN([.H25])+69;ROW( [.H25])+COLUMN([.H25])+95))" office:value-type="string" office:string-value="f" calcext:value-type="string">
            <text:p>f</text:p>
          </table:table-cell>
          <table:table-cell table:formula="of:=CHAR(IF(ROW( [.I25])+COLUMN([.I25])+95&gt;122;ROW( [.I25])+COLUMN([.I25])+69;ROW( [.I25])+COLUMN([.I25])+95))" office:value-type="string" office:string-value="g" calcext:value-type="string">
            <text:p>g</text:p>
          </table:table-cell>
          <table:table-cell table:formula="of:=CHAR(IF(ROW( [.J25])+COLUMN([.J25])+95&gt;122;ROW( [.J25])+COLUMN([.J25])+69;ROW( [.J25])+COLUMN([.J25])+95))" office:value-type="string" office:string-value="h" calcext:value-type="string">
            <text:p>h</text:p>
          </table:table-cell>
          <table:table-cell table:formula="of:=CHAR(IF(ROW( [.K25])+COLUMN([.K25])+95&gt;122;ROW( [.K25])+COLUMN([.K25])+69;ROW( [.K25])+COLUMN([.K25])+95))" office:value-type="string" office:string-value="i" calcext:value-type="string">
            <text:p>i</text:p>
          </table:table-cell>
          <table:table-cell table:formula="of:=CHAR(IF(ROW( [.L25])+COLUMN([.L25])+95&gt;122;ROW( [.L25])+COLUMN([.L25])+69;ROW( [.L25])+COLUMN([.L25])+95))" office:value-type="string" office:string-value="j" calcext:value-type="string">
            <text:p>j</text:p>
          </table:table-cell>
          <table:table-cell table:formula="of:=CHAR(IF(ROW( [.M25])+COLUMN([.M25])+95&gt;122;ROW( [.M25])+COLUMN([.M25])+69;ROW( [.M25])+COLUMN([.M25])+95))" office:value-type="string" office:string-value="k" calcext:value-type="string">
            <text:p>k</text:p>
          </table:table-cell>
          <table:table-cell table:formula="of:=CHAR(IF(ROW( [.N25])+COLUMN([.N25])+95&gt;122;ROW( [.N25])+COLUMN([.N25])+69;ROW( [.N25])+COLUMN([.N25])+95))" office:value-type="string" office:string-value="l" calcext:value-type="string">
            <text:p>l</text:p>
          </table:table-cell>
          <table:table-cell table:formula="of:=CHAR(IF(ROW( [.O25])+COLUMN([.O25])+95&gt;122;ROW( [.O25])+COLUMN([.O25])+69;ROW( [.O25])+COLUMN([.O25])+95))" office:value-type="string" office:string-value="m" calcext:value-type="string">
            <text:p>m</text:p>
          </table:table-cell>
          <table:table-cell table:formula="of:=CHAR(IF(ROW( [.P25])+COLUMN([.P25])+95&gt;122;ROW( [.P25])+COLUMN([.P25])+69;ROW( [.P25])+COLUMN([.P25])+95))" office:value-type="string" office:string-value="n" calcext:value-type="string">
            <text:p>n</text:p>
          </table:table-cell>
          <table:table-cell table:formula="of:=CHAR(IF(ROW( [.Q25])+COLUMN([.Q25])+95&gt;122;ROW( [.Q25])+COLUMN([.Q25])+69;ROW( [.Q25])+COLUMN([.Q25])+95))" office:value-type="string" office:string-value="o" calcext:value-type="string">
            <text:p>o</text:p>
          </table:table-cell>
          <table:table-cell table:formula="of:=CHAR(IF(ROW( [.R25])+COLUMN([.R25])+95&gt;122;ROW( [.R25])+COLUMN([.R25])+69;ROW( [.R25])+COLUMN([.R25])+95))" office:value-type="string" office:string-value="p" calcext:value-type="string">
            <text:p>p</text:p>
          </table:table-cell>
          <table:table-cell table:formula="of:=CHAR(IF(ROW( [.S25])+COLUMN([.S25])+95&gt;122;ROW( [.S25])+COLUMN([.S25])+69;ROW( [.S25])+COLUMN([.S25])+95))" office:value-type="string" office:string-value="q" calcext:value-type="string">
            <text:p>q</text:p>
          </table:table-cell>
          <table:table-cell table:formula="of:=CHAR(IF(ROW( [.T25])+COLUMN([.T25])+95&gt;122;ROW( [.T25])+COLUMN([.T25])+69;ROW( [.T25])+COLUMN([.T25])+95))" office:value-type="string" office:string-value="r" calcext:value-type="string">
            <text:p>r</text:p>
          </table:table-cell>
          <table:table-cell table:formula="of:=CHAR(IF(ROW( [.U25])+COLUMN([.U25])+95&gt;122;ROW( [.U25])+COLUMN([.U25])+69;ROW( [.U25])+COLUMN([.U25])+95))" office:value-type="string" office:string-value="s" calcext:value-type="string">
            <text:p>s</text:p>
          </table:table-cell>
          <table:table-cell table:formula="of:=CHAR(IF(ROW( [.V25])+COLUMN([.V25])+95&gt;122;ROW( [.V25])+COLUMN([.V25])+69;ROW( [.V25])+COLUMN([.V25])+95))" office:value-type="string" office:string-value="t" calcext:value-type="string">
            <text:p>t</text:p>
          </table:table-cell>
          <table:table-cell table:formula="of:=CHAR(IF(ROW( [.W25])+COLUMN([.W25])+95&gt;122;ROW( [.W25])+COLUMN([.W25])+69;ROW( [.W25])+COLUMN([.W25])+95))" office:value-type="string" office:string-value="u" calcext:value-type="string">
            <text:p>u</text:p>
          </table:table-cell>
          <table:table-cell table:formula="of:=CHAR(IF(ROW( [.X25])+COLUMN([.X25])+95&gt;122;ROW( [.X25])+COLUMN([.X25])+69;ROW( [.X25])+COLUMN([.X25])+95))" office:value-type="string" office:string-value="v" calcext:value-type="string">
            <text:p>v</text:p>
          </table:table-cell>
          <table:table-cell table:formula="of:=CHAR(IF(ROW( [.Y25])+COLUMN([.Y25])+95&gt;122;ROW( [.Y25])+COLUMN([.Y25])+69;ROW( [.Y25])+COLUMN([.Y25])+95))" office:value-type="string" office:string-value="w" calcext:value-type="string">
            <text:p>w</text:p>
          </table:table-cell>
          <table:table-cell table:formula="of:=CHAR(IF(ROW( [.Z25])+COLUMN([.Z25])+95&gt;122;ROW( [.Z25])+COLUMN([.Z25])+69;ROW( [.Z25])+COLUMN([.Z25])+95))" office:value-type="string" office:string-value="x" calcext:value-type="string">
            <text:p>x</text:p>
          </table:table-cell>
          <table:table-cell table:number-columns-repeated="15"/>
        </table:table-row>
        <table:table-row table:style-name="ro1">
          <table:table-cell table:formula="of:=CHAR(IF(ROW( [.A26])+COLUMN([.A26])+95&gt;122;ROW( [.A26])+COLUMN([.A26])+69;ROW( [.A26])+COLUMN([.A26])+95))" office:value-type="string" office:string-value="z" calcext:value-type="string">
            <text:p>z</text:p>
          </table:table-cell>
          <table:table-cell table:formula="of:=CHAR(IF(ROW( [.B26])+COLUMN([.B26])+95&gt;122;ROW( [.B26])+COLUMN([.B26])+69;ROW( [.B26])+COLUMN([.B26])+95))" office:value-type="string" office:string-value="a" calcext:value-type="string">
            <text:p>a</text:p>
          </table:table-cell>
          <table:table-cell table:formula="of:=CHAR(IF(ROW( [.C26])+COLUMN([.C26])+95&gt;122;ROW( [.C26])+COLUMN([.C26])+69;ROW( [.C26])+COLUMN([.C26])+95))" office:value-type="string" office:string-value="b" calcext:value-type="string">
            <text:p>b</text:p>
          </table:table-cell>
          <table:table-cell table:formula="of:=CHAR(IF(ROW( [.D26])+COLUMN([.D26])+95&gt;122;ROW( [.D26])+COLUMN([.D26])+69;ROW( [.D26])+COLUMN([.D26])+95))" office:value-type="string" office:string-value="c" calcext:value-type="string">
            <text:p>c</text:p>
          </table:table-cell>
          <table:table-cell table:formula="of:=CHAR(IF(ROW( [.E26])+COLUMN([.E26])+95&gt;122;ROW( [.E26])+COLUMN([.E26])+69;ROW( [.E26])+COLUMN([.E26])+95))" office:value-type="string" office:string-value="d" calcext:value-type="string">
            <text:p>d</text:p>
          </table:table-cell>
          <table:table-cell table:formula="of:=CHAR(IF(ROW( [.F26])+COLUMN([.F26])+95&gt;122;ROW( [.F26])+COLUMN([.F26])+69;ROW( [.F26])+COLUMN([.F26])+95))" office:value-type="string" office:string-value="e" calcext:value-type="string">
            <text:p>e</text:p>
          </table:table-cell>
          <table:table-cell table:formula="of:=CHAR(IF(ROW( [.G26])+COLUMN([.G26])+95&gt;122;ROW( [.G26])+COLUMN([.G26])+69;ROW( [.G26])+COLUMN([.G26])+95))" office:value-type="string" office:string-value="f" calcext:value-type="string">
            <text:p>f</text:p>
          </table:table-cell>
          <table:table-cell table:formula="of:=CHAR(IF(ROW( [.H26])+COLUMN([.H26])+95&gt;122;ROW( [.H26])+COLUMN([.H26])+69;ROW( [.H26])+COLUMN([.H26])+95))" office:value-type="string" office:string-value="g" calcext:value-type="string">
            <text:p>g</text:p>
          </table:table-cell>
          <table:table-cell table:formula="of:=CHAR(IF(ROW( [.I26])+COLUMN([.I26])+95&gt;122;ROW( [.I26])+COLUMN([.I26])+69;ROW( [.I26])+COLUMN([.I26])+95))" office:value-type="string" office:string-value="h" calcext:value-type="string">
            <text:p>h</text:p>
          </table:table-cell>
          <table:table-cell table:formula="of:=CHAR(IF(ROW( [.J26])+COLUMN([.J26])+95&gt;122;ROW( [.J26])+COLUMN([.J26])+69;ROW( [.J26])+COLUMN([.J26])+95))" office:value-type="string" office:string-value="i" calcext:value-type="string">
            <text:p>i</text:p>
          </table:table-cell>
          <table:table-cell table:formula="of:=CHAR(IF(ROW( [.K26])+COLUMN([.K26])+95&gt;122;ROW( [.K26])+COLUMN([.K26])+69;ROW( [.K26])+COLUMN([.K26])+95))" office:value-type="string" office:string-value="j" calcext:value-type="string">
            <text:p>j</text:p>
          </table:table-cell>
          <table:table-cell table:formula="of:=CHAR(IF(ROW( [.L26])+COLUMN([.L26])+95&gt;122;ROW( [.L26])+COLUMN([.L26])+69;ROW( [.L26])+COLUMN([.L26])+95))" office:value-type="string" office:string-value="k" calcext:value-type="string">
            <text:p>k</text:p>
          </table:table-cell>
          <table:table-cell table:formula="of:=CHAR(IF(ROW( [.M26])+COLUMN([.M26])+95&gt;122;ROW( [.M26])+COLUMN([.M26])+69;ROW( [.M26])+COLUMN([.M26])+95))" office:value-type="string" office:string-value="l" calcext:value-type="string">
            <text:p>l</text:p>
          </table:table-cell>
          <table:table-cell table:formula="of:=CHAR(IF(ROW( [.N26])+COLUMN([.N26])+95&gt;122;ROW( [.N26])+COLUMN([.N26])+69;ROW( [.N26])+COLUMN([.N26])+95))" office:value-type="string" office:string-value="m" calcext:value-type="string">
            <text:p>m</text:p>
          </table:table-cell>
          <table:table-cell table:formula="of:=CHAR(IF(ROW( [.O26])+COLUMN([.O26])+95&gt;122;ROW( [.O26])+COLUMN([.O26])+69;ROW( [.O26])+COLUMN([.O26])+95))" office:value-type="string" office:string-value="n" calcext:value-type="string">
            <text:p>n</text:p>
          </table:table-cell>
          <table:table-cell table:formula="of:=CHAR(IF(ROW( [.P26])+COLUMN([.P26])+95&gt;122;ROW( [.P26])+COLUMN([.P26])+69;ROW( [.P26])+COLUMN([.P26])+95))" office:value-type="string" office:string-value="o" calcext:value-type="string">
            <text:p>o</text:p>
          </table:table-cell>
          <table:table-cell table:formula="of:=CHAR(IF(ROW( [.Q26])+COLUMN([.Q26])+95&gt;122;ROW( [.Q26])+COLUMN([.Q26])+69;ROW( [.Q26])+COLUMN([.Q26])+95))" office:value-type="string" office:string-value="p" calcext:value-type="string">
            <text:p>p</text:p>
          </table:table-cell>
          <table:table-cell table:formula="of:=CHAR(IF(ROW( [.R26])+COLUMN([.R26])+95&gt;122;ROW( [.R26])+COLUMN([.R26])+69;ROW( [.R26])+COLUMN([.R26])+95))" office:value-type="string" office:string-value="q" calcext:value-type="string">
            <text:p>q</text:p>
          </table:table-cell>
          <table:table-cell table:formula="of:=CHAR(IF(ROW( [.S26])+COLUMN([.S26])+95&gt;122;ROW( [.S26])+COLUMN([.S26])+69;ROW( [.S26])+COLUMN([.S26])+95))" office:value-type="string" office:string-value="r" calcext:value-type="string">
            <text:p>r</text:p>
          </table:table-cell>
          <table:table-cell table:formula="of:=CHAR(IF(ROW( [.T26])+COLUMN([.T26])+95&gt;122;ROW( [.T26])+COLUMN([.T26])+69;ROW( [.T26])+COLUMN([.T26])+95))" office:value-type="string" office:string-value="s" calcext:value-type="string">
            <text:p>s</text:p>
          </table:table-cell>
          <table:table-cell table:formula="of:=CHAR(IF(ROW( [.U26])+COLUMN([.U26])+95&gt;122;ROW( [.U26])+COLUMN([.U26])+69;ROW( [.U26])+COLUMN([.U26])+95))" office:value-type="string" office:string-value="t" calcext:value-type="string">
            <text:p>t</text:p>
          </table:table-cell>
          <table:table-cell table:formula="of:=CHAR(IF(ROW( [.V26])+COLUMN([.V26])+95&gt;122;ROW( [.V26])+COLUMN([.V26])+69;ROW( [.V26])+COLUMN([.V26])+95))" office:value-type="string" office:string-value="u" calcext:value-type="string">
            <text:p>u</text:p>
          </table:table-cell>
          <table:table-cell table:formula="of:=CHAR(IF(ROW( [.W26])+COLUMN([.W26])+95&gt;122;ROW( [.W26])+COLUMN([.W26])+69;ROW( [.W26])+COLUMN([.W26])+95))" office:value-type="string" office:string-value="v" calcext:value-type="string">
            <text:p>v</text:p>
          </table:table-cell>
          <table:table-cell table:formula="of:=CHAR(IF(ROW( [.X26])+COLUMN([.X26])+95&gt;122;ROW( [.X26])+COLUMN([.X26])+69;ROW( [.X26])+COLUMN([.X26])+95))" office:value-type="string" office:string-value="w" calcext:value-type="string">
            <text:p>w</text:p>
          </table:table-cell>
          <table:table-cell table:formula="of:=CHAR(IF(ROW( [.Y26])+COLUMN([.Y26])+95&gt;122;ROW( [.Y26])+COLUMN([.Y26])+69;ROW( [.Y26])+COLUMN([.Y26])+95))" office:value-type="string" office:string-value="x" calcext:value-type="string">
            <text:p>x</text:p>
          </table:table-cell>
          <table:table-cell table:formula="of:=CHAR(IF(ROW( [.Z26])+COLUMN([.Z26])+95&gt;122;ROW( [.Z26])+COLUMN([.Z26])+69;ROW( [.Z26])+COLUMN([.Z26])+95))" office:value-type="string" office:string-value="y" calcext:value-type="string">
            <text:p>y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07:17.853748412</meta:creation-date>
    <dc:date>2019-02-26T11:41:13.220709964</dc:date>
    <meta:editing-duration>PT1M54S</meta:editing-duration>
    <meta:editing-cycles>1</meta:editing-cycles>
    <meta:document-statistic meta:table-count="1" meta:cell-count="706" meta:object-count="0"/>
    <meta:generator>LibreOffice/6.0.7.3$Linux_X86_64 LibreOffice_project/00m0$Build-3</meta:generator>
  </office:meta>
</office:document-meta>
</file>